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4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899cm"/>
    </style:style>
    <style:style style:name="co15" style:family="table-column">
      <style:table-column-properties fo:break-before="auto" style:column-width="8.223cm"/>
    </style:style>
    <style:style style:name="co16" style:family="table-column">
      <style:table-column-properties fo:break-before="auto" style:column-width="5.519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5.427cm"/>
    </style:style>
    <style:style style:name="co20" style:family="table-column">
      <style:table-column-properties fo:break-before="auto" style:column-width="5.3cm"/>
    </style:style>
    <style:style style:name="co21" style:family="table-column">
      <style:table-column-properties fo:break-before="auto" style:column-width="2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96-start-paper-01-active</text:p>
          </table:table-cell>
          <table:table-cell office:value-type="float" office:value="70.684" calcext:value-type="float">
            <text:p>70.684</text:p>
          </table:table-cell>
          <table:table-cell office:value-type="float" office:value="11.14" calcext:value-type="float">
            <text:p>11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7-01T12:06:52Z</text:p>
          </table:table-cell>
          <table:table-cell office:value-type="string" calcext:value-type="string">
            <text:p>2022-07-01T12:07:15Z</text:p>
          </table:table-cell>
          <table:table-cell office:value-type="string" calcext:value-type="string">
            <text:p>2022-07-01T12:08:43Z</text:p>
          </table:table-cell>
          <table:table-cell office:value-type="string" calcext:value-type="string">
            <text:p>SUCCEEDED</text:p>
          </table:table-cell>
          <table:table-cell office:value-type="float" office:value="1943209" calcext:value-type="float">
            <text:p>1943209</text:p>
          </table:table-cell>
          <table:table-cell office:value-type="float" office:value="225986" calcext:value-type="float">
            <text:p>225986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100-no-active</text:p>
          </table:table-cell>
          <table:table-cell office:value-type="float" office:value="982.461" calcext:value-type="float">
            <text:p>982.461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7-01T12:06:33Z</text:p>
          </table:table-cell>
          <table:table-cell office:value-type="string" calcext:value-type="string">
            <text:p>2022-07-01T13:21:26Z</text:p>
          </table:table-cell>
          <table:table-cell office:value-type="string" calcext:value-type="string">
            <text:p>2022-07-01T13:44:18Z</text:p>
          </table:table-cell>
          <table:table-cell office:value-type="string" calcext:value-type="string">
            <text:p>SUCCEEDED</text:p>
          </table:table-cell>
          <table:table-cell office:value-type="float" office:value="1943207" calcext:value-type="float">
            <text:p>1943207</text:p>
          </table:table-cell>
          <table:table-cell office:value-type="float" office:value="233102" calcext:value-type="float">
            <text:p>233102</text:p>
          </table:table-cell>
          <table:table-cell office:value-type="float" office:value="24.967" calcext:value-type="float">
            <text:p>24.967</text:p>
          </table:table-cell>
        </table:table-row>
        <table:table-row table:style-name="ro1">
          <table:table-cell office:value-type="string" calcext:value-type="string">
            <text:p>u-ch427-n96-start-paper-100-io</text:p>
          </table:table-cell>
          <table:table-cell office:value-type="float" office:value="229.324" calcext:value-type="float">
            <text:p>229.324</text:p>
          </table:table-cell>
          <table:table-cell office:value-type="float" office:value="110.51" calcext:value-type="float">
            <text:p>110.5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2022-07-02T18:08:24Z</text:p>
          </table:table-cell>
          <table:table-cell office:value-type="string" calcext:value-type="string">
            <text:p>2022-07-02T18:09:06Z</text:p>
          </table:table-cell>
          <table:table-cell office:value-type="string" calcext:value-type="string">
            <text:p>2022-07-02T18:17:53Z</text:p>
          </table:table-cell>
          <table:table-cell office:value-type="string" calcext:value-type="string">
            <text:p>SUCCEEDED</text:p>
          </table:table-cell>
          <table:table-cell office:value-type="float" office:value="1948362" calcext:value-type="float">
            <text:p>1948362</text:p>
          </table:table-cell>
          <table:table-cell office:value-type="float" office:value="174466" calcext:value-type="float">
            <text:p>174466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string" calcext:value-type="string">
            <text:p>u-ch427-n96-start-paper-100-no-io</text:p>
          </table:table-cell>
          <table:table-cell office:value-type="float" office:value="110.322" calcext:value-type="float">
            <text:p>110.322</text:p>
          </table:table-cell>
          <table:table-cell office:value-type="float" office:value="25.14" calcext:value-type="float">
            <text:p>25.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9T04:29:12Z</text:p>
          </table:table-cell>
          <table:table-cell office:value-type="string" calcext:value-type="string">
            <text:p>2022-07-01T01:55:46Z</text:p>
          </table:table-cell>
          <table:table-cell office:value-type="string" calcext:value-type="string">
            <text:p>2022-07-01T02:04:19Z</text:p>
          </table:table-cell>
          <table:table-cell office:value-type="string" calcext:value-type="string">
            <text:p>SUCCEEDED</text:p>
          </table:table-cell>
          <table:table-cell office:value-type="float" office:value="1931850" calcext:value-type="float">
            <text:p>1931850</text:p>
          </table:table-cell>
          <table:table-cell office:value-type="float" office:value="50253" calcext:value-type="float">
            <text:p>50253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100-active</text:p>
          </table:table-cell>
          <table:table-cell office:value-type="float" office:value="1798.546" calcext:value-type="float">
            <text:p>1798.546</text:p>
          </table:table-cell>
          <table:table-cell office:value-type="float" office:value="89.56" calcext:value-type="float">
            <text:p>89.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7-01T23:43:08Z</text:p>
          </table:table-cell>
          <table:table-cell office:value-type="string" calcext:value-type="string">
            <text:p>2022-07-02T06:39:50Z</text:p>
          </table:table-cell>
          <table:table-cell office:value-type="string" calcext:value-type="string">
            <text:p>2022-07-02T07:17:43Z</text:p>
          </table:table-cell>
          <table:table-cell office:value-type="string" calcext:value-type="string">
            <text:p>SUCCEEDED</text:p>
          </table:table-cell>
          <table:table-cell office:value-type="float" office:value="1945503" calcext:value-type="float">
            <text:p>1945503</text:p>
          </table:table-cell>
          <table:table-cell office:value-type="float" office:value="12054" calcext:value-type="float">
            <text:p>12054</text:p>
          </table:table-cell>
          <table:table-cell office:value-type="float" office:value="83.998" calcext:value-type="float">
            <text:p>83.998</text:p>
          </table:table-cell>
        </table:table-row>
        <table:table-row table:style-name="ro1">
          <table:table-cell office:value-type="string" calcext:value-type="string">
            <text:p>u-ch427-n96-start-paper-ms-x0-prec-100-active-all</text:p>
          </table:table-cell>
          <table:table-cell office:value-type="float" office:value="1774.21" calcext:value-type="float">
            <text:p>1774.21</text:p>
          </table:table-cell>
          <table:table-cell office:value-type="float" office:value="94.68" calcext:value-type="float">
            <text:p>94.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7-02T21:39:57Z</text:p>
          </table:table-cell>
          <table:table-cell office:value-type="string" calcext:value-type="string">
            <text:p>2022-07-03T03:08:13Z</text:p>
          </table:table-cell>
          <table:table-cell office:value-type="string" calcext:value-type="string">
            <text:p>2022-07-03T03:45:30Z</text:p>
          </table:table-cell>
          <table:table-cell office:value-type="string" calcext:value-type="string">
            <text:p>SUCCEEDED</text:p>
          </table:table-cell>
          <table:table-cell office:value-type="float" office:value="1949684" calcext:value-type="float">
            <text:p>1949684</text:p>
          </table:table-cell>
          <table:table-cell office:value-type="float" office:value="26569" calcext:value-type="float">
            <text:p>26569</text:p>
          </table:table-cell>
          <table:table-cell office:value-type="float" office:value="84.284" calcext:value-type="float">
            <text:p>84.284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  <table:table-cell office:value-type="float" office:value="18.878" calcext:value-type="float">
            <text:p>18.878</text:p>
          </table:table-cell>
        </table:table-row>
        <table:table-row table:style-name="ro1">
          <table:table-cell office:value-type="string" calcext:value-type="string">
            <text:p>u-ch427-n96-start-paper-97-2</text:p>
          </table:table-cell>
          <table:table-cell office:value-type="float" office:value="627.981" calcext:value-type="float">
            <text:p>627.981</text:p>
          </table:table-cell>
          <table:table-cell office:value-type="float" office:value="96.52" calcext:value-type="float">
            <text:p>96.5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7-02T22:09:19Z</text:p>
          </table:table-cell>
          <table:table-cell office:value-type="string" calcext:value-type="string">
            <text:p>2022-07-03T03:44:50Z</text:p>
          </table:table-cell>
          <table:table-cell office:value-type="string" calcext:value-type="string">
            <text:p>2022-07-03T04:02:55Z</text:p>
          </table:table-cell>
          <table:table-cell office:value-type="string" calcext:value-type="string">
            <text:p>SUCCEEDED</text:p>
          </table:table-cell>
          <table:table-cell office:value-type="float" office:value="1949804" calcext:value-type="float">
            <text:p>1949804</text:p>
          </table:table-cell>
          <table:table-cell office:value-type="float" office:value="77298" calcext:value-type="float">
            <text:p>77298</text:p>
          </table:table-cell>
          <table:table-cell office:value-type="float" office:value="18.598" calcext:value-type="float">
            <text:p>18.598</text:p>
          </table:table-cell>
        </table:table-row>
        <table:table-row table:style-name="ro1">
          <table:table-cell office:value-type="string" calcext:value-type="string">
            <text:p>u-ch427-n96-start-paper-97-io</text:p>
          </table:table-cell>
          <table:table-cell office:value-type="float" office:value="615.538" calcext:value-type="float">
            <text:p>615.538</text:p>
          </table:table-cell>
          <table:table-cell office:value-type="float" office:value="89.65" calcext:value-type="float">
            <text:p>89.6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28T21:27:31Z</text:p>
          </table:table-cell>
          <table:table-cell office:value-type="string" calcext:value-type="string">
            <text:p>2022-06-29T05:02:53Z</text:p>
          </table:table-cell>
          <table:table-cell office:value-type="string" calcext:value-type="string">
            <text:p>2022-06-29T05:20:47Z</text:p>
          </table:table-cell>
          <table:table-cell office:value-type="string" calcext:value-type="string">
            <text:p>SUCCEEDED</text:p>
          </table:table-cell>
          <table:table-cell office:value-type="float" office:value="1930768" calcext:value-type="float">
            <text:p>1930768</text:p>
          </table:table-cell>
          <table:table-cell office:value-type="float" office:value="142663" calcext:value-type="float">
            <text:p>142663</text:p>
          </table:table-cell>
          <table:table-cell office:value-type="float" office:value="19.636" calcext:value-type="float">
            <text:p>19.636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>
          <table:table-cell office:value-type="string" calcext:value-type="string">
            <text:p>u-ch427-n96-start-paper-98-2</text:p>
          </table:table-cell>
          <table:table-cell office:value-type="float" office:value="900.977" calcext:value-type="float">
            <text:p>900.977</text:p>
          </table:table-cell>
          <table:table-cell office:value-type="float" office:value="91.74" calcext:value-type="float">
            <text:p>91.7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7-03T12:54:57Z</text:p>
          </table:table-cell>
          <table:table-cell office:value-type="string" calcext:value-type="string">
            <text:p>2022-07-03T12:55:26Z</text:p>
          </table:table-cell>
          <table:table-cell office:value-type="string" calcext:value-type="string">
            <text:p>2022-07-03T13:17:13Z</text:p>
          </table:table-cell>
          <table:table-cell office:value-type="string" calcext:value-type="string">
            <text:p>SUCCEEDED</text:p>
          </table:table-cell>
          <table:table-cell office:value-type="float" office:value="1952295" calcext:value-type="float">
            <text:p>1952295</text:p>
          </table:table-cell>
          <table:table-cell office:value-type="float" office:value="176998" calcext:value-type="float">
            <text:p>176998</text:p>
          </table:table-cell>
          <table:table-cell office:value-type="float" office:value="19.419" calcext:value-type="float">
            <text:p>19.419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642.506" calcext:value-type="float">
            <text:p>642.506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8T21:17:03Z</text:p>
          </table:table-cell>
          <table:table-cell office:value-type="string" calcext:value-type="string">
            <text:p>2022-06-19T12:38:40Z</text:p>
          </table:table-cell>
          <table:table-cell office:value-type="string" calcext:value-type="string">
            <text:p>2022-06-19T12:57:16Z</text:p>
          </table:table-cell>
          <table:table-cell office:value-type="string" calcext:value-type="string">
            <text:p>SUCCEEDED</text:p>
          </table:table-cell>
          <table:table-cell office:value-type="float" office:value="1866121" calcext:value-type="float">
            <text:p>1866121</text:p>
          </table:table-cell>
          <table:table-cell office:value-type="float" office:value="169444" calcext:value-type="float">
            <text:p>169444</text:p>
          </table:table-cell>
          <table:table-cell office:value-type="float" office:value="19.378" calcext:value-type="float">
            <text:p>19.378</text:p>
          </table:table-cell>
        </table:table-row>
        <table:table-row table:style-name="ro1">
          <table:table-cell office:value-type="string" calcext:value-type="string">
            <text:p>u-ch427-n96-start-paper-x0-97-2</text:p>
          </table:table-cell>
          <table:table-cell office:value-type="float" office:value="627.206" calcext:value-type="float">
            <text:p>627.206</text:p>
          </table:table-cell>
          <table:table-cell office:value-type="float" office:value="94.18" calcext:value-type="float">
            <text:p>94.1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7-02T22:09:37Z</text:p>
          </table:table-cell>
          <table:table-cell office:value-type="string" calcext:value-type="string">
            <text:p>2022-07-03T03:45:55Z</text:p>
          </table:table-cell>
          <table:table-cell office:value-type="string" calcext:value-type="string">
            <text:p>2022-07-03T04:04:19Z</text:p>
          </table:table-cell>
          <table:table-cell office:value-type="string" calcext:value-type="string">
            <text:p>SUCCEEDED</text:p>
          </table:table-cell>
          <table:table-cell office:value-type="float" office:value="1949806" calcext:value-type="float">
            <text:p>1949806</text:p>
          </table:table-cell>
          <table:table-cell office:value-type="float" office:value="55618" calcext:value-type="float">
            <text:p>55618</text:p>
          </table:table-cell>
          <table:table-cell office:value-type="float" office:value="18.726" calcext:value-type="float">
            <text:p>18.726</text:p>
          </table:table-cell>
        </table:table-row>
        <table:table-row table:style-name="ro1">
          <table:table-cell office:value-type="string" calcext:value-type="string">
            <text:p>u-ch427-n96-start-paper-x0-97-io</text:p>
          </table:table-cell>
          <table:table-cell office:value-type="float" office:value="619.274" calcext:value-type="float">
            <text:p>619.274</text:p>
          </table:table-cell>
          <table:table-cell office:value-type="float" office:value="89.85" calcext:value-type="float">
            <text:p>89.8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28T21:28:05Z</text:p>
          </table:table-cell>
          <table:table-cell office:value-type="string" calcext:value-type="string">
            <text:p>2022-06-29T05:25:56Z</text:p>
          </table:table-cell>
          <table:table-cell office:value-type="string" calcext:value-type="string">
            <text:p>2022-06-29T05:43:42Z</text:p>
          </table:table-cell>
          <table:table-cell office:value-type="string" calcext:value-type="string">
            <text:p>SUCCEEDED</text:p>
          </table:table-cell>
          <table:table-cell office:value-type="float" office:value="1930769" calcext:value-type="float">
            <text:p>1930769</text:p>
          </table:table-cell>
          <table:table-cell office:value-type="float" office:value="238133" calcext:value-type="float">
            <text:p>238133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942.621" calcext:value-type="float">
            <text:p>942.621</text:p>
          </table:table-cell>
          <table:table-cell office:value-type="float" office:value="87.2" calcext:value-type="float">
            <text:p>87.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8T21:14:01Z</text:p>
          </table:table-cell>
          <table:table-cell office:value-type="string" calcext:value-type="string">
            <text:p>2022-06-19T11:34:34Z</text:p>
          </table:table-cell>
          <table:table-cell office:value-type="string" calcext:value-type="string">
            <text:p>2022-06-19T11:57:50Z</text:p>
          </table:table-cell>
          <table:table-cell office:value-type="string" calcext:value-type="string">
            <text:p>SUCCEEDED</text:p>
          </table:table-cell>
          <table:table-cell office:value-type="float" office:value="1866088" calcext:value-type="float">
            <text:p>1866088</text:p>
          </table:table-cell>
          <table:table-cell office:value-type="float" office:value="117951" calcext:value-type="float">
            <text:p>117951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u-ch427-n96-start-paper-x0-98-2</text:p>
          </table:table-cell>
          <table:table-cell office:value-type="float" office:value="924.563" calcext:value-type="float">
            <text:p>924.563</text:p>
          </table:table-cell>
          <table:table-cell office:value-type="float" office:value="93.89" calcext:value-type="float">
            <text:p>93.8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7-02T22:10:27Z</text:p>
          </table:table-cell>
          <table:table-cell office:value-type="string" calcext:value-type="string">
            <text:p>2022-07-03T04:42:36Z</text:p>
          </table:table-cell>
          <table:table-cell office:value-type="string" calcext:value-type="string">
            <text:p>2022-07-03T05:05:25Z</text:p>
          </table:table-cell>
          <table:table-cell office:value-type="string" calcext:value-type="string">
            <text:p>SUCCEEDED</text:p>
          </table:table-cell>
          <table:table-cell office:value-type="float" office:value="1949808" calcext:value-type="float">
            <text:p>1949808</text:p>
          </table:table-cell>
          <table:table-cell office:value-type="float" office:value="100259" calcext:value-type="float">
            <text:p>100259</text:p>
          </table:table-cell>
          <table:table-cell office:value-type="float" office:value="30.258" calcext:value-type="float">
            <text:p>30.258</text:p>
          </table:table-cell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967.407" calcext:value-type="float">
            <text:p>967.407</text:p>
          </table:table-cell>
          <table:table-cell office:value-type="float" office:value="89.63" calcext:value-type="float">
            <text:p>89.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8T21:15:37Z</text:p>
          </table:table-cell>
          <table:table-cell office:value-type="string" calcext:value-type="string">
            <text:p>2022-06-19T11:10:33Z</text:p>
          </table:table-cell>
          <table:table-cell office:value-type="string" calcext:value-type="string">
            <text:p>2022-06-19T11:34:06Z</text:p>
          </table:table-cell>
          <table:table-cell office:value-type="string" calcext:value-type="string">
            <text:p>SUCCEEDED</text:p>
          </table:table-cell>
          <table:table-cell office:value-type="float" office:value="1866110" calcext:value-type="float">
            <text:p>1866110</text:p>
          </table:table-cell>
          <table:table-cell office:value-type="float" office:value="90372" calcext:value-type="float">
            <text:p>90372</text:p>
          </table:table-cell>
          <table:table-cell office:value-type="float" office:value="17.599" calcext:value-type="float">
            <text:p>17.599</text:p>
          </table:table-cell>
        </table:table-row>
      </table:table>
      <table:table table:name="Ens0" table:style-name="ta1">
        <table:table-column table:style-name="co14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1.484" calcext:value-type="float">
            <text:p>61.484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3T03:12:07Z</text:p>
          </table:table-cell>
          <table:table-cell office:value-type="string" calcext:value-type="string">
            <text:p>2022-06-23T03:12:35Z</text:p>
          </table:table-cell>
          <table:table-cell office:value-type="string" calcext:value-type="string">
            <text:p>2022-06-23T03:13:49Z</text:p>
          </table:table-cell>
          <table:table-cell office:value-type="string" calcext:value-type="string">
            <text:p>SUCCEEDED</text:p>
          </table:table-cell>
          <table:table-cell office:value-type="float" office:value="1898046" calcext:value-type="float">
            <text:p>1898046</text:p>
          </table:table-cell>
          <table:table-cell office:value-type="float" office:value="23224" calcext:value-type="float">
            <text:p>2322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ms-00</text:p>
          </table:table-cell>
          <table:table-cell office:value-type="float" office:value="64.538" calcext:value-type="float">
            <text:p>64.538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7-02T21:42:24Z</text:p>
          </table:table-cell>
          <table:table-cell office:value-type="string" calcext:value-type="string">
            <text:p>2022-07-02T21:43:04Z</text:p>
          </table:table-cell>
          <table:table-cell office:value-type="string" calcext:value-type="string">
            <text:p>2022-07-02T21:44:21Z</text:p>
          </table:table-cell>
          <table:table-cell office:value-type="string" calcext:value-type="string">
            <text:p>SUCCEEDED</text:p>
          </table:table-cell>
          <table:table-cell office:value-type="float" office:value="1949697" calcext:value-type="float">
            <text:p>1949697</text:p>
          </table:table-cell>
          <table:table-cell office:value-type="float" office:value="25154" calcext:value-type="float">
            <text:p>2515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60.481" calcext:value-type="float">
            <text:p>60.481</text:p>
          </table:table-cell>
          <table:table-cell office:value-type="float" office:value="10.39" calcext:value-type="float">
            <text:p>10.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4T22:25:38Z</text:p>
          </table:table-cell>
          <table:table-cell office:value-type="string" calcext:value-type="string">
            <text:p>2022-06-24T22:26:34Z</text:p>
          </table:table-cell>
          <table:table-cell office:value-type="string" calcext:value-type="string">
            <text:p>2022-06-24T22:27:46Z</text:p>
          </table:table-cell>
          <table:table-cell office:value-type="string" calcext:value-type="string">
            <text:p>SUCCEEDED</text:p>
          </table:table-cell>
          <table:table-cell office:value-type="float" office:value="1909887" calcext:value-type="float">
            <text:p>1909887</text:p>
          </table:table-cell>
          <table:table-cell office:value-type="float" office:value="143726" calcext:value-type="float">
            <text:p>14372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prec-00</text:p>
          </table:table-cell>
          <table:table-cell office:value-type="float" office:value="59.533" calcext:value-type="float">
            <text:p>59.533</text:p>
          </table:table-cell>
          <table:table-cell office:value-type="float" office:value="10.57" calcext:value-type="float">
            <text:p>10.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6T22:23:36Z</text:p>
          </table:table-cell>
          <table:table-cell office:value-type="string" calcext:value-type="string">
            <text:p>2022-06-26T22:34:35Z</text:p>
          </table:table-cell>
          <table:table-cell office:value-type="string" calcext:value-type="string">
            <text:p>2022-06-26T22:35:47Z</text:p>
          </table:table-cell>
          <table:table-cell office:value-type="string" calcext:value-type="string">
            <text:p>SUCCEEDED</text:p>
          </table:table-cell>
          <table:table-cell office:value-type="float" office:value="1918499" calcext:value-type="float">
            <text:p>1918499</text:p>
          </table:table-cell>
          <table:table-cell office:value-type="float" office:value="224470" calcext:value-type="float">
            <text:p>224470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x0-prec-00</text:p>
          </table:table-cell>
          <table:table-cell office:value-type="float" office:value="58.363" calcext:value-type="float">
            <text:p>58.363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6T22:21:45Z</text:p>
          </table:table-cell>
          <table:table-cell office:value-type="string" calcext:value-type="string">
            <text:p>2022-06-26T22:22:14Z</text:p>
          </table:table-cell>
          <table:table-cell office:value-type="string" calcext:value-type="string">
            <text:p>2022-06-26T22:23:25Z</text:p>
          </table:table-cell>
          <table:table-cell office:value-type="string" calcext:value-type="string">
            <text:p>SUCCEEDED</text:p>
          </table:table-cell>
          <table:table-cell office:value-type="float" office:value="1918452" calcext:value-type="float">
            <text:p>1918452</text:p>
          </table:table-cell>
          <table:table-cell office:value-type="float" office:value="43961" calcext:value-type="float">
            <text:p>43961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ms-00</text:p>
          </table:table-cell>
          <table:table-cell office:value-type="float" office:value="129.285" calcext:value-type="float">
            <text:p>129.285</text:p>
          </table:table-cell>
          <table:table-cell office:value-type="float" office:value="40.24" calcext:value-type="float">
            <text:p>40.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6T22:22:00Z</text:p>
          </table:table-cell>
          <table:table-cell office:value-type="string" calcext:value-type="string">
            <text:p>2022-06-26T22:39:49Z</text:p>
          </table:table-cell>
          <table:table-cell office:value-type="string" calcext:value-type="string">
            <text:p>2022-06-26T22:42:16Z</text:p>
          </table:table-cell>
          <table:table-cell office:value-type="string" calcext:value-type="string">
            <text:p>SUCCEEDED</text:p>
          </table:table-cell>
          <table:table-cell office:value-type="float" office:value="1918454" calcext:value-type="float">
            <text:p>1918454</text:p>
          </table:table-cell>
          <table:table-cell office:value-type="float" office:value="240077" calcext:value-type="float">
            <text:p>240077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128.37" calcext:value-type="float">
            <text:p>128.37</text:p>
          </table:table-cell>
          <table:table-cell office:value-type="float" office:value="40.56" calcext:value-type="float">
            <text:p>40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49Z</text:p>
          </table:table-cell>
          <table:table-cell office:value-type="string" calcext:value-type="string">
            <text:p>2022-06-25T05:34:09Z</text:p>
          </table:table-cell>
          <table:table-cell office:value-type="string" calcext:value-type="string">
            <text:p>2022-06-25T05:36:31Z</text:p>
          </table:table-cell>
          <table:table-cell office:value-type="string" calcext:value-type="string">
            <text:p>SUCCEEDED</text:p>
          </table:table-cell>
          <table:table-cell office:value-type="float" office:value="1911203" calcext:value-type="float">
            <text:p>1911203</text:p>
          </table:table-cell>
          <table:table-cell office:value-type="float" office:value="20290" calcext:value-type="float">
            <text:p>2029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27.404" calcext:value-type="float">
            <text:p>127.404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2:58Z</text:p>
          </table:table-cell>
          <table:table-cell office:value-type="string" calcext:value-type="string">
            <text:p>2022-06-23T13:04:24Z</text:p>
          </table:table-cell>
          <table:table-cell office:value-type="string" calcext:value-type="string">
            <text:p>2022-06-23T13:06:49Z</text:p>
          </table:table-cell>
          <table:table-cell office:value-type="string" calcext:value-type="string">
            <text:p>SUCCEEDED</text:p>
          </table:table-cell>
          <table:table-cell office:value-type="float" office:value="1900933" calcext:value-type="float">
            <text:p>1900933</text:p>
          </table:table-cell>
          <table:table-cell office:value-type="float" office:value="216948" calcext:value-type="float">
            <text:p>216948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u-ch427-n216-start-paper-prec-00</text:p>
          </table:table-cell>
          <table:table-cell office:value-type="float" office:value="128.966" calcext:value-type="float">
            <text:p>128.966</text:p>
          </table:table-cell>
          <table:table-cell office:value-type="float" office:value="40.24" calcext:value-type="float">
            <text:p>40.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6T22:23:02Z</text:p>
          </table:table-cell>
          <table:table-cell office:value-type="string" calcext:value-type="string">
            <text:p>2022-06-26T22:51:54Z</text:p>
          </table:table-cell>
          <table:table-cell office:value-type="string" calcext:value-type="string">
            <text:p>2022-06-26T22:54:17Z</text:p>
          </table:table-cell>
          <table:table-cell office:value-type="string" calcext:value-type="string">
            <text:p>SUCCEEDED</text:p>
          </table:table-cell>
          <table:table-cell office:value-type="float" office:value="1918458" calcext:value-type="float">
            <text:p>1918458</text:p>
          </table:table-cell>
          <table:table-cell office:value-type="float" office:value="8993" calcext:value-type="float">
            <text:p>899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x0-prec-00</text:p>
          </table:table-cell>
          <table:table-cell office:value-type="float" office:value="128.738" calcext:value-type="float">
            <text:p>128.738</text:p>
          </table:table-cell>
          <table:table-cell office:value-type="float" office:value="40.13" calcext:value-type="float">
            <text:p>40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6T22:24:06Z</text:p>
          </table:table-cell>
          <table:table-cell office:value-type="string" calcext:value-type="string">
            <text:p>2022-06-26T23:29:55Z</text:p>
          </table:table-cell>
          <table:table-cell office:value-type="string" calcext:value-type="string">
            <text:p>2022-06-26T23:32:18Z</text:p>
          </table:table-cell>
          <table:table-cell office:value-type="string" calcext:value-type="string">
            <text:p>SUCCEEDED</text:p>
          </table:table-cell>
          <table:table-cell office:value-type="float" office:value="1918504" calcext:value-type="float">
            <text:p>1918504</text:p>
          </table:table-cell>
          <table:table-cell office:value-type="float" office:value="74087" calcext:value-type="float">
            <text:p>74087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712.764" calcext:value-type="float">
            <text:p>4712.764</text:p>
          </table:table-cell>
          <table:table-cell office:value-type="float" office:value="90.11" calcext:value-type="float">
            <text:p>90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6T22:19:54Z</text:p>
          </table:table-cell>
          <table:table-cell office:value-type="string" calcext:value-type="string">
            <text:p>2022-06-27T01:35:57Z</text:p>
          </table:table-cell>
          <table:table-cell office:value-type="string" calcext:value-type="string">
            <text:p>2022-06-27T02:54:49Z</text:p>
          </table:table-cell>
          <table:table-cell office:value-type="string" calcext:value-type="string">
            <text:p>SUCCEEDED</text:p>
          </table:table-cell>
          <table:table-cell office:value-type="float" office:value="1918451" calcext:value-type="float">
            <text:p>1918451</text:p>
          </table:table-cell>
          <table:table-cell office:value-type="float" office:value="125303" calcext:value-type="float">
            <text:p>125303</text:p>
          </table:table-cell>
          <table:table-cell office:value-type="float" office:value="31.626" calcext:value-type="float">
            <text:p>31.626</text:p>
          </table:table-cell>
        </table:table-row>
        <table:table-row table:style-name="ro1">
          <table:table-cell office:value-type="string" calcext:value-type="string">
            <text:p>u-ch427-n512-start-paper-ms-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4572.771" calcext:value-type="float">
            <text:p>4572.771</text:p>
          </table:table-cell>
          <table:table-cell office:value-type="float" office:value="90.8" calcext:value-type="float">
            <text:p>90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4T22:57:31Z</text:p>
          </table:table-cell>
          <table:table-cell office:value-type="string" calcext:value-type="string">
            <text:p>2022-06-24T23:02:14Z</text:p>
          </table:table-cell>
          <table:table-cell office:value-type="string" calcext:value-type="string">
            <text:p>2022-06-25T00:18:47Z</text:p>
          </table:table-cell>
          <table:table-cell office:value-type="string" calcext:value-type="string">
            <text:p>SUCCEEDED</text:p>
          </table:table-cell>
          <table:table-cell office:value-type="float" office:value="1910019" calcext:value-type="float">
            <text:p>1910019</text:p>
          </table:table-cell>
          <table:table-cell office:value-type="float" office:value="163668" calcext:value-type="float">
            <text:p>163668</text:p>
          </table:table-cell>
          <table:table-cell office:value-type="float" office:value="31.004" calcext:value-type="float">
            <text:p>31.004</text:p>
          </table:table-cell>
        </table:table-row>
        <table:table-row table:style-name="ro1">
          <table:table-cell office:value-type="string" calcext:value-type="string">
            <text:p>u-ch427-n512-start-paper-prec-00</text:p>
          </table:table-cell>
          <table:table-cell office:value-type="float" office:value="4705.731" calcext:value-type="float">
            <text:p>4705.731</text:p>
          </table:table-cell>
          <table:table-cell office:value-type="float" office:value="91.92" calcext:value-type="float">
            <text:p>91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6T22:26:13Z</text:p>
          </table:table-cell>
          <table:table-cell office:value-type="string" calcext:value-type="string">
            <text:p>2022-06-27T01:40:43Z</text:p>
          </table:table-cell>
          <table:table-cell office:value-type="string" calcext:value-type="string">
            <text:p>2022-06-27T02:59:31Z</text:p>
          </table:table-cell>
          <table:table-cell office:value-type="string" calcext:value-type="string">
            <text:p>SUCCEEDED</text:p>
          </table:table-cell>
          <table:table-cell office:value-type="float" office:value="1918579" calcext:value-type="float">
            <text:p>1918579</text:p>
          </table:table-cell>
          <table:table-cell office:value-type="float" office:value="243659" calcext:value-type="float">
            <text:p>243659</text:p>
          </table:table-cell>
          <table:table-cell office:value-type="float" office:value="32.049" calcext:value-type="float">
            <text:p>32.049</text:p>
          </table:table-cell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645.398" calcext:value-type="float">
            <text:p>4645.398</text:p>
          </table:table-cell>
          <table:table-cell office:value-type="float" office:value="91.71" calcext:value-type="float">
            <text:p>91.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7-02T21:38:58Z</text:p>
          </table:table-cell>
          <table:table-cell office:value-type="string" calcext:value-type="string">
            <text:p>2022-07-03T02:13:57Z</text:p>
          </table:table-cell>
          <table:table-cell office:value-type="string" calcext:value-type="string">
            <text:p>2022-07-03T03:31:48Z</text:p>
          </table:table-cell>
          <table:table-cell office:value-type="string" calcext:value-type="string">
            <text:p>SUCCEEDED</text:p>
          </table:table-cell>
          <table:table-cell office:value-type="float" office:value="1949682" calcext:value-type="float">
            <text:p>1949682</text:p>
          </table:table-cell>
          <table:table-cell office:value-type="float" office:value="89013" calcext:value-type="float">
            <text:p>89013</text:p>
          </table:table-cell>
          <table:table-cell office:value-type="float" office:value="31.595" calcext:value-type="float">
            <text:p>31.595</text:p>
          </table:table-cell>
        </table:table-row>
        <table:table-row table:style-name="ro1">
          <table:table-cell office:value-type="string" calcext:value-type="string">
            <text:p>u-ch427-n512-start-paper-x0-prec-00</text:p>
          </table:table-cell>
          <table:table-cell office:value-type="float" office:value="4496.882" calcext:value-type="float">
            <text:p>4496.882</text:p>
          </table:table-cell>
          <table:table-cell office:value-type="float" office:value="92.24" calcext:value-type="float">
            <text:p>92.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6T23:38:16Z</text:p>
          </table:table-cell>
          <table:table-cell office:value-type="string" calcext:value-type="string">
            <text:p>2022-06-27T02:31:58Z</text:p>
          </table:table-cell>
          <table:table-cell office:value-type="string" calcext:value-type="string">
            <text:p>2022-06-27T03:47:16Z</text:p>
          </table:table-cell>
          <table:table-cell office:value-type="string" calcext:value-type="string">
            <text:p>SUCCEEDED</text:p>
          </table:table-cell>
          <table:table-cell office:value-type="float" office:value="1918846" calcext:value-type="float">
            <text:p>1918846</text:p>
          </table:table-cell>
          <table:table-cell office:value-type="float" office:value="35711" calcext:value-type="float">
            <text:p>35711</text:p>
          </table:table-cell>
          <table:table-cell office:value-type="float" office:value="29.981" calcext:value-type="float">
            <text:p>29.98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Ens0.F43" table:end-x="0.072cm" table:end-y="0.421cm" draw:z-index="0" draw:style-name="gr1" draw:text-style-name="P1" svg:width="16cm" svg:height="8.998cm" svg:x="0.001cm" svg:y="0.003cm">
              <draw:object draw:notify-on-update-of-ranges="Ens0.A3:Ens0.A8 Ens0.B3:Ens0.B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N96</text:p>
          </table:table-cell>
          <table:table-cell office:value-type="string" calcext:value-type="string">
            <text:p>N216</text:p>
          </table:table-cell>
          <table:table-cell office:value-type="string" calcext:value-type="string">
            <text:p>N51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-ch427-start-paper-00</text:p>
          </table:table-cell>
          <table:table-cell office:value-type="float" office:value="61.484" calcext:value-type="float">
            <text:p>61.484</text:p>
          </table:table-cell>
          <table:table-cell office:value-type="float" office:value="129.285" calcext:value-type="float">
            <text:p>129.285</text:p>
          </table:table-cell>
          <table:table-cell office:value-type="float" office:value="4712.764" calcext:value-type="float">
            <text:p>4712.76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-ch427-start-paper-ms-00</text:p>
          </table:table-cell>
          <table:table-cell office:value-type="float" office:value="64.538" calcext:value-type="float">
            <text:p>64.538</text:p>
          </table:table-cell>
          <table:table-cell office:value-type="float" office:value="128.37" calcext:value-type="float">
            <text:p>128.3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u-ch427-start-paper-ms-x0-prec-00</text:p>
          </table:table-cell>
          <table:table-cell office:value-type="float" office:value="60.481" calcext:value-type="float">
            <text:p>60.481</text:p>
          </table:table-cell>
          <table:table-cell office:value-type="float" office:value="127.404" calcext:value-type="float">
            <text:p>127.404</text:p>
          </table:table-cell>
          <table:table-cell office:value-type="float" office:value="4572.771" calcext:value-type="float">
            <text:p>4572.77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-ch427-start-paper-prec-00</text:p>
          </table:table-cell>
          <table:table-cell office:value-type="float" office:value="59.533" calcext:value-type="float">
            <text:p>59.533</text:p>
          </table:table-cell>
          <table:table-cell office:value-type="float" office:value="128.966" calcext:value-type="float">
            <text:p>128.966</text:p>
          </table:table-cell>
          <table:table-cell office:value-type="float" office:value="4705.731" calcext:value-type="float">
            <text:p>4705.73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-ch427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645.398" calcext:value-type="float">
            <text:p>4645.39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-ch427-start-paper-x0-prec-00</text:p>
          </table:table-cell>
          <table:table-cell office:value-type="float" office:value="58.363" calcext:value-type="float">
            <text:p>58.363</text:p>
          </table:table-cell>
          <table:table-cell office:value-type="float" office:value="128.738" calcext:value-type="float">
            <text:p>128.738</text:p>
          </table:table-cell>
          <table:table-cell office:value-type="float" office:value="4496.882" calcext:value-type="float">
            <text:p>4496.88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Ens0.N53" table:end-x="0.198cm" table:end-y="0.422cm" draw:z-index="1" draw:style-name="gr1" draw:text-style-name="P1" svg:width="15.999cm" svg:height="8.999cm" svg:x="0.003cm" svg:y="0.002cm">
              <draw:object draw:notify-on-update-of-ranges="Ens0.H27:Ens0.H32 Ens0.I26:Ens0.I26 Ens0.I27:Ens0.I32 Ens0.J26:Ens0.J26 Ens0.J27:Ens0.J32 Ens0.K26:Ens0.K26 Ens0.K27:Ens0.K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>
            <draw:frame table:end-cell-address="Ens0.F64" table:end-x="0.071cm" table:end-y="0.422cm" draw:z-index="2" draw:style-name="gr1" draw:text-style-name="P1" svg:width="15.999cm" svg:height="8.999cm" svg:x="0.001cm" svg:y="0.003cm">
              <draw:object draw:notify-on-update-of-ranges="Ens0.A10:Ens0.A15 Ens0.B10:Ens0.B1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Ens0.F85" table:end-x="0.071cm" table:end-y="0.422cm" draw:z-index="3" draw:style-name="gr1" draw:text-style-name="P1" svg:width="15.999cm" svg:height="8.999cm" svg:x="0.001cm" svg:y="0.002cm">
              <draw:object draw:notify-on-update-of-ranges="Ens0.A17:Ens0.A22 Ens0.B17:Ens0.B2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4"/>
        </table:table-row>
      </table:table>
      <table:table table:name="Template" table:style-name="ta1">
        <table:table-column table:style-name="co15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64.575" calcext:value-type="float">
            <text:p>64.575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40Z</text:p>
          </table:table-cell>
          <table:table-cell office:value-type="string" calcext:value-type="string">
            <text:p>2022-06-20T23:03:29Z</text:p>
          </table:table-cell>
          <table:table-cell office:value-type="string" calcext:value-type="string">
            <text:p>2022-06-20T23:04:52Z</text:p>
          </table:table-cell>
          <table:table-cell office:value-type="string" calcext:value-type="string">
            <text:p>SUCCEEDED</text:p>
          </table:table-cell>
          <table:table-cell office:value-type="float" office:value="1878907" calcext:value-type="float">
            <text:p>1878907</text:p>
          </table:table-cell>
          <table:table-cell office:value-type="float" office:value="207703" calcext:value-type="float">
            <text:p>207703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8.597" calcext:value-type="float">
            <text:p>68.597</text:p>
          </table:table-cell>
          <table:table-cell office:value-type="float" office:value="11.32" calcext:value-type="float">
            <text:p>11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7:10:06Z</text:p>
          </table:table-cell>
          <table:table-cell office:value-type="string" calcext:value-type="string">
            <text:p>2022-06-18T17:10:34Z</text:p>
          </table:table-cell>
          <table:table-cell office:value-type="string" calcext:value-type="string">
            <text:p>2022-06-18T17:12:01Z</text:p>
          </table:table-cell>
          <table:table-cell office:value-type="string" calcext:value-type="string">
            <text:p>SUCCEEDED</text:p>
          </table:table-cell>
          <table:table-cell office:value-type="float" office:value="1863309" calcext:value-type="float">
            <text:p>1863309</text:p>
          </table:table-cell>
          <table:table-cell office:value-type="float" office:value="90221" calcext:value-type="float">
            <text:p>9022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96-template-start-paper-ms</text:p>
          </table:table-cell>
          <table:table-cell office:value-type="float" office:value="67.865" calcext:value-type="float">
            <text:p>67.865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33Z</text:p>
          </table:table-cell>
          <table:table-cell office:value-type="string" calcext:value-type="string">
            <text:p>2022-06-20T23:09:23Z</text:p>
          </table:table-cell>
          <table:table-cell office:value-type="string" calcext:value-type="string">
            <text:p>2022-06-20T23:10:51Z</text:p>
          </table:table-cell>
          <table:table-cell office:value-type="string" calcext:value-type="string">
            <text:p>SUCCEEDED</text:p>
          </table:table-cell>
          <table:table-cell office:value-type="float" office:value="1878914" calcext:value-type="float">
            <text:p>1878914</text:p>
          </table:table-cell>
          <table:table-cell office:value-type="float" office:value="63617" calcext:value-type="float">
            <text:p>63617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0:16:06Z</text:p>
          </table:table-cell>
          <table:table-cell office:value-type="string" calcext:value-type="string">
            <text:p>2022-06-18T00:16:17Z</text:p>
          </table:table-cell>
          <table:table-cell office:value-type="string" calcext:value-type="string">
            <text:p>2022-06-18T00:17:46Z</text:p>
          </table:table-cell>
          <table:table-cell office:value-type="string" calcext:value-type="string">
            <text:p>SUCCEEDED</text:p>
          </table:table-cell>
          <table:table-cell office:value-type="float" office:value="1846173" calcext:value-type="float">
            <text:p>1846173</text:p>
          </table:table-cell>
          <table:table-cell office:value-type="float" office:value="158857" calcext:value-type="float">
            <text:p>1588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prec</text:p>
          </table:table-cell>
          <table:table-cell office:value-type="float" office:value="62.973" calcext:value-type="float">
            <text:p>62.973</text:p>
          </table:table-cell>
          <table:table-cell office:value-type="float" office:value="11.14" calcext:value-type="float">
            <text:p>11.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08Z</text:p>
          </table:table-cell>
          <table:table-cell office:value-type="string" calcext:value-type="string">
            <text:p>2022-06-20T23:08:25Z</text:p>
          </table:table-cell>
          <table:table-cell office:value-type="string" calcext:value-type="string">
            <text:p>2022-06-20T23:09:47Z</text:p>
          </table:table-cell>
          <table:table-cell office:value-type="string" calcext:value-type="string">
            <text:p>SUCCEEDED</text:p>
          </table:table-cell>
          <table:table-cell office:value-type="float" office:value="1878911" calcext:value-type="float">
            <text:p>1878911</text:p>
          </table:table-cell>
          <table:table-cell office:value-type="float" office:value="13269" calcext:value-type="float">
            <text:p>13269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63.914" calcext:value-type="float">
            <text:p>63.914</text:p>
          </table:table-cell>
          <table:table-cell office:value-type="float" office:value="11.74" calcext:value-type="float">
            <text:p>11.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4:11:28Z</text:p>
          </table:table-cell>
          <table:table-cell office:value-type="string" calcext:value-type="string">
            <text:p>2022-06-18T14:11:48Z</text:p>
          </table:table-cell>
          <table:table-cell office:value-type="string" calcext:value-type="string">
            <text:p>2022-06-18T14:13:10Z</text:p>
          </table:table-cell>
          <table:table-cell office:value-type="string" calcext:value-type="string">
            <text:p>SUCCEEDED</text:p>
          </table:table-cell>
          <table:table-cell office:value-type="float" office:value="1859851" calcext:value-type="float">
            <text:p>1859851</text:p>
          </table:table-cell>
          <table:table-cell office:value-type="float" office:value="210995" calcext:value-type="float">
            <text:p>210995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u-ch427-n96-template-start-paper-x0</text:p>
          </table:table-cell>
          <table:table-cell office:value-type="float" office:value="63.898" calcext:value-type="float">
            <text:p>63.898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49Z</text:p>
          </table:table-cell>
          <table:table-cell office:value-type="string" calcext:value-type="string">
            <text:p>2022-06-20T23:05:29Z</text:p>
          </table:table-cell>
          <table:table-cell office:value-type="string" calcext:value-type="string">
            <text:p>2022-06-20T23:07:04Z</text:p>
          </table:table-cell>
          <table:table-cell office:value-type="string" calcext:value-type="string">
            <text:p>SUCCEEDED</text:p>
          </table:table-cell>
          <table:table-cell office:value-type="float" office:value="1878908" calcext:value-type="float">
            <text:p>1878908</text:p>
          </table:table-cell>
          <table:table-cell office:value-type="float" office:value="223384" calcext:value-type="float">
            <text:p>22338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00:41:05Z</text:p>
          </table:table-cell>
          <table:table-cell office:value-type="string" calcext:value-type="string">
            <text:p>2022-06-15T00:41:35Z</text:p>
          </table:table-cell>
          <table:table-cell office:value-type="string" calcext:value-type="string">
            <text:p>2022-06-15T00:43:08Z</text:p>
          </table:table-cell>
          <table:table-cell office:value-type="string" calcext:value-type="string">
            <text:p>SUCCEEDED</text:p>
          </table:table-cell>
          <table:table-cell office:value-type="float" office:value="1822196" calcext:value-type="float">
            <text:p>1822196</text:p>
          </table:table-cell>
          <table:table-cell office:value-type="float" office:value="72382" calcext:value-type="float">
            <text:p>7238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x0-prec</text:p>
          </table:table-cell>
          <table:table-cell office:value-type="float" office:value="64.01" calcext:value-type="float">
            <text:p>64.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20Z</text:p>
          </table:table-cell>
          <table:table-cell office:value-type="string" calcext:value-type="string">
            <text:p>2022-06-20T23:08:25Z</text:p>
          </table:table-cell>
          <table:table-cell office:value-type="string" calcext:value-type="string">
            <text:p>2022-06-20T23:09:57Z</text:p>
          </table:table-cell>
          <table:table-cell office:value-type="string" calcext:value-type="string">
            <text:p>SUCCEEDED</text:p>
          </table:table-cell>
          <table:table-cell office:value-type="float" office:value="1878913" calcext:value-type="float">
            <text:p>1878913</text:p>
          </table:table-cell>
          <table:table-cell office:value-type="float" office:value="212980" calcext:value-type="float">
            <text:p>212980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12:48:29Z</text:p>
          </table:table-cell>
          <table:table-cell office:value-type="string" calcext:value-type="string">
            <text:p>2022-06-18T12:50:00Z</text:p>
          </table:table-cell>
          <table:table-cell office:value-type="string" calcext:value-type="string">
            <text:p>SUCCEEDED</text:p>
          </table:table-cell>
          <table:table-cell office:value-type="float" office:value="1858029" calcext:value-type="float">
            <text:p>1858029</text:p>
          </table:table-cell>
          <table:table-cell office:value-type="float" office:value="31775" calcext:value-type="float">
            <text:p>3177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u-ch427-n96-template-start-paper-x5</text:p>
          </table:table-cell>
          <table:table-cell office:value-type="float" office:value="65.031" calcext:value-type="float">
            <text:p>65.031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56Z</text:p>
          </table:table-cell>
          <table:table-cell office:value-type="string" calcext:value-type="string">
            <text:p>2022-06-20T23:07:26Z</text:p>
          </table:table-cell>
          <table:table-cell office:value-type="string" calcext:value-type="string">
            <text:p>2022-06-20T23:09:01Z</text:p>
          </table:table-cell>
          <table:table-cell office:value-type="string" calcext:value-type="string">
            <text:p>SUCCEEDED</text:p>
          </table:table-cell>
          <table:table-cell office:value-type="float" office:value="1878910" calcext:value-type="float">
            <text:p>1878910</text:p>
          </table:table-cell>
          <table:table-cell office:value-type="float" office:value="238610" calcext:value-type="float">
            <text:p>23861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16:58:17Z</text:p>
          </table:table-cell>
          <table:table-cell office:value-type="string" calcext:value-type="string">
            <text:p>2022-06-15T16:59:56Z</text:p>
          </table:table-cell>
          <table:table-cell office:value-type="string" calcext:value-type="string">
            <text:p>2022-06-15T17:01:36Z</text:p>
          </table:table-cell>
          <table:table-cell office:value-type="string" calcext:value-type="string">
            <text:p>SUCCEEDED</text:p>
          </table:table-cell>
          <table:table-cell office:value-type="float" office:value="1827300" calcext:value-type="float">
            <text:p>1827300</text:p>
          </table:table-cell>
          <table:table-cell office:value-type="float" office:value="133529" calcext:value-type="float">
            <text:p>13352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ms-x0-prec-00</text:p>
          </table:table-cell>
          <table:table-cell office:value-type="float" office:value="69.62" calcext:value-type="float">
            <text:p>69.62</text:p>
          </table:table-cell>
          <table:table-cell office:value-type="float" office:value="12.18" calcext:value-type="float">
            <text:p>12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4T21:02:16Z</text:p>
          </table:table-cell>
          <table:table-cell office:value-type="string" calcext:value-type="string">
            <text:p>2022-06-24T21:02:51Z</text:p>
          </table:table-cell>
          <table:table-cell office:value-type="string" calcext:value-type="string">
            <text:p>2022-06-24T21:04:38Z</text:p>
          </table:table-cell>
          <table:table-cell office:value-type="string" calcext:value-type="string">
            <text:p>SUCCEEDED</text:p>
          </table:table-cell>
          <table:table-cell office:value-type="float" office:value="1909429" calcext:value-type="float">
            <text:p>1909429</text:p>
          </table:table-cell>
          <table:table-cell office:value-type="float" office:value="60837" calcext:value-type="float">
            <text:p>60837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u-ch427-n96-template-start-paper-ms-x0-prec</text:p>
          </table:table-cell>
          <table:table-cell office:value-type="float" office:value="73.575" calcext:value-type="float">
            <text:p>73.575</text:p>
          </table:table-cell>
          <table:table-cell office:value-type="float" office:value="14.04" calcext:value-type="float">
            <text:p>14.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7-02T21:22:39Z</text:p>
          </table:table-cell>
          <table:table-cell office:value-type="string" calcext:value-type="string">
            <text:p>2022-07-02T21:23:52Z</text:p>
          </table:table-cell>
          <table:table-cell office:value-type="string" calcext:value-type="string">
            <text:p>2022-07-02T21:25:42Z</text:p>
          </table:table-cell>
          <table:table-cell office:value-type="string" calcext:value-type="string">
            <text:p>SUCCEEDED</text:p>
          </table:table-cell>
          <table:table-cell office:value-type="float" office:value="1949619" calcext:value-type="float">
            <text:p>1949619</text:p>
          </table:table-cell>
          <table:table-cell office:value-type="float" office:value="35080" calcext:value-type="float">
            <text:p>35080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153.971" calcext:value-type="float">
            <text:p>153.971</text:p>
          </table:table-cell>
          <table:table-cell office:value-type="float" office:value="44.88" calcext:value-type="float">
            <text:p>44.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2:53Z</text:p>
          </table:table-cell>
          <table:table-cell office:value-type="string" calcext:value-type="string">
            <text:p>2022-06-20T23:04:27Z</text:p>
          </table:table-cell>
          <table:table-cell office:value-type="string" calcext:value-type="string">
            <text:p>2022-06-20T23:07:42Z</text:p>
          </table:table-cell>
          <table:table-cell office:value-type="string" calcext:value-type="string">
            <text:p>SUCCEEDED</text:p>
          </table:table-cell>
          <table:table-cell office:value-type="float" office:value="1878915" calcext:value-type="float">
            <text:p>1878915</text:p>
          </table:table-cell>
          <table:table-cell office:value-type="float" office:value="161670" calcext:value-type="float">
            <text:p>16167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46.66" calcext:value-type="float">
            <text:p>46.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3T18:08:44Z</text:p>
          </table:table-cell>
          <table:table-cell office:value-type="string" calcext:value-type="string">
            <text:p>2022-06-13T18:59:49Z</text:p>
          </table:table-cell>
          <table:table-cell office:value-type="string" calcext:value-type="string">
            <text:p>2022-06-13T19:03:52Z</text:p>
          </table:table-cell>
          <table:table-cell office:value-type="string" calcext:value-type="string">
            <text:p>SUCCEEDED</text:p>
          </table:table-cell>
          <table:table-cell office:value-type="float" office:value="1814959" calcext:value-type="float">
            <text:p>1814959</text:p>
          </table:table-cell>
          <table:table-cell office:value-type="float" office:value="143356" calcext:value-type="float">
            <text:p>14335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template-start-paper-ms</text:p>
          </table:table-cell>
          <table:table-cell office:value-type="float" office:value="180.618" calcext:value-type="float">
            <text:p>180.618</text:p>
          </table:table-cell>
          <table:table-cell office:value-type="float" office:value="59.89" calcext:value-type="float">
            <text:p>59.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46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9Z</text:p>
          </table:table-cell>
          <table:table-cell office:value-type="string" calcext:value-type="string">
            <text:p>SUCCEEDED</text:p>
          </table:table-cell>
          <table:table-cell office:value-type="float" office:value="1878932" calcext:value-type="float">
            <text:p>1878932</text:p>
          </table:table-cell>
          <table:table-cell office:value-type="float" office:value="260498" calcext:value-type="float">
            <text:p>260498</text:p>
          </table:table-cell>
          <table:table-cell office:value-type="float" office:value="1.222" calcext:value-type="float">
            <text:p>1.222</text:p>
          </table:table-cell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1:10:08Z</text:p>
          </table:table-cell>
          <table:table-cell office:value-type="string" calcext:value-type="string">
            <text:p>2022-06-18T01:11:05Z</text:p>
          </table:table-cell>
          <table:table-cell office:value-type="string" calcext:value-type="string">
            <text:p>2022-06-18T01:14:36Z</text:p>
          </table:table-cell>
          <table:table-cell office:value-type="string" calcext:value-type="string">
            <text:p>SUCCEEDED</text:p>
          </table:table-cell>
          <table:table-cell office:value-type="float" office:value="1846939" calcext:value-type="float">
            <text:p>1846939</text:p>
          </table:table-cell>
          <table:table-cell office:value-type="float" office:value="55510" calcext:value-type="float">
            <text:p>55510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prec</text:p>
          </table:table-cell>
          <table:table-cell office:value-type="float" office:value="171.526" calcext:value-type="float">
            <text:p>171.526</text:p>
          </table:table-cell>
          <table:table-cell office:value-type="float" office:value="57.59" calcext:value-type="float">
            <text:p>57.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25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48Z</text:p>
          </table:table-cell>
          <table:table-cell office:value-type="string" calcext:value-type="string">
            <text:p>SUCCEEDED</text:p>
          </table:table-cell>
          <table:table-cell office:value-type="float" office:value="1878921" calcext:value-type="float">
            <text:p>1878921</text:p>
          </table:table-cell>
          <table:table-cell office:value-type="float" office:value="3429" calcext:value-type="float">
            <text:p>3429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151.111" calcext:value-type="float">
            <text:p>151.111</text:p>
          </table:table-cell>
          <table:table-cell office:value-type="float" office:value="43.82" calcext:value-type="float">
            <text:p>43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4:11:10Z</text:p>
          </table:table-cell>
          <table:table-cell office:value-type="string" calcext:value-type="string">
            <text:p>2022-06-18T15:58:39Z</text:p>
          </table:table-cell>
          <table:table-cell office:value-type="string" calcext:value-type="string">
            <text:p>2022-06-18T16:01:53Z</text:p>
          </table:table-cell>
          <table:table-cell office:value-type="string" calcext:value-type="string">
            <text:p>SUCCEEDED</text:p>
          </table:table-cell>
          <table:table-cell office:value-type="float" office:value="1859846" calcext:value-type="float">
            <text:p>1859846</text:p>
          </table:table-cell>
          <table:table-cell office:value-type="float" office:value="7575" calcext:value-type="float">
            <text:p>757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template-start-paper-x0</text:p>
          </table:table-cell>
          <table:table-cell office:value-type="float" office:value="154.369" calcext:value-type="float">
            <text:p>154.369</text:p>
          </table:table-cell>
          <table:table-cell office:value-type="float" office:value="45.18" calcext:value-type="float">
            <text:p>45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00Z</text:p>
          </table:table-cell>
          <table:table-cell office:value-type="string" calcext:value-type="string">
            <text:p>2022-06-20T23:11:16Z</text:p>
          </table:table-cell>
          <table:table-cell office:value-type="string" calcext:value-type="string">
            <text:p>2022-06-20T23:14:44Z</text:p>
          </table:table-cell>
          <table:table-cell office:value-type="string" calcext:value-type="string">
            <text:p>SUCCEEDED</text:p>
          </table:table-cell>
          <table:table-cell office:value-type="float" office:value="1878917" calcext:value-type="float">
            <text:p>1878917</text:p>
          </table:table-cell>
          <table:table-cell office:value-type="float" office:value="188370" calcext:value-type="float">
            <text:p>188370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45.72" calcext:value-type="float">
            <text:p>45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00:36:5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2:35:38Z</text:p>
          </table:table-cell>
          <table:table-cell office:value-type="string" calcext:value-type="string">
            <text:p>SUCCEEDED</text:p>
          </table:table-cell>
          <table:table-cell office:value-type="float" office:value="1822192" calcext:value-type="float">
            <text:p>182219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x0-prec</text:p>
          </table:table-cell>
          <table:table-cell office:value-type="float" office:value="171.353" calcext:value-type="float">
            <text:p>171.353</text:p>
          </table:table-cell>
          <table:table-cell office:value-type="float" office:value="59.8" calcext:value-type="float">
            <text:p>59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38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7Z</text:p>
          </table:table-cell>
          <table:table-cell office:value-type="string" calcext:value-type="string">
            <text:p>SUCCEEDED</text:p>
          </table:table-cell>
          <table:table-cell office:value-type="float" office:value="1878926" calcext:value-type="float">
            <text:p>1878926</text:p>
          </table:table-cell>
          <table:table-cell office:value-type="float" office:value="37003" calcext:value-type="float">
            <text:p>37003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2:44:42Z</text:p>
          </table:table-cell>
          <table:table-cell office:value-type="string" calcext:value-type="string">
            <text:p>2022-06-18T13:00:30Z</text:p>
          </table:table-cell>
          <table:table-cell office:value-type="string" calcext:value-type="string">
            <text:p>2022-06-18T13:03:54Z</text:p>
          </table:table-cell>
          <table:table-cell office:value-type="string" calcext:value-type="string">
            <text:p>SUCCEEDED</text:p>
          </table:table-cell>
          <table:table-cell office:value-type="float" office:value="1858027" calcext:value-type="float">
            <text:p>1858027</text:p>
          </table:table-cell>
          <table:table-cell office:value-type="float" office:value="84518" calcext:value-type="float">
            <text:p>84518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u-ch427-n216-template-start-paper-x5</text:p>
          </table:table-cell>
          <table:table-cell office:value-type="float" office:value="168.976" calcext:value-type="float">
            <text:p>168.97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14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6Z</text:p>
          </table:table-cell>
          <table:table-cell office:value-type="string" calcext:value-type="string">
            <text:p>SUCCEEDED</text:p>
          </table:table-cell>
          <table:table-cell office:value-type="float" office:value="1878920" calcext:value-type="float">
            <text:p>1878920</text:p>
          </table:table-cell>
          <table:table-cell office:value-type="float" office:value="194028" calcext:value-type="float">
            <text:p>194028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6.413" calcext:value-type="float">
            <text:p>156.413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7:11:34Z</text:p>
          </table:table-cell>
          <table:table-cell office:value-type="string" calcext:value-type="string">
            <text:p>2022-06-18T17:42:24Z</text:p>
          </table:table-cell>
          <table:table-cell office:value-type="string" calcext:value-type="string">
            <text:p>2022-06-18T17:45:56Z</text:p>
          </table:table-cell>
          <table:table-cell office:value-type="string" calcext:value-type="string">
            <text:p>SUCCEEDED</text:p>
          </table:table-cell>
          <table:table-cell office:value-type="float" office:value="1863323" calcext:value-type="float">
            <text:p>1863323</text:p>
          </table:table-cell>
          <table:table-cell office:value-type="float" office:value="256558" calcext:value-type="float">
            <text:p>256558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ms-x0-prec-00</text:p>
          </table:table-cell>
          <table:table-cell office:value-type="float" office:value="167.666" calcext:value-type="float">
            <text:p>167.666</text:p>
          </table:table-cell>
          <table:table-cell office:value-type="float" office:value="47.39" calcext:value-type="float">
            <text:p>47.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4T21:03:39Z</text:p>
          </table:table-cell>
          <table:table-cell office:value-type="string" calcext:value-type="string">
            <text:p>2022-06-24T21:04:31Z</text:p>
          </table:table-cell>
          <table:table-cell office:value-type="string" calcext:value-type="string">
            <text:p>2022-06-24T21:08:21Z</text:p>
          </table:table-cell>
          <table:table-cell office:value-type="string" calcext:value-type="string">
            <text:p>SUCCEEDED</text:p>
          </table:table-cell>
          <table:table-cell office:value-type="float" office:value="1909437" calcext:value-type="float">
            <text:p>1909437</text:p>
          </table:table-cell>
          <table:table-cell office:value-type="float" office:value="110613" calcext:value-type="float">
            <text:p>110613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string" calcext:value-type="string">
            <text:p>u-ch427-n216-template-start-paper-ms-x0-prec</text:p>
          </table:table-cell>
          <table:table-cell office:value-type="float" office:value="177.504" calcext:value-type="float">
            <text:p>177.504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7-02T21:24:04Z</text:p>
          </table:table-cell>
          <table:table-cell office:value-type="string" calcext:value-type="string">
            <text:p>2022-07-02T21:26:02Z</text:p>
          </table:table-cell>
          <table:table-cell office:value-type="string" calcext:value-type="string">
            <text:p>2022-07-02T21:30:05Z</text:p>
          </table:table-cell>
          <table:table-cell office:value-type="string" calcext:value-type="string">
            <text:p>SUCCEEDED</text:p>
          </table:table-cell>
          <table:table-cell office:value-type="float" office:value="1949621" calcext:value-type="float">
            <text:p>1949621</text:p>
          </table:table-cell>
          <table:table-cell office:value-type="float" office:value="50597" calcext:value-type="float">
            <text:p>50597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74.444" calcext:value-type="float">
            <text:p>5474.444</text:p>
          </table:table-cell>
          <table:table-cell office:value-type="float" office:value="125.79" calcext:value-type="float">
            <text:p>125.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06Z</text:p>
          </table:table-cell>
          <table:table-cell office:value-type="string" calcext:value-type="string">
            <text:p>2022-06-21T00:10:03Z</text:p>
          </table:table-cell>
          <table:table-cell office:value-type="string" calcext:value-type="string">
            <text:p>2022-06-21T01:42:10Z</text:p>
          </table:table-cell>
          <table:table-cell office:value-type="string" calcext:value-type="string">
            <text:p>SUCCEEDED</text:p>
          </table:table-cell>
          <table:table-cell office:value-type="float" office:value="1878934" calcext:value-type="float">
            <text:p>1878934</text:p>
          </table:table-cell>
          <table:table-cell office:value-type="float" office:value="162905" calcext:value-type="float">
            <text:p>162905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 office:value-type="float" office:value="117.13" calcext:value-type="float">
            <text:p>117.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13:53:51Z</text:p>
          </table:table-cell>
          <table:table-cell office:value-type="string" calcext:value-type="string">
            <text:p>2022-06-14T13:54:13Z</text:p>
          </table:table-cell>
          <table:table-cell office:value-type="string" calcext:value-type="string">
            <text:p>2022-06-14T15:28:05Z</text:p>
          </table:table-cell>
          <table:table-cell office:value-type="string" calcext:value-type="string">
            <text:p>SUCCEEDED</text:p>
          </table:table-cell>
          <table:table-cell office:value-type="float" office:value="1819462" calcext:value-type="float">
            <text:p>1819462</text:p>
          </table:table-cell>
          <table:table-cell office:value-type="float" office:value="49663" calcext:value-type="float">
            <text:p>49663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u-ch427-n512-template-start-paper-ms</text:p>
          </table:table-cell>
          <table:table-cell office:value-type="float" office:value="5641.069" calcext:value-type="float">
            <text:p>5641.069</text:p>
          </table:table-cell>
          <table:table-cell office:value-type="float" office:value="120.62" calcext:value-type="float">
            <text:p>120.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3:36:16Z</text:p>
          </table:table-cell>
          <table:table-cell office:value-type="string" calcext:value-type="string">
            <text:p>2022-06-21T02:00:36Z</text:p>
          </table:table-cell>
          <table:table-cell office:value-type="string" calcext:value-type="string">
            <text:p>2022-06-21T03:35:35Z</text:p>
          </table:table-cell>
          <table:table-cell office:value-type="string" calcext:value-type="string">
            <text:p>SUCCEEDED</text:p>
          </table:table-cell>
          <table:table-cell office:value-type="float" office:value="1879309" calcext:value-type="float">
            <text:p>1879309</text:p>
          </table:table-cell>
          <table:table-cell office:value-type="float" office:value="235955" calcext:value-type="float">
            <text:p>235955</text:p>
          </table:table-cell>
          <table:table-cell office:value-type="float" office:value="40.435" calcext:value-type="float">
            <text:p>40.435</text:p>
          </table:table-cell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5623.992" calcext:value-type="float">
            <text:p>5623.992</text:p>
          </table:table-cell>
          <table:table-cell office:value-type="float" office:value="121.26" calcext:value-type="float">
            <text:p>121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20:21Z</text:p>
          </table:table-cell>
          <table:table-cell office:value-type="string" calcext:value-type="string">
            <text:p>2022-06-18T12:36:56Z</text:p>
          </table:table-cell>
          <table:table-cell office:value-type="string" calcext:value-type="string">
            <text:p>2022-06-18T14:11:40Z</text:p>
          </table:table-cell>
          <table:table-cell office:value-type="string" calcext:value-type="string">
            <text:p>SUCCEEDED</text:p>
          </table:table-cell>
          <table:table-cell office:value-type="float" office:value="1857539" calcext:value-type="float">
            <text:p>1857539</text:p>
          </table:table-cell>
          <table:table-cell office:value-type="float" office:value="223255" calcext:value-type="float">
            <text:p>223255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prec</text:p>
          </table:table-cell>
          <table:table-cell office:value-type="float" office:value="5512.149" calcext:value-type="float">
            <text:p>5512.149</text:p>
          </table:table-cell>
          <table:table-cell office:value-type="float" office:value="118.33" calcext:value-type="float">
            <text:p>118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45Z</text:p>
          </table:table-cell>
          <table:table-cell office:value-type="string" calcext:value-type="string">
            <text:p>2022-06-21T01:02:59Z</text:p>
          </table:table-cell>
          <table:table-cell office:value-type="string" calcext:value-type="string">
            <text:p>2022-06-21T02:35:44Z</text:p>
          </table:table-cell>
          <table:table-cell office:value-type="string" calcext:value-type="string">
            <text:p>SUCCEEDED</text:p>
          </table:table-cell>
          <table:table-cell office:value-type="float" office:value="1878951" calcext:value-type="float">
            <text:p>1878951</text:p>
          </table:table-cell>
          <table:table-cell office:value-type="float" office:value="258915" calcext:value-type="float">
            <text:p>258915</text:p>
          </table:table-cell>
          <table:table-cell office:value-type="float" office:value="39.106" calcext:value-type="float">
            <text:p>39.106</text:p>
          </table:table-cell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5779.523" calcext:value-type="float">
            <text:p>5779.523</text:p>
          </table:table-cell>
          <table:table-cell office:value-type="float" office:value="118.72" calcext:value-type="float">
            <text:p>118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4:11:44Z</text:p>
          </table:table-cell>
          <table:table-cell office:value-type="string" calcext:value-type="string">
            <text:p>2022-06-18T20:50:32Z</text:p>
          </table:table-cell>
          <table:table-cell office:value-type="string" calcext:value-type="string">
            <text:p>2022-06-18T22:27:43Z</text:p>
          </table:table-cell>
          <table:table-cell office:value-type="string" calcext:value-type="string">
            <text:p>SUCCEEDED</text:p>
          </table:table-cell>
          <table:table-cell office:value-type="float" office:value="1859857" calcext:value-type="float">
            <text:p>1859857</text:p>
          </table:table-cell>
          <table:table-cell office:value-type="float" office:value="181074" calcext:value-type="float">
            <text:p>181074</text:p>
          </table:table-cell>
          <table:table-cell office:value-type="float" office:value="40.973" calcext:value-type="float">
            <text:p>40.973</text:p>
          </table:table-cell>
        </table:table-row>
        <table:table-row table:style-name="ro1">
          <table:table-cell office:value-type="string" calcext:value-type="string">
            <text:p>u-ch427-n512-template-start-paper-x0</text:p>
          </table:table-cell>
          <table:table-cell office:value-type="float" office:value="5177.915" calcext:value-type="float">
            <text:p>5177.915</text:p>
          </table:table-cell>
          <table:table-cell office:value-type="float" office:value="116.61" calcext:value-type="float">
            <text:p>116.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15Z</text:p>
          </table:table-cell>
          <table:table-cell office:value-type="string" calcext:value-type="string">
            <text:p>2022-06-21T00:38:55Z</text:p>
          </table:table-cell>
          <table:table-cell office:value-type="string" calcext:value-type="string">
            <text:p>2022-06-21T02:06:47Z</text:p>
          </table:table-cell>
          <table:table-cell office:value-type="string" calcext:value-type="string">
            <text:p>SUCCEEDED</text:p>
          </table:table-cell>
          <table:table-cell office:value-type="float" office:value="1878945" calcext:value-type="float">
            <text:p>1878945</text:p>
          </table:table-cell>
          <table:table-cell office:value-type="float" office:value="249649" calcext:value-type="float">
            <text:p>249649</text:p>
          </table:table-cell>
          <table:table-cell office:value-type="float" office:value="36.247" calcext:value-type="float">
            <text:p>36.247</text:p>
          </table:table-cell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 office:value-type="float" office:value="119.02" calcext:value-type="float">
            <text:p>119.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3:54:20Z</text:p>
          </table:table-cell>
          <table:table-cell office:value-type="string" calcext:value-type="string">
            <text:p>2022-06-15T13:55:23Z</text:p>
          </table:table-cell>
          <table:table-cell office:value-type="string" calcext:value-type="string">
            <text:p>2022-06-15T15:27:26Z</text:p>
          </table:table-cell>
          <table:table-cell office:value-type="string" calcext:value-type="string">
            <text:p>SUCCEEDED</text:p>
          </table:table-cell>
          <table:table-cell office:value-type="float" office:value="1825973" calcext:value-type="float">
            <text:p>1825973</text:p>
          </table:table-cell>
          <table:table-cell office:value-type="float" office:value="65990" calcext:value-type="float">
            <text:p>65990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x0-prec</text:p>
          </table:table-cell>
          <table:table-cell office:value-type="float" office:value="5817.831" calcext:value-type="float">
            <text:p>5817.831</text:p>
          </table:table-cell>
          <table:table-cell office:value-type="float" office:value="118.82" calcext:value-type="float">
            <text:p>118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3:06:04Z</text:p>
          </table:table-cell>
          <table:table-cell office:value-type="string" calcext:value-type="string">
            <text:p>2022-06-21T01:43:00Z</text:p>
          </table:table-cell>
          <table:table-cell office:value-type="string" calcext:value-type="string">
            <text:p>2022-06-21T03:20:57Z</text:p>
          </table:table-cell>
          <table:table-cell office:value-type="string" calcext:value-type="string">
            <text:p>SUCCEEDED</text:p>
          </table:table-cell>
          <table:table-cell office:value-type="float" office:value="1879051" calcext:value-type="float">
            <text:p>1879051</text:p>
          </table:table-cell>
          <table:table-cell office:value-type="float" office:value="210464" calcext:value-type="float">
            <text:p>210464</text:p>
          </table:table-cell>
          <table:table-cell office:value-type="float" office:value="39.286" calcext:value-type="float">
            <text:p>39.286</text:p>
          </table:table-cell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5453.655" calcext:value-type="float">
            <text:p>5453.655</text:p>
          </table:table-cell>
          <table:table-cell office:value-type="float" office:value="118.6" calcext:value-type="float">
            <text:p>118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2:04:00Z</text:p>
          </table:table-cell>
          <table:table-cell office:value-type="string" calcext:value-type="string">
            <text:p>SUCCEEDED</text:p>
          </table:table-cell>
          <table:table-cell office:value-type="float" office:value="1858028" calcext:value-type="float">
            <text:p>1858028</text:p>
          </table:table-cell>
          <table:table-cell office:value-type="float" office:value="239776" calcext:value-type="float">
            <text:p>239776</text:p>
          </table:table-cell>
          <table:table-cell office:value-type="float" office:value="46.291" calcext:value-type="float">
            <text:p>46.291</text:p>
          </table:table-cell>
        </table:table-row>
        <table:table-row table:style-name="ro1">
          <table:table-cell office:value-type="string" calcext:value-type="string">
            <text:p>u-ch427-n512-template-start-paper-x5</text:p>
          </table:table-cell>
          <table:table-cell office:value-type="float" office:value="5467.897" calcext:value-type="float">
            <text:p>5467.897</text:p>
          </table:table-cell>
          <table:table-cell office:value-type="float" office:value="117.75" calcext:value-type="float">
            <text:p>117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33Z</text:p>
          </table:table-cell>
          <table:table-cell office:value-type="string" calcext:value-type="string">
            <text:p>2022-06-21T00:55:36Z</text:p>
          </table:table-cell>
          <table:table-cell office:value-type="string" calcext:value-type="string">
            <text:p>2022-06-21T02:28:16Z</text:p>
          </table:table-cell>
          <table:table-cell office:value-type="string" calcext:value-type="string">
            <text:p>SUCCEEDED</text:p>
          </table:table-cell>
          <table:table-cell office:value-type="float" office:value="1878946" calcext:value-type="float">
            <text:p>1878946</text:p>
          </table:table-cell>
          <table:table-cell office:value-type="float" office:value="150780" calcext:value-type="float">
            <text:p>150780</text:p>
          </table:table-cell>
          <table:table-cell office:value-type="float" office:value="46.259" calcext:value-type="float">
            <text:p>46.259</text:p>
          </table:table-cell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9:20:34Z</text:p>
          </table:table-cell>
          <table:table-cell office:value-type="string" calcext:value-type="string">
            <text:p>2022-06-16T01:02:41Z</text:p>
          </table:table-cell>
          <table:table-cell office:value-type="string" calcext:value-type="string">
            <text:p>2022-06-16T02:36:37Z</text:p>
          </table:table-cell>
          <table:table-cell office:value-type="string" calcext:value-type="string">
            <text:p>SUCCEEDED</text:p>
          </table:table-cell>
          <table:table-cell office:value-type="float" office:value="1827873" calcext:value-type="float">
            <text:p>1827873</text:p>
          </table:table-cell>
          <table:table-cell office:value-type="float" office:value="9655" calcext:value-type="float">
            <text:p>9655</text:p>
          </table:table-cell>
          <table:table-cell office:value-type="float" office:value="55.037" calcext:value-type="float">
            <text:p>55.03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ms-x0-prec-00</text:p>
          </table:table-cell>
          <table:table-cell office:value-type="float" office:value="5419.393" calcext:value-type="float">
            <text:p>5419.393</text:p>
          </table:table-cell>
          <table:table-cell office:value-type="float" office:value="119.93" calcext:value-type="float">
            <text:p>119.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4T21:04:02Z</text:p>
          </table:table-cell>
          <table:table-cell office:value-type="string" calcext:value-type="string">
            <text:p>2022-06-24T21:14:52Z</text:p>
          </table:table-cell>
          <table:table-cell office:value-type="string" calcext:value-type="string">
            <text:p>2022-06-24T22:46:27Z</text:p>
          </table:table-cell>
          <table:table-cell office:value-type="string" calcext:value-type="string">
            <text:p>SUCCEEDED</text:p>
          </table:table-cell>
          <table:table-cell office:value-type="float" office:value="1909439" calcext:value-type="float">
            <text:p>1909439</text:p>
          </table:table-cell>
          <table:table-cell office:value-type="float" office:value="142813" calcext:value-type="float">
            <text:p>142813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string" calcext:value-type="string">
            <text:p>u-ch427-n512-template-start-paper-ms-x0-prec</text:p>
          </table:table-cell>
          <table:table-cell office:value-type="float" office:value="5636.252" calcext:value-type="float">
            <text:p>5636.252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7-02T21:24:24Z</text:p>
          </table:table-cell>
          <table:table-cell office:value-type="string" calcext:value-type="string">
            <text:p>2022-07-03T02:09:02Z</text:p>
          </table:table-cell>
          <table:table-cell office:value-type="string" calcext:value-type="string">
            <text:p>2022-07-03T03:44:15Z</text:p>
          </table:table-cell>
          <table:table-cell office:value-type="string" calcext:value-type="string">
            <text:p>SUCCEEDED</text:p>
          </table:table-cell>
          <table:table-cell office:value-type="float" office:value="1949623" calcext:value-type="float">
            <text:p>1949623</text:p>
          </table:table-cell>
          <table:table-cell office:value-type="float" office:value="6593" calcext:value-type="float">
            <text:p>6593</text:p>
          </table:table-cell>
          <table:table-cell office:value-type="float" office:value="40.292" calcext:value-type="float">
            <text:p>40.292</text:p>
          </table:table-cell>
        </table:table-row>
      </table:table>
      <table:table table:name="N96" table:style-name="ta1"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65.52" calcext:value-type="float">
            <text:p>65.52</text:p>
          </table:table-cell>
          <table:table-cell office:value-type="float" office:value="10.86" calcext:value-type="float">
            <text:p>1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1T22:09:28Z</text:p>
          </table:table-cell>
          <table:table-cell office:value-type="string" calcext:value-type="string">
            <text:p>2022-06-21T22:20:48Z</text:p>
          </table:table-cell>
          <table:table-cell office:value-type="string" calcext:value-type="string">
            <text:p>2022-06-21T22:22:09Z</text:p>
          </table:table-cell>
          <table:table-cell office:value-type="string" calcext:value-type="string">
            <text:p>SUCCEEDED</text:p>
          </table:table-cell>
          <table:table-cell office:value-type="float" office:value="1890337" calcext:value-type="float">
            <text:p>1890337</text:p>
          </table:table-cell>
          <table:table-cell office:value-type="float" office:value="11685" calcext:value-type="float">
            <text:p>1168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64.979" calcext:value-type="float">
            <text:p>64.979</text:p>
          </table:table-cell>
          <table:table-cell office:value-type="float" office:value="11.71" calcext:value-type="float">
            <text:p>11.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1T22:51:11Z</text:p>
          </table:table-cell>
          <table:table-cell office:value-type="string" calcext:value-type="string">
            <text:p>2022-06-21T22:51:24Z</text:p>
          </table:table-cell>
          <table:table-cell office:value-type="string" calcext:value-type="string">
            <text:p>2022-06-21T22:52:47Z</text:p>
          </table:table-cell>
          <table:table-cell office:value-type="string" calcext:value-type="string">
            <text:p>SUCCEEDED</text:p>
          </table:table-cell>
          <table:table-cell office:value-type="float" office:value="1890548" calcext:value-type="float">
            <text:p>1890548</text:p>
          </table:table-cell>
          <table:table-cell office:value-type="float" office:value="134265" calcext:value-type="float">
            <text:p>134265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62.977" calcext:value-type="float">
            <text:p>62.977</text:p>
          </table:table-cell>
          <table:table-cell office:value-type="float" office:value="12.14" calcext:value-type="float">
            <text:p>12.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21T22:51:27Z</text:p>
          </table:table-cell>
          <table:table-cell office:value-type="string" calcext:value-type="string">
            <text:p>2022-06-21T22:52:10Z</text:p>
          </table:table-cell>
          <table:table-cell office:value-type="string" calcext:value-type="string">
            <text:p>2022-06-21T22:53:33Z</text:p>
          </table:table-cell>
          <table:table-cell office:value-type="string" calcext:value-type="string">
            <text:p>SUCCEEDED</text:p>
          </table:table-cell>
          <table:table-cell office:value-type="float" office:value="1890549" calcext:value-type="float">
            <text:p>1890549</text:p>
          </table:table-cell>
          <table:table-cell office:value-type="float" office:value="16604" calcext:value-type="float">
            <text:p>1660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73.777" calcext:value-type="float">
            <text:p>73.777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21T23:27:02Z</text:p>
          </table:table-cell>
          <table:table-cell office:value-type="string" calcext:value-type="string">
            <text:p>2022-06-21T23:46:58Z</text:p>
          </table:table-cell>
          <table:table-cell office:value-type="string" calcext:value-type="string">
            <text:p>2022-06-21T23:48:34Z</text:p>
          </table:table-cell>
          <table:table-cell office:value-type="string" calcext:value-type="string">
            <text:p>SUCCEEDED</text:p>
          </table:table-cell>
          <table:table-cell office:value-type="float" office:value="1890646" calcext:value-type="float">
            <text:p>1890646</text:p>
          </table:table-cell>
          <table:table-cell office:value-type="float" office:value="35196" calcext:value-type="float">
            <text:p>35196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0.091" calcext:value-type="float">
            <text:p>70.091</text:p>
          </table:table-cell>
          <table:table-cell office:value-type="float" office:value="13.43" calcext:value-type="float">
            <text:p>13.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21T22:22:12Z</text:p>
          </table:table-cell>
          <table:table-cell office:value-type="string" calcext:value-type="string">
            <text:p>2022-06-21T22:47:12Z</text:p>
          </table:table-cell>
          <table:table-cell office:value-type="string" calcext:value-type="string">
            <text:p>2022-06-21T22:49:06Z</text:p>
          </table:table-cell>
          <table:table-cell office:value-type="string" calcext:value-type="string">
            <text:p>SUCCEEDED</text:p>
          </table:table-cell>
          <table:table-cell office:value-type="float" office:value="1890452" calcext:value-type="float">
            <text:p>1890452</text:p>
          </table:table-cell>
          <table:table-cell office:value-type="float" office:value="192239" calcext:value-type="float">
            <text:p>192239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0.533" calcext:value-type="float">
            <text:p>70.53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21T22:53:51Z</text:p>
          </table:table-cell>
          <table:table-cell office:value-type="string" calcext:value-type="string">
            <text:p>2022-06-21T22:59:29Z</text:p>
          </table:table-cell>
          <table:table-cell office:value-type="string" calcext:value-type="string">
            <text:p>2022-06-21T23:01:23Z</text:p>
          </table:table-cell>
          <table:table-cell office:value-type="string" calcext:value-type="string">
            <text:p>SUCCEEDED</text:p>
          </table:table-cell>
          <table:table-cell office:value-type="float" office:value="1890567" calcext:value-type="float">
            <text:p>1890567</text:p>
          </table:table-cell>
          <table:table-cell office:value-type="float" office:value="22110" calcext:value-type="float">
            <text:p>22110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69.899" calcext:value-type="float">
            <text:p>69.899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21T22:54:22Z</text:p>
          </table:table-cell>
          <table:table-cell office:value-type="string" calcext:value-type="string">
            <text:p>2022-06-21T22:59:29Z</text:p>
          </table:table-cell>
          <table:table-cell office:value-type="string" calcext:value-type="string">
            <text:p>2022-06-21T23:01:24Z</text:p>
          </table:table-cell>
          <table:table-cell office:value-type="string" calcext:value-type="string">
            <text:p>SUCCEEDED</text:p>
          </table:table-cell>
          <table:table-cell office:value-type="float" office:value="1890568" calcext:value-type="float">
            <text:p>1890568</text:p>
          </table:table-cell>
          <table:table-cell office:value-type="float" office:value="212433" calcext:value-type="float">
            <text:p>21243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71.402" calcext:value-type="float">
            <text:p>71.402</text:p>
          </table:table-cell>
          <table:table-cell office:value-type="float" office:value="13.29" calcext:value-type="float">
            <text:p>13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21T22:54:40Z</text:p>
          </table:table-cell>
          <table:table-cell office:value-type="string" calcext:value-type="string">
            <text:p>2022-06-21T23:01:59Z</text:p>
          </table:table-cell>
          <table:table-cell office:value-type="string" calcext:value-type="string">
            <text:p>2022-06-21T23:04:10Z</text:p>
          </table:table-cell>
          <table:table-cell office:value-type="string" calcext:value-type="string">
            <text:p>SUCCEEDED</text:p>
          </table:table-cell>
          <table:table-cell office:value-type="float" office:value="1890570" calcext:value-type="float">
            <text:p>1890570</text:p>
          </table:table-cell>
          <table:table-cell office:value-type="float" office:value="38108" calcext:value-type="float">
            <text:p>38108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8.529" calcext:value-type="float">
            <text:p>78.529</text:p>
          </table:table-cell>
          <table:table-cell office:value-type="float" office:value="20.15" calcext:value-type="float">
            <text:p>20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21T22:55:15Z</text:p>
          </table:table-cell>
          <table:table-cell office:value-type="string" calcext:value-type="string">
            <text:p>2022-06-21T23:01:59Z</text:p>
          </table:table-cell>
          <table:table-cell office:value-type="string" calcext:value-type="string">
            <text:p>2022-06-21T23:04:11Z</text:p>
          </table:table-cell>
          <table:table-cell office:value-type="string" calcext:value-type="string">
            <text:p>SUCCEEDED</text:p>
          </table:table-cell>
          <table:table-cell office:value-type="float" office:value="1890573" calcext:value-type="float">
            <text:p>1890573</text:p>
          </table:table-cell>
          <table:table-cell office:value-type="float" office:value="90614" calcext:value-type="float">
            <text:p>90614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0.684" calcext:value-type="float">
            <text:p>70.684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21T22:55:29Z</text:p>
          </table:table-cell>
          <table:table-cell office:value-type="string" calcext:value-type="string">
            <text:p>2022-06-21T23:05:17Z</text:p>
          </table:table-cell>
          <table:table-cell office:value-type="string" calcext:value-type="string">
            <text:p>2022-06-21T23:07:17Z</text:p>
          </table:table-cell>
          <table:table-cell office:value-type="string" calcext:value-type="string">
            <text:p>SUCCEEDED</text:p>
          </table:table-cell>
          <table:table-cell office:value-type="float" office:value="1890574" calcext:value-type="float">
            <text:p>1890574</text:p>
          </table:table-cell>
          <table:table-cell office:value-type="float" office:value="54891" calcext:value-type="float">
            <text:p>5489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108.105" calcext:value-type="float">
            <text:p>108.105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21T23:03:28Z</text:p>
          </table:table-cell>
          <table:table-cell office:value-type="string" calcext:value-type="string">
            <text:p>2022-06-21T23:17:09Z</text:p>
          </table:table-cell>
          <table:table-cell office:value-type="string" calcext:value-type="string">
            <text:p>2022-06-21T23:20:24Z</text:p>
          </table:table-cell>
          <table:table-cell office:value-type="string" calcext:value-type="string">
            <text:p>SUCCEEDED</text:p>
          </table:table-cell>
          <table:table-cell office:value-type="float" office:value="1890587" calcext:value-type="float">
            <text:p>1890587</text:p>
          </table:table-cell>
          <table:table-cell office:value-type="float" office:value="213936" calcext:value-type="float">
            <text:p>213936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175.184" calcext:value-type="float">
            <text:p>175.184</text:p>
          </table:table-cell>
          <table:table-cell office:value-type="float" office:value="50.5" calcext:value-type="float">
            <text:p>50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23T23:57:28Z</text:p>
          </table:table-cell>
          <table:table-cell office:value-type="string" calcext:value-type="string">
            <text:p>2022-06-24T00:29:11Z</text:p>
          </table:table-cell>
          <table:table-cell office:value-type="string" calcext:value-type="string">
            <text:p>2022-06-24T00:34:18Z</text:p>
          </table:table-cell>
          <table:table-cell office:value-type="string" calcext:value-type="string">
            <text:p>SUCCEEDED</text:p>
          </table:table-cell>
          <table:table-cell office:value-type="float" office:value="1905213" calcext:value-type="float">
            <text:p>1905213</text:p>
          </table:table-cell>
          <table:table-cell office:value-type="float" office:value="143165" calcext:value-type="float">
            <text:p>143165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string" calcext:value-type="string">
            <text:p>u-ch427-n96-start-paper-40</text:p>
          </table:table-cell>
          <table:table-cell office:value-type="float" office:value="209.15" calcext:value-type="float">
            <text:p>209.15</text:p>
          </table:table-cell>
          <table:table-cell office:value-type="float" office:value="47.4" calcext:value-type="float">
            <text:p>47.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9T03:30:33Z</text:p>
          </table:table-cell>
          <table:table-cell office:value-type="string" calcext:value-type="string">
            <text:p>2022-06-29T05:37:57Z</text:p>
          </table:table-cell>
          <table:table-cell office:value-type="string" calcext:value-type="string">
            <text:p>2022-06-29T05:44:03Z</text:p>
          </table:table-cell>
          <table:table-cell office:value-type="string" calcext:value-type="string">
            <text:p>SUCCEEDED</text:p>
          </table:table-cell>
          <table:table-cell office:value-type="float" office:value="1931747" calcext:value-type="float">
            <text:p>1931747</text:p>
          </table:table-cell>
          <table:table-cell office:value-type="float" office:value="221169" calcext:value-type="float">
            <text:p>221169</text:p>
          </table:table-cell>
          <table:table-cell office:value-type="float" office:value="2.522" calcext:value-type="float">
            <text:p>2.522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6:48:5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8:11Z</text:p>
          </table:table-cell>
          <table:table-cell office:value-type="string" calcext:value-type="string">
            <text:p>SUCCEEDED</text:p>
          </table:table-cell>
          <table:table-cell office:value-type="float" office:value="1827273" calcext:value-type="float">
            <text:p>1827273</text:p>
          </table:table-cell>
          <table:table-cell office:value-type="float" office:value="149960" calcext:value-type="float">
            <text:p>149960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u-ch427-n96-start-paper-60</text:p>
          </table:table-cell>
          <table:table-cell office:value-type="float" office:value="424.947" calcext:value-type="float">
            <text:p>424.947</text:p>
          </table:table-cell>
          <table:table-cell office:value-type="float" office:value="55.43" calcext:value-type="float">
            <text:p>55.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9T03:30:43Z</text:p>
          </table:table-cell>
          <table:table-cell office:value-type="string" calcext:value-type="string">
            <text:p>2022-06-29T05:25:56Z</text:p>
          </table:table-cell>
          <table:table-cell office:value-type="string" calcext:value-type="string">
            <text:p>2022-06-29T05:36:39Z</text:p>
          </table:table-cell>
          <table:table-cell office:value-type="string" calcext:value-type="string">
            <text:p>SUCCEEDED</text:p>
          </table:table-cell>
          <table:table-cell office:value-type="float" office:value="1931748" calcext:value-type="float">
            <text:p>1931748</text:p>
          </table:table-cell>
          <table:table-cell office:value-type="float" office:value="63457" calcext:value-type="float">
            <text:p>63457</text:p>
          </table:table-cell>
          <table:table-cell office:value-type="float" office:value="3.052" calcext:value-type="float">
            <text:p>3.052</text:p>
          </table:table-cell>
        </table:table-row>
        <table:table-row table:style-name="ro1">
          <table:table-cell office:value-type="string" calcext:value-type="string">
            <text:p>u-ch427-n96-start-paper-70</text:p>
          </table:table-cell>
          <table:table-cell office:value-type="float" office:value="525.249" calcext:value-type="float">
            <text:p>525.249</text:p>
          </table:table-cell>
          <table:table-cell office:value-type="float" office:value="62.49" calcext:value-type="float">
            <text:p>62.4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9T07:04:19Z</text:p>
          </table:table-cell>
          <table:table-cell office:value-type="string" calcext:value-type="string">
            <text:p>2022-07-01T03:23:58Z</text:p>
          </table:table-cell>
          <table:table-cell office:value-type="string" calcext:value-type="string">
            <text:p>2022-07-01T03:37:26Z</text:p>
          </table:table-cell>
          <table:table-cell office:value-type="string" calcext:value-type="string">
            <text:p>SUCCEEDED</text:p>
          </table:table-cell>
          <table:table-cell office:value-type="float" office:value="1932163" calcext:value-type="float">
            <text:p>1932163</text:p>
          </table:table-cell>
          <table:table-cell office:value-type="float" office:value="200693" calcext:value-type="float">
            <text:p>200693</text:p>
          </table:table-cell>
          <table:table-cell office:value-type="float" office:value="14.224" calcext:value-type="float">
            <text:p>14.224</text:p>
          </table:table-cell>
        </table:table-row>
        <table:table-row table:style-name="ro1">
          <table:table-cell office:value-type="string" calcext:value-type="string">
            <text:p>u-ch427-n96-start-paper-80</text:p>
          </table:table-cell>
          <table:table-cell office:value-type="float" office:value="684.963" calcext:value-type="float">
            <text:p>684.963</text:p>
          </table:table-cell>
          <table:table-cell office:value-type="float" office:value="82.63" calcext:value-type="float">
            <text:p>82.6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9T07:01:16Z</text:p>
          </table:table-cell>
          <table:table-cell office:value-type="string" calcext:value-type="string">
            <text:p>2022-07-01T03:23:24Z</text:p>
          </table:table-cell>
          <table:table-cell office:value-type="string" calcext:value-type="string">
            <text:p>2022-07-01T03:39:53Z</text:p>
          </table:table-cell>
          <table:table-cell office:value-type="string" calcext:value-type="string">
            <text:p>SUCCEEDED</text:p>
          </table:table-cell>
          <table:table-cell office:value-type="float" office:value="1932154" calcext:value-type="float">
            <text:p>1932154</text:p>
          </table:table-cell>
          <table:table-cell office:value-type="float" office:value="94411" calcext:value-type="float">
            <text:p>94411</text:p>
          </table:table-cell>
          <table:table-cell office:value-type="float" office:value="9.211" calcext:value-type="float">
            <text:p>9.211</text:p>
          </table:table-cell>
        </table:table-row>
        <table:table-row table:style-name="ro1">
          <table:table-cell office:value-type="string" calcext:value-type="string">
            <text:p>u-ch427-n96-start-paper-90</text:p>
          </table:table-cell>
          <table:table-cell office:value-type="float" office:value="894.707" calcext:value-type="float">
            <text:p>894.707</text:p>
          </table:table-cell>
          <table:table-cell office:value-type="float" office:value="92.04" calcext:value-type="float">
            <text:p>92.0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9T07:01:40Z</text:p>
          </table:table-cell>
          <table:table-cell office:value-type="string" calcext:value-type="string">
            <text:p>2022-07-01T02:05:03Z</text:p>
          </table:table-cell>
          <table:table-cell office:value-type="string" calcext:value-type="string">
            <text:p>2022-07-01T02:25:45Z</text:p>
          </table:table-cell>
          <table:table-cell office:value-type="string" calcext:value-type="string">
            <text:p>SUCCEEDED</text:p>
          </table:table-cell>
          <table:table-cell office:value-type="float" office:value="1932156" calcext:value-type="float">
            <text:p>1932156</text:p>
          </table:table-cell>
          <table:table-cell office:value-type="float" office:value="68037" calcext:value-type="float">
            <text:p>68037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99.829" calcext:value-type="float">
            <text:p>799.829</text:p>
          </table:table-cell>
          <table:table-cell office:value-type="float" office:value="90.99" calcext:value-type="float">
            <text:p>90.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8T21:26:06Z</text:p>
          </table:table-cell>
          <table:table-cell office:value-type="string" calcext:value-type="string">
            <text:p>2022-06-29T02:57:58Z</text:p>
          </table:table-cell>
          <table:table-cell office:value-type="string" calcext:value-type="string">
            <text:p>2022-06-29T03:18:27Z</text:p>
          </table:table-cell>
          <table:table-cell office:value-type="string" calcext:value-type="string">
            <text:p>SUCCEEDED</text:p>
          </table:table-cell>
          <table:table-cell office:value-type="float" office:value="1930754" calcext:value-type="float">
            <text:p>1930754</text:p>
          </table:table-cell>
          <table:table-cell office:value-type="float" office:value="97907" calcext:value-type="float">
            <text:p>97907</text:p>
          </table:table-cell>
          <table:table-cell office:value-type="float" office:value="31.813" calcext:value-type="float">
            <text:p>31.813</text:p>
          </table:table-cell>
        </table:table-row>
        <table:table-row table:style-name="ro1">
          <table:table-cell office:value-type="string" calcext:value-type="string">
            <text:p>u-ch427-n96-start-paper-110</text:p>
          </table:table-cell>
          <table:table-cell office:value-type="float" office:value="1093.984" calcext:value-type="float">
            <text:p>1093.984</text:p>
          </table:table-cell>
          <table:table-cell office:value-type="float" office:value="105.5" calcext:value-type="float">
            <text:p>105.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6-29T07:04:11Z</text:p>
          </table:table-cell>
          <table:table-cell office:value-type="string" calcext:value-type="string">
            <text:p>2022-07-01T02:56:24Z</text:p>
          </table:table-cell>
          <table:table-cell office:value-type="string" calcext:value-type="string">
            <text:p>2022-07-01T03:22:50Z</text:p>
          </table:table-cell>
          <table:table-cell office:value-type="string" calcext:value-type="string">
            <text:p>SUCCEEDED</text:p>
          </table:table-cell>
          <table:table-cell office:value-type="float" office:value="1932162" calcext:value-type="float">
            <text:p>1932162</text:p>
          </table:table-cell>
          <table:table-cell office:value-type="float" office:value="123331" calcext:value-type="float">
            <text:p>123331</text:p>
          </table:table-cell>
          <table:table-cell office:value-type="float" office:value="26.272" calcext:value-type="float">
            <text:p>26.272</text:p>
          </table:table-cell>
        </table:table-row>
        <table:table-row table:style-name="ro1">
          <table:table-cell office:value-type="string" calcext:value-type="string">
            <text:p>u-ch427-n96-start-paper-120</text:p>
          </table:table-cell>
          <table:table-cell office:value-type="float" office:value="1244.557" calcext:value-type="float">
            <text:p>1244.557</text:p>
          </table:table-cell>
          <table:table-cell office:value-type="float" office:value="115.69" calcext:value-type="float">
            <text:p>115.6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9T07:03:55Z</text:p>
          </table:table-cell>
          <table:table-cell office:value-type="string" calcext:value-type="string">
            <text:p>2022-07-01T02:26:14Z</text:p>
          </table:table-cell>
          <table:table-cell office:value-type="string" calcext:value-type="string">
            <text:p>2022-07-01T02:55:55Z</text:p>
          </table:table-cell>
          <table:table-cell office:value-type="string" calcext:value-type="string">
            <text:p>SUCCEEDED</text:p>
          </table:table-cell>
          <table:table-cell office:value-type="float" office:value="1932161" calcext:value-type="float">
            <text:p>1932161</text:p>
          </table:table-cell>
          <table:table-cell office:value-type="float" office:value="93663" calcext:value-type="float">
            <text:p>93663</text:p>
          </table:table-cell>
          <table:table-cell office:value-type="float" office:value="56.714" calcext:value-type="float">
            <text:p>56.7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65.311" calcext:value-type="float">
            <text:p>65.311</text:p>
          </table:table-cell>
          <table:table-cell office:value-type="float" office:value="10.79" calcext:value-type="float">
            <text:p>1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7T01:52:20Z</text:p>
          </table:table-cell>
          <table:table-cell office:value-type="string" calcext:value-type="string">
            <text:p>2022-06-27T01:52:56Z</text:p>
          </table:table-cell>
          <table:table-cell office:value-type="string" calcext:value-type="string">
            <text:p>2022-06-27T01:54:27Z</text:p>
          </table:table-cell>
          <table:table-cell office:value-type="string" calcext:value-type="string">
            <text:p>SUCCEEDED</text:p>
          </table:table-cell>
          <table:table-cell office:value-type="float" office:value="1919126" calcext:value-type="float">
            <text:p>1919126</text:p>
          </table:table-cell>
          <table:table-cell office:value-type="float" office:value="204799" calcext:value-type="float">
            <text:p>204799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69.85" calcext:value-type="float">
            <text:p>69.85</text:p>
          </table:table-cell>
          <table:table-cell office:value-type="float" office:value="12.19" calcext:value-type="float">
            <text:p>12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4T22:09:58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2Z</text:p>
          </table:table-cell>
          <table:table-cell office:value-type="string" calcext:value-type="string">
            <text:p>SUCCEEDED</text:p>
          </table:table-cell>
          <table:table-cell office:value-type="float" office:value="1909756" calcext:value-type="float">
            <text:p>1909756</text:p>
          </table:table-cell>
          <table:table-cell office:value-type="float" office:value="24991" calcext:value-type="float">
            <text:p>24991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71.916" calcext:value-type="float">
            <text:p>71.916</text:p>
          </table:table-cell>
          <table:table-cell office:value-type="float" office:value="13.21" calcext:value-type="float">
            <text:p>13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24T22:10:01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6Z</text:p>
          </table:table-cell>
          <table:table-cell office:value-type="string" calcext:value-type="string">
            <text:p>SUCCEEDED</text:p>
          </table:table-cell>
          <table:table-cell office:value-type="float" office:value="1909757" calcext:value-type="float">
            <text:p>1909757</text:p>
          </table:table-cell>
          <table:table-cell office:value-type="float" office:value="42953" calcext:value-type="float">
            <text:p>4295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73.28" calcext:value-type="float">
            <text:p>73.28</text:p>
          </table:table-cell>
          <table:table-cell office:value-type="float" office:value="13.15" calcext:value-type="float">
            <text:p>13.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24T22:10:29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9Z</text:p>
          </table:table-cell>
          <table:table-cell office:value-type="string" calcext:value-type="string">
            <text:p>SUCCEEDED</text:p>
          </table:table-cell>
          <table:table-cell office:value-type="float" office:value="1909759" calcext:value-type="float">
            <text:p>1909759</text:p>
          </table:table-cell>
          <table:table-cell office:value-type="float" office:value="199683" calcext:value-type="float">
            <text:p>199683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8.821" calcext:value-type="float">
            <text:p>78.821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24T22:10:47Z</text:p>
          </table:table-cell>
          <table:table-cell office:value-type="string" calcext:value-type="string">
            <text:p>2022-06-24T22:13:35Z</text:p>
          </table:table-cell>
          <table:table-cell office:value-type="string" calcext:value-type="string">
            <text:p>2022-06-24T22:15:54Z</text:p>
          </table:table-cell>
          <table:table-cell office:value-type="string" calcext:value-type="string">
            <text:p>SUCCEEDED</text:p>
          </table:table-cell>
          <table:table-cell office:value-type="float" office:value="1909761" calcext:value-type="float">
            <text:p>1909761</text:p>
          </table:table-cell>
          <table:table-cell office:value-type="float" office:value="36324" calcext:value-type="float">
            <text:p>36324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81.119" calcext:value-type="float">
            <text:p>81.119</text:p>
          </table:table-cell>
          <table:table-cell office:value-type="float" office:value="13.48" calcext:value-type="float">
            <text:p>13.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24T22:11:55Z</text:p>
          </table:table-cell>
          <table:table-cell office:value-type="string" calcext:value-type="string">
            <text:p>2022-06-24T22:15:06Z</text:p>
          </table:table-cell>
          <table:table-cell office:value-type="string" calcext:value-type="string">
            <text:p>2022-06-24T22:17:30Z</text:p>
          </table:table-cell>
          <table:table-cell office:value-type="string" calcext:value-type="string">
            <text:p>SUCCEEDED</text:p>
          </table:table-cell>
          <table:table-cell office:value-type="float" office:value="1909773" calcext:value-type="float">
            <text:p>1909773</text:p>
          </table:table-cell>
          <table:table-cell office:value-type="float" office:value="65042" calcext:value-type="float">
            <text:p>65042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84.876" calcext:value-type="float">
            <text:p>84.876</text:p>
          </table:table-cell>
          <table:table-cell office:value-type="float" office:value="13.83" calcext:value-type="float">
            <text:p>13.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24T22:17:08Z</text:p>
          </table:table-cell>
          <table:table-cell office:value-type="string" calcext:value-type="string">
            <text:p>2022-06-24T22:18:17Z</text:p>
          </table:table-cell>
          <table:table-cell office:value-type="string" calcext:value-type="string">
            <text:p>2022-06-24T22:20:50Z</text:p>
          </table:table-cell>
          <table:table-cell office:value-type="string" calcext:value-type="string">
            <text:p>SUCCEEDED</text:p>
          </table:table-cell>
          <table:table-cell office:value-type="float" office:value="1909843" calcext:value-type="float">
            <text:p>1909843</text:p>
          </table:table-cell>
          <table:table-cell office:value-type="float" office:value="81432" calcext:value-type="float">
            <text:p>81432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94.705" calcext:value-type="float">
            <text:p>94.705</text:p>
          </table:table-cell>
          <table:table-cell office:value-type="float" office:value="13.98" calcext:value-type="float">
            <text:p>13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24T22:22:23Z</text:p>
          </table:table-cell>
          <table:table-cell office:value-type="string" calcext:value-type="string">
            <text:p>2022-06-24T22:22:54Z</text:p>
          </table:table-cell>
          <table:table-cell office:value-type="string" calcext:value-type="string">
            <text:p>2022-06-24T22:25:36Z</text:p>
          </table:table-cell>
          <table:table-cell office:value-type="string" calcext:value-type="string">
            <text:p>SUCCEEDED</text:p>
          </table:table-cell>
          <table:table-cell office:value-type="float" office:value="1909875" calcext:value-type="float">
            <text:p>1909875</text:p>
          </table:table-cell>
          <table:table-cell office:value-type="float" office:value="98154" calcext:value-type="float">
            <text:p>9815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98.987" calcext:value-type="float">
            <text:p>98.987</text:p>
          </table:table-cell>
          <table:table-cell office:value-type="float" office:value="14.39" calcext:value-type="float">
            <text:p>14.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24T22:52:32Z</text:p>
          </table:table-cell>
          <table:table-cell office:value-type="string" calcext:value-type="string">
            <text:p>2022-06-24T22:53:14Z</text:p>
          </table:table-cell>
          <table:table-cell office:value-type="string" calcext:value-type="string">
            <text:p>2022-06-24T22:56:02Z</text:p>
          </table:table-cell>
          <table:table-cell office:value-type="string" calcext:value-type="string">
            <text:p>SUCCEEDED</text:p>
          </table:table-cell>
          <table:table-cell office:value-type="float" office:value="1910004" calcext:value-type="float">
            <text:p>1910004</text:p>
          </table:table-cell>
          <table:table-cell office:value-type="float" office:value="122300" calcext:value-type="float">
            <text:p>122300</text:p>
          </table:table-cell>
          <table:table-cell office:value-type="float" office:value="3.711" calcext:value-type="float">
            <text:p>3.711</text:p>
          </table:table-cell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26T01:18:26Z</text:p>
          </table:table-cell>
          <table:table-cell office:value-type="string" calcext:value-type="string">
            <text:p>2022-06-26T01:18:57Z</text:p>
          </table:table-cell>
          <table:table-cell office:value-type="string" calcext:value-type="string">
            <text:p>2022-06-26T01:21:51Z</text:p>
          </table:table-cell>
          <table:table-cell office:value-type="string" calcext:value-type="string">
            <text:p>SUCCEEDED</text:p>
          </table:table-cell>
          <table:table-cell office:value-type="float" office:value="1914654" calcext:value-type="float">
            <text:p>1914654</text:p>
          </table:table-cell>
          <table:table-cell office:value-type="float" office:value="212071" calcext:value-type="float">
            <text:p>212071</text:p>
          </table:table-cell>
          <table:table-cell office:value-type="float" office:value="4.458" calcext:value-type="float">
            <text:p>4.458</text:p>
          </table:table-cell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177.953" calcext:value-type="float">
            <text:p>177.953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26T00:47:39Z</text:p>
          </table:table-cell>
          <table:table-cell office:value-type="string" calcext:value-type="string">
            <text:p>2022-06-26T00:48:21Z</text:p>
          </table:table-cell>
          <table:table-cell office:value-type="string" calcext:value-type="string">
            <text:p>2022-06-26T00:53:07Z</text:p>
          </table:table-cell>
          <table:table-cell office:value-type="string" calcext:value-type="string">
            <text:p>SUCCEEDED</text:p>
          </table:table-cell>
          <table:table-cell office:value-type="float" office:value="1914555" calcext:value-type="float">
            <text:p>1914555</text:p>
          </table:table-cell>
          <table:table-cell office:value-type="float" office:value="168832" calcext:value-type="float">
            <text:p>168832</text:p>
          </table:table-cell>
          <table:table-cell office:value-type="float" office:value="7.477" calcext:value-type="float">
            <text:p>7.477</text:p>
          </table:table-cell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264.054" calcext:value-type="float">
            <text:p>264.054</text:p>
          </table:table-cell>
          <table:table-cell office:value-type="float" office:value="41.58" calcext:value-type="float">
            <text:p>41.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26T00:17:55Z</text:p>
          </table:table-cell>
          <table:table-cell office:value-type="string" calcext:value-type="string">
            <text:p>2022-06-26T01:56:08Z</text:p>
          </table:table-cell>
          <table:table-cell office:value-type="string" calcext:value-type="string">
            <text:p>2022-06-26T02:02:58Z</text:p>
          </table:table-cell>
          <table:table-cell office:value-type="string" calcext:value-type="string">
            <text:p>SUCCEEDED</text:p>
          </table:table-cell>
          <table:table-cell office:value-type="float" office:value="1914429" calcext:value-type="float">
            <text:p>1914429</text:p>
          </table:table-cell>
          <table:table-cell office:value-type="float" office:value="51328" calcext:value-type="float">
            <text:p>51328</text:p>
          </table:table-cell>
          <table:table-cell office:value-type="float" office:value="14.306" calcext:value-type="float">
            <text:p>14.306</text:p>
          </table:table-cell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343.404" calcext:value-type="float">
            <text:p>343.404</text:p>
          </table:table-cell>
          <table:table-cell office:value-type="float" office:value="44.86" calcext:value-type="float">
            <text:p>44.8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6T00:17:32Z</text:p>
          </table:table-cell>
          <table:table-cell office:value-type="string" calcext:value-type="string">
            <text:p>2022-06-26T14:34:51Z</text:p>
          </table:table-cell>
          <table:table-cell office:value-type="string" calcext:value-type="string">
            <text:p>2022-06-26T14:43:38Z</text:p>
          </table:table-cell>
          <table:table-cell office:value-type="string" calcext:value-type="string">
            <text:p>SUCCEEDED</text:p>
          </table:table-cell>
          <table:table-cell office:value-type="float" office:value="1914423" calcext:value-type="float">
            <text:p>1914423</text:p>
          </table:table-cell>
          <table:table-cell office:value-type="float" office:value="155870" calcext:value-type="float">
            <text:p>155870</text:p>
          </table:table-cell>
          <table:table-cell office:value-type="float" office:value="17.519" calcext:value-type="float">
            <text:p>17.519</text:p>
          </table:table-cell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504.381" calcext:value-type="float">
            <text:p>504.381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15:09:17Z</text:p>
          </table:table-cell>
          <table:table-cell office:value-type="string" calcext:value-type="string">
            <text:p>2022-06-26T15:21:24Z</text:p>
          </table:table-cell>
          <table:table-cell office:value-type="string" calcext:value-type="string">
            <text:p>SUCCEEDED</text:p>
          </table:table-cell>
          <table:table-cell office:value-type="float" office:value="1914414" calcext:value-type="float">
            <text:p>1914414</text:p>
          </table:table-cell>
          <table:table-cell office:value-type="float" office:value="219319" calcext:value-type="float">
            <text:p>219319</text:p>
          </table:table-cell>
          <table:table-cell office:value-type="float" office:value="17.109" calcext:value-type="float">
            <text:p>17.109</text:p>
          </table:table-cell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784.996" calcext:value-type="float">
            <text:p>784.996</text:p>
          </table:table-cell>
          <table:table-cell office:value-type="float" office:value="55.15" calcext:value-type="float">
            <text:p>55.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6T00:16:41Z</text:p>
          </table:table-cell>
          <table:table-cell office:value-type="string" calcext:value-type="string">
            <text:p>2022-06-26T15:36:59Z</text:p>
          </table:table-cell>
          <table:table-cell office:value-type="string" calcext:value-type="string">
            <text:p>2022-06-26T15:54:08Z</text:p>
          </table:table-cell>
          <table:table-cell office:value-type="string" calcext:value-type="string">
            <text:p>SUCCEEDED</text:p>
          </table:table-cell>
          <table:table-cell office:value-type="float" office:value="1914421" calcext:value-type="float">
            <text:p>1914421</text:p>
          </table:table-cell>
          <table:table-cell office:value-type="float" office:value="243474" calcext:value-type="float">
            <text:p>243474</text:p>
          </table:table-cell>
          <table:table-cell office:value-type="float" office:value="36.885" calcext:value-type="float">
            <text:p>36.885</text:p>
          </table:table-cell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1014.796" calcext:value-type="float">
            <text:p>1014.796</text:p>
          </table:table-cell>
          <table:table-cell office:value-type="float" office:value="60.51" calcext:value-type="float">
            <text:p>60.5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0:55:33Z</text:p>
          </table:table-cell>
          <table:table-cell office:value-type="string" calcext:value-type="string">
            <text:p>2022-06-26T01:17:48Z</text:p>
          </table:table-cell>
          <table:table-cell office:value-type="string" calcext:value-type="string">
            <text:p>SUCCEEDED</text:p>
          </table:table-cell>
          <table:table-cell office:value-type="float" office:value="1914416" calcext:value-type="float">
            <text:p>1914416</text:p>
          </table:table-cell>
          <table:table-cell office:value-type="float" office:value="187346" calcext:value-type="float">
            <text:p>187346</text:p>
          </table:table-cell>
          <table:table-cell office:value-type="float" office:value="30.161" calcext:value-type="float">
            <text:p>30.161</text:p>
          </table:table-cell>
        </table:table-row>
        <table:table-row table:style-name="ro1">
          <table:table-cell office:value-type="string" calcext:value-type="string">
            <text:p>u-ch427-n96-start-paper-ms-x0-prec-80</text:p>
          </table:table-cell>
          <table:table-cell office:value-type="float" office:value="1260.491" calcext:value-type="float">
            <text:p>1260.491</text:p>
          </table:table-cell>
          <table:table-cell office:value-type="float" office:value="79.3" calcext:value-type="float">
            <text:p>79.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6T00:16:39Z</text:p>
          </table:table-cell>
          <table:table-cell office:value-type="string" calcext:value-type="string">
            <text:p>2022-06-27T01:40:42Z</text:p>
          </table:table-cell>
          <table:table-cell office:value-type="string" calcext:value-type="string">
            <text:p>2022-06-27T02:07:39Z</text:p>
          </table:table-cell>
          <table:table-cell office:value-type="string" calcext:value-type="string">
            <text:p>SUCCEEDED</text:p>
          </table:table-cell>
          <table:table-cell office:value-type="float" office:value="1914419" calcext:value-type="float">
            <text:p>1914419</text:p>
          </table:table-cell>
          <table:table-cell office:value-type="float" office:value="36458" calcext:value-type="float">
            <text:p>36458</text:p>
          </table:table-cell>
          <table:table-cell office:value-type="float" office:value="62.468" calcext:value-type="float">
            <text:p>62.468</text:p>
          </table:table-cell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1503.378" calcext:value-type="float">
            <text:p>1503.378</text:p>
          </table:table-cell>
          <table:table-cell office:value-type="float" office:value="88.32" calcext:value-type="float">
            <text:p>88.3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15:54:59Z</text:p>
          </table:table-cell>
          <table:table-cell office:value-type="string" calcext:value-type="string">
            <text:p>2022-06-26T16:27:10Z</text:p>
          </table:table-cell>
          <table:table-cell office:value-type="string" calcext:value-type="string">
            <text:p>SUCCEEDED</text:p>
          </table:table-cell>
          <table:table-cell office:value-type="float" office:value="1914415" calcext:value-type="float">
            <text:p>1914415</text:p>
          </table:table-cell>
          <table:table-cell office:value-type="float" office:value="6291" calcext:value-type="float">
            <text:p>6291</text:p>
          </table:table-cell>
          <table:table-cell office:value-type="float" office:value="84.474" calcext:value-type="float">
            <text:p>84.474</text:p>
          </table:table-cell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1795.829" calcext:value-type="float">
            <text:p>1795.829</text:p>
          </table:table-cell>
          <table:table-cell office:value-type="float" office:value="91.99" calcext:value-type="float">
            <text:p>91.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1:33:28Z</text:p>
          </table:table-cell>
          <table:table-cell office:value-type="string" calcext:value-type="string">
            <text:p>2022-06-26T02:11:37Z</text:p>
          </table:table-cell>
          <table:table-cell office:value-type="string" calcext:value-type="string">
            <text:p>SUCCEEDED</text:p>
          </table:table-cell>
          <table:table-cell office:value-type="float" office:value="1914417" calcext:value-type="float">
            <text:p>1914417</text:p>
          </table:table-cell>
          <table:table-cell office:value-type="float" office:value="251986" calcext:value-type="float">
            <text:p>251986</text:p>
          </table:table-cell>
          <table:table-cell office:value-type="float" office:value="95.217" calcext:value-type="float">
            <text:p>95.217</text:p>
          </table:table-cell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2074.881" calcext:value-type="float">
            <text:p>2074.881</text:p>
          </table:table-cell>
          <table:table-cell office:value-type="float" office:value="92.92" calcext:value-type="float">
            <text:p>92.9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6-26T00:16:39Z</text:p>
          </table:table-cell>
          <table:table-cell office:value-type="string" calcext:value-type="string">
            <text:p>2022-06-26T01:39:34Z</text:p>
          </table:table-cell>
          <table:table-cell office:value-type="string" calcext:value-type="string">
            <text:p>2022-06-26T02:22:55Z</text:p>
          </table:table-cell>
          <table:table-cell office:value-type="string" calcext:value-type="string">
            <text:p>SUCCEEDED</text:p>
          </table:table-cell>
          <table:table-cell office:value-type="float" office:value="1914420" calcext:value-type="float">
            <text:p>1914420</text:p>
          </table:table-cell>
          <table:table-cell office:value-type="float" office:value="107013" calcext:value-type="float">
            <text:p>107013</text:p>
          </table:table-cell>
          <table:table-cell office:value-type="float" office:value="120.053" calcext:value-type="float">
            <text:p>120.053</text:p>
          </table:table-cell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2500.172" calcext:value-type="float">
            <text:p>2500.172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0:47:42Z</text:p>
          </table:table-cell>
          <table:table-cell office:value-type="string" calcext:value-type="string">
            <text:p>2022-06-26T01:39:03Z</text:p>
          </table:table-cell>
          <table:table-cell office:value-type="string" calcext:value-type="string">
            <text:p>SUCCEEDED</text:p>
          </table:table-cell>
          <table:table-cell office:value-type="float" office:value="1914418" calcext:value-type="float">
            <text:p>1914418</text:p>
          </table:table-cell>
          <table:table-cell office:value-type="float" office:value="73166" calcext:value-type="float">
            <text:p>73166</text:p>
          </table:table-cell>
          <table:table-cell office:value-type="float" office:value="127.165" calcext:value-type="float">
            <text:p>127.16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1.365" calcext:value-type="float">
            <text:p>61.36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37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30Z</text:p>
          </table:table-cell>
          <table:table-cell office:value-type="string" calcext:value-type="string">
            <text:p>SUCCEEDED</text:p>
          </table:table-cell>
          <table:table-cell office:value-type="float" office:value="1826539" calcext:value-type="float">
            <text:p>1826539</text:p>
          </table:table-cell>
          <table:table-cell office:value-type="float" office:value="57673" calcext:value-type="float">
            <text:p>576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3.755" calcext:value-type="float">
            <text:p>63.7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20:16:58Z</text:p>
          </table:table-cell>
          <table:table-cell office:value-type="string" calcext:value-type="string">
            <text:p>2022-06-15T20:23:05Z</text:p>
          </table:table-cell>
          <table:table-cell office:value-type="string" calcext:value-type="string">
            <text:p>2022-06-15T20:24:37Z</text:p>
          </table:table-cell>
          <table:table-cell office:value-type="string" calcext:value-type="string">
            <text:p>SUCCEEDED</text:p>
          </table:table-cell>
          <table:table-cell office:value-type="float" office:value="1828117" calcext:value-type="float">
            <text:p>1828117</text:p>
          </table:table-cell>
          <table:table-cell office:value-type="float" office:value="5372" calcext:value-type="float">
            <text:p>537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66.494" calcext:value-type="float">
            <text:p>66.494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5T20:17:06Z</text:p>
          </table:table-cell>
          <table:table-cell office:value-type="string" calcext:value-type="string">
            <text:p>2022-06-15T20:27:07Z</text:p>
          </table:table-cell>
          <table:table-cell office:value-type="string" calcext:value-type="string">
            <text:p>2022-06-15T20:28:46Z</text:p>
          </table:table-cell>
          <table:table-cell office:value-type="string" calcext:value-type="string">
            <text:p>SUCCEEDED</text:p>
          </table:table-cell>
          <table:table-cell office:value-type="float" office:value="1828118" calcext:value-type="float">
            <text:p>1828118</text:p>
          </table:table-cell>
          <table:table-cell office:value-type="float" office:value="30623" calcext:value-type="float">
            <text:p>30623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67.676" calcext:value-type="float">
            <text:p>67.676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5T20:17:18Z</text:p>
          </table:table-cell>
          <table:table-cell office:value-type="string" calcext:value-type="string">
            <text:p>2022-06-15T20:19:06Z</text:p>
          </table:table-cell>
          <table:table-cell office:value-type="string" calcext:value-type="string">
            <text:p>2022-06-15T20:20:46Z</text:p>
          </table:table-cell>
          <table:table-cell office:value-type="string" calcext:value-type="string">
            <text:p>SUCCEEDED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181503" calcext:value-type="float">
            <text:p>1815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5T20:17:29Z</text:p>
          </table:table-cell>
          <table:table-cell office:value-type="string" calcext:value-type="string">
            <text:p>2022-06-15T20:20:09Z</text:p>
          </table:table-cell>
          <table:table-cell office:value-type="string" calcext:value-type="string">
            <text:p>2022-06-15T20:22:07Z</text:p>
          </table:table-cell>
          <table:table-cell office:value-type="string" calcext:value-type="string">
            <text:p>SUCCEEDED</text:p>
          </table:table-cell>
          <table:table-cell office:value-type="float" office:value="1828122" calcext:value-type="float">
            <text:p>1828122</text:p>
          </table:table-cell>
          <table:table-cell office:value-type="float" office:value="132818" calcext:value-type="float">
            <text:p>13281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9.125" calcext:value-type="float">
            <text:p>69.125</text:p>
          </table:table-cell>
          <table:table-cell office:value-type="float" office:value="13.37" calcext:value-type="float">
            <text:p>13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5T20:17:39Z</text:p>
          </table:table-cell>
          <table:table-cell office:value-type="string" calcext:value-type="string">
            <text:p>2022-06-15T20:33:57Z</text:p>
          </table:table-cell>
          <table:table-cell office:value-type="string" calcext:value-type="string">
            <text:p>2022-06-15T20:36:03Z</text:p>
          </table:table-cell>
          <table:table-cell office:value-type="string" calcext:value-type="string">
            <text:p>SUCCEEDED</text:p>
          </table:table-cell>
          <table:table-cell office:value-type="float" office:value="1828123" calcext:value-type="float">
            <text:p>1828123</text:p>
          </table:table-cell>
          <table:table-cell office:value-type="float" office:value="19531" calcext:value-type="float">
            <text:p>19531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4.081" calcext:value-type="float">
            <text:p>74.081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5T20:22:55Z</text:p>
          </table:table-cell>
          <table:table-cell office:value-type="string" calcext:value-type="string">
            <text:p>2022-06-15T20:44:37Z</text:p>
          </table:table-cell>
          <table:table-cell office:value-type="string" calcext:value-type="string">
            <text:p>2022-06-15T20:46:49Z</text:p>
          </table:table-cell>
          <table:table-cell office:value-type="string" calcext:value-type="string">
            <text:p>SUCCEEDED</text:p>
          </table:table-cell>
          <table:table-cell office:value-type="float" office:value="1828138" calcext:value-type="float">
            <text:p>1828138</text:p>
          </table:table-cell>
          <table:table-cell office:value-type="float" office:value="132216" calcext:value-type="float">
            <text:p>13221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3.699" calcext:value-type="float">
            <text:p>73.69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5T20:23:00Z</text:p>
          </table:table-cell>
          <table:table-cell office:value-type="string" calcext:value-type="string">
            <text:p>2022-06-15T21:21:35Z</text:p>
          </table:table-cell>
          <table:table-cell office:value-type="string" calcext:value-type="string">
            <text:p>2022-06-15T21:23:48Z</text:p>
          </table:table-cell>
          <table:table-cell office:value-type="string" calcext:value-type="string">
            <text:p>SUCCEEDED</text:p>
          </table:table-cell>
          <table:table-cell office:value-type="float" office:value="1828139" calcext:value-type="float">
            <text:p>1828139</text:p>
          </table:table-cell>
          <table:table-cell office:value-type="float" office:value="232230" calcext:value-type="float">
            <text:p>23223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6.161" calcext:value-type="float">
            <text:p>76.161</text:p>
          </table:table-cell>
          <table:table-cell office:value-type="float" office:value="14.58" calcext:value-type="float">
            <text:p>14.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5T20:23:10Z</text:p>
          </table:table-cell>
          <table:table-cell office:value-type="string" calcext:value-type="string">
            <text:p>2022-06-15T21:42:01Z</text:p>
          </table:table-cell>
          <table:table-cell office:value-type="string" calcext:value-type="string">
            <text:p>2022-06-15T21:44:18Z</text:p>
          </table:table-cell>
          <table:table-cell office:value-type="string" calcext:value-type="string">
            <text:p>SUCCEEDED</text:p>
          </table:table-cell>
          <table:table-cell office:value-type="float" office:value="1828140" calcext:value-type="float">
            <text:p>1828140</text:p>
          </table:table-cell>
          <table:table-cell office:value-type="float" office:value="93049" calcext:value-type="float">
            <text:p>9304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9.217" calcext:value-type="float">
            <text:p>79.217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5T15:11:59Z</text:p>
          </table:table-cell>
          <table:table-cell office:value-type="string" calcext:value-type="string">
            <text:p>2022-06-15T15:13:04Z</text:p>
          </table:table-cell>
          <table:table-cell office:value-type="string" calcext:value-type="string">
            <text:p>2022-06-15T15:15:25Z</text:p>
          </table:table-cell>
          <table:table-cell office:value-type="string" calcext:value-type="string">
            <text:p>SUCCEEDED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27661" calcext:value-type="float">
            <text:p>12766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9.67" calcext:value-type="float">
            <text:p>19.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5T15:07:09Z</text:p>
          </table:table-cell>
          <table:table-cell office:value-type="string" calcext:value-type="string">
            <text:p>2022-06-15T15:08:01Z</text:p>
          </table:table-cell>
          <table:table-cell office:value-type="string" calcext:value-type="string">
            <text:p>2022-06-15T15:11:35Z</text:p>
          </table:table-cell>
          <table:table-cell office:value-type="string" calcext:value-type="string">
            <text:p>SUCCEEDED</text:p>
          </table:table-cell>
          <table:table-cell office:value-type="float" office:value="1826542" calcext:value-type="float">
            <text:p>1826542</text:p>
          </table:table-cell>
          <table:table-cell office:value-type="float" office:value="126623" calcext:value-type="float">
            <text:p>12662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5T15:07:24Z</text:p>
          </table:table-cell>
          <table:table-cell office:value-type="string" calcext:value-type="string">
            <text:p>2022-06-15T15:12:05Z</text:p>
          </table:table-cell>
          <table:table-cell office:value-type="string" calcext:value-type="string">
            <text:p>2022-06-15T15:17:10Z</text:p>
          </table:table-cell>
          <table:table-cell office:value-type="string" calcext:value-type="string">
            <text:p>SUCCEEDED</text:p>
          </table:table-cell>
          <table:table-cell office:value-type="float" office:value="1826543" calcext:value-type="float">
            <text:p>1826543</text:p>
          </table:table-cell>
          <table:table-cell office:value-type="float" office:value="224646" calcext:value-type="float">
            <text:p>224646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u-ch427-n96-start-paper-x0-40</text:p>
          </table:table-cell>
          <table:table-cell office:value-type="float" office:value="225.469" calcext:value-type="float">
            <text:p>225.469</text:p>
          </table:table-cell>
          <table:table-cell office:value-type="float" office:value="45.7" calcext:value-type="float">
            <text:p>45.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9T07:05:01Z</text:p>
          </table:table-cell>
          <table:table-cell office:value-type="string" calcext:value-type="string">
            <text:p>2022-07-01T03:52:16Z</text:p>
          </table:table-cell>
          <table:table-cell office:value-type="string" calcext:value-type="string">
            <text:p>2022-07-01T03:58:54Z</text:p>
          </table:table-cell>
          <table:table-cell office:value-type="string" calcext:value-type="string">
            <text:p>SUCCEEDED</text:p>
          </table:table-cell>
          <table:table-cell office:value-type="float" office:value="1932169" calcext:value-type="float">
            <text:p>1932169</text:p>
          </table:table-cell>
          <table:table-cell office:value-type="float" office:value="21663" calcext:value-type="float">
            <text:p>21663</text:p>
          </table:table-cell>
          <table:table-cell office:value-type="float" office:value="3.776" calcext:value-type="float">
            <text:p>3.776</text:p>
          </table:table-cell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5:07:38Z</text:p>
          </table:table-cell>
          <table:table-cell office:value-type="string" calcext:value-type="string">
            <text:p>2022-06-15T15:26:00Z</text:p>
          </table:table-cell>
          <table:table-cell office:value-type="string" calcext:value-type="string">
            <text:p>2022-06-15T15:34:08Z</text:p>
          </table:table-cell>
          <table:table-cell office:value-type="string" calcext:value-type="string">
            <text:p>SUCCEEDED</text:p>
          </table:table-cell>
          <table:table-cell office:value-type="float" office:value="1826544" calcext:value-type="float">
            <text:p>1826544</text:p>
          </table:table-cell>
          <table:table-cell office:value-type="float" office:value="248373" calcext:value-type="float">
            <text:p>248373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string" calcext:value-type="string">
            <text:p>u-ch427-n96-start-paper-x0-60</text:p>
          </table:table-cell>
          <table:table-cell office:value-type="float" office:value="442.078" calcext:value-type="float">
            <text:p>442.07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9T07:05:10Z</text:p>
          </table:table-cell>
          <table:table-cell office:value-type="string" calcext:value-type="string">
            <text:p>2022-07-01T03:52:16Z</text:p>
          </table:table-cell>
          <table:table-cell office:value-type="string" calcext:value-type="string">
            <text:p>2022-07-01T04:04:00Z</text:p>
          </table:table-cell>
          <table:table-cell office:value-type="string" calcext:value-type="string">
            <text:p>SUCCEEDED</text:p>
          </table:table-cell>
          <table:table-cell office:value-type="float" office:value="1932170" calcext:value-type="float">
            <text:p>1932170</text:p>
          </table:table-cell>
          <table:table-cell office:value-type="float" office:value="247623" calcext:value-type="float">
            <text:p>247623</text:p>
          </table:table-cell>
          <table:table-cell office:value-type="float" office:value="11.971" calcext:value-type="float">
            <text:p>11.971</text:p>
          </table:table-cell>
        </table:table-row>
        <table:table-row table:style-name="ro1">
          <table:table-cell office:value-type="string" calcext:value-type="string">
            <text:p>u-ch427-n96-start-paper-x0-70</text:p>
          </table:table-cell>
          <table:table-cell office:value-type="float" office:value="523.855" calcext:value-type="float">
            <text:p>523.855</text:p>
          </table:table-cell>
          <table:table-cell office:value-type="float" office:value="80.56" calcext:value-type="float">
            <text:p>80.5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9T07:05:22Z</text:p>
          </table:table-cell>
          <table:table-cell office:value-type="string" calcext:value-type="string">
            <text:p>2022-07-01T03:37:57Z</text:p>
          </table:table-cell>
          <table:table-cell office:value-type="string" calcext:value-type="string">
            <text:p>2022-07-01T03:51:45Z</text:p>
          </table:table-cell>
          <table:table-cell office:value-type="string" calcext:value-type="string">
            <text:p>SUCCEEDED</text:p>
          </table:table-cell>
          <table:table-cell office:value-type="float" office:value="1932172" calcext:value-type="float">
            <text:p>1932172</text:p>
          </table:table-cell>
          <table:table-cell office:value-type="float" office:value="223955" calcext:value-type="float">
            <text:p>223955</text:p>
          </table:table-cell>
          <table:table-cell office:value-type="float" office:value="20.912" calcext:value-type="float">
            <text:p>20.912</text:p>
          </table:table-cell>
        </table:table-row>
        <table:table-row table:style-name="ro1">
          <table:table-cell office:value-type="string" calcext:value-type="string">
            <text:p>u-ch427-n96-start-paper-x0-80</text:p>
          </table:table-cell>
          <table:table-cell office:value-type="float" office:value="679.356" calcext:value-type="float">
            <text:p>679.356</text:p>
          </table:table-cell>
          <table:table-cell office:value-type="float" office:value="68.33" calcext:value-type="float">
            <text:p>68.3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9T07:05:32Z</text:p>
          </table:table-cell>
          <table:table-cell office:value-type="string" calcext:value-type="string">
            <text:p>2022-07-01T03:40:50Z</text:p>
          </table:table-cell>
          <table:table-cell office:value-type="string" calcext:value-type="string">
            <text:p>2022-07-01T03:58:04Z</text:p>
          </table:table-cell>
          <table:table-cell office:value-type="string" calcext:value-type="string">
            <text:p>SUCCEEDED</text:p>
          </table:table-cell>
          <table:table-cell office:value-type="float" office:value="1932173" calcext:value-type="float">
            <text:p>1932173</text:p>
          </table:table-cell>
          <table:table-cell office:value-type="float" office:value="118898" calcext:value-type="float">
            <text:p>118898</text:p>
          </table:table-cell>
          <table:table-cell office:value-type="float" office:value="39.392" calcext:value-type="float">
            <text:p>39.392</text:p>
          </table:table-cell>
        </table:table-row>
        <table:table-row table:style-name="ro1">
          <table:table-cell office:value-type="string" calcext:value-type="string">
            <text:p>u-ch427-n96-start-paper-x0-90</text:p>
          </table:table-cell>
          <table:table-cell office:value-type="float" office:value="836.298" calcext:value-type="float">
            <text:p>836.298</text:p>
          </table:table-cell>
          <table:table-cell office:value-type="float" office:value="98.66" calcext:value-type="float">
            <text:p>98.6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9T10:05:52Z</text:p>
          </table:table-cell>
          <table:table-cell office:value-type="string" calcext:value-type="string">
            <text:p>2022-07-01T03:58:33Z</text:p>
          </table:table-cell>
          <table:table-cell office:value-type="string" calcext:value-type="string">
            <text:p>2022-07-01T04:19:08Z</text:p>
          </table:table-cell>
          <table:table-cell office:value-type="string" calcext:value-type="string">
            <text:p>SUCCEEDED</text:p>
          </table:table-cell>
          <table:table-cell office:value-type="float" office:value="1932930" calcext:value-type="float">
            <text:p>1932930</text:p>
          </table:table-cell>
          <table:table-cell office:value-type="float" office:value="74682" calcext:value-type="float">
            <text:p>74682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5:07:56Z</text:p>
          </table:table-cell>
          <table:table-cell office:value-type="string" calcext:value-type="string">
            <text:p>2022-06-15T17:12:54Z</text:p>
          </table:table-cell>
          <table:table-cell office:value-type="string" calcext:value-type="string">
            <text:p>2022-06-15T17:35:25Z</text:p>
          </table:table-cell>
          <table:table-cell office:value-type="string" calcext:value-type="string">
            <text:p>SUCCEEDED</text:p>
          </table:table-cell>
          <table:table-cell office:value-type="float" office:value="1826547" calcext:value-type="float">
            <text:p>1826547</text:p>
          </table:table-cell>
          <table:table-cell office:value-type="float" office:value="84597" calcext:value-type="float">
            <text:p>84597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u-ch427-n96-start-paper-x0-110</text:p>
          </table:table-cell>
          <table:table-cell office:value-type="float" office:value="1086.853" calcext:value-type="float">
            <text:p>1086.853</text:p>
          </table:table-cell>
          <table:table-cell office:value-type="float" office:value="119.16" calcext:value-type="float">
            <text:p>119.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7-01T11:42:36Z</text:p>
          </table:table-cell>
          <table:table-cell office:value-type="string" calcext:value-type="string">
            <text:p>2022-07-01T13:22:08Z</text:p>
          </table:table-cell>
          <table:table-cell office:value-type="string" calcext:value-type="string">
            <text:p>2022-07-01T13:49:02Z</text:p>
          </table:table-cell>
          <table:table-cell office:value-type="string" calcext:value-type="string">
            <text:p>SUCCEEDED</text:p>
          </table:table-cell>
          <table:table-cell office:value-type="float" office:value="1943128" calcext:value-type="float">
            <text:p>1943128</text:p>
          </table:table-cell>
          <table:table-cell office:value-type="float" office:value="158848" calcext:value-type="float">
            <text:p>158848</text:p>
          </table:table-cell>
          <table:table-cell office:value-type="float" office:value="23.735" calcext:value-type="float">
            <text:p>23.735</text:p>
          </table:table-cell>
        </table:table-row>
        <table:table-row table:style-name="ro1">
          <table:table-cell office:value-type="string" calcext:value-type="string">
            <text:p>u-ch427-n96-start-paper-x0-120</text:p>
          </table:table-cell>
          <table:table-cell office:value-type="float" office:value="1302.484" calcext:value-type="float">
            <text:p>1302.484</text:p>
          </table:table-cell>
          <table:table-cell office:value-type="float" office:value="103.04" calcext:value-type="float">
            <text:p>103.0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9T04:06:07Z</text:p>
          </table:table-cell>
          <table:table-cell office:value-type="string" calcext:value-type="string">
            <text:p>2022-07-01T01:23:47Z</text:p>
          </table:table-cell>
          <table:table-cell office:value-type="string" calcext:value-type="string">
            <text:p>2022-07-01T01:55:06Z</text:p>
          </table:table-cell>
          <table:table-cell office:value-type="string" calcext:value-type="string">
            <text:p>SUCCEEDED</text:p>
          </table:table-cell>
          <table:table-cell office:value-type="float" office:value="1931816" calcext:value-type="float">
            <text:p>1931816</text:p>
          </table:table-cell>
          <table:table-cell office:value-type="float" office:value="20133" calcext:value-type="float">
            <text:p>20133</text:p>
          </table:table-cell>
          <table:table-cell office:value-type="float" office:value="27.626" calcext:value-type="float">
            <text:p>27.62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Ensembles</text:p>
          </table:table-cell>
          <table:table-cell office:value-type="string" calcext:value-type="string">
            <text:p>Paper Mean</text:p>
          </table:table-cell>
          <table:table-cell office:value-type="string" calcext:value-type="string">
            <text:p>Paper Mean X</text:p>
          </table:table-cell>
          <table:table-cell office:value-type="string" calcext:value-type="string">
            <text:p>Paper Mean Stdev X Prec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.52" calcext:value-type="float">
            <text:p>65.52</text:p>
          </table:table-cell>
          <table:table-cell office:value-type="float" office:value="61.365" calcext:value-type="float">
            <text:p>61.365</text:p>
          </table:table-cell>
          <table:table-cell office:value-type="float" office:value="65.311" calcext:value-type="float">
            <text:p>65.3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.979" calcext:value-type="float">
            <text:p>64.979</text:p>
          </table:table-cell>
          <table:table-cell office:value-type="float" office:value="63.755" calcext:value-type="float">
            <text:p>63.755</text:p>
          </table:table-cell>
          <table:table-cell office:value-type="float" office:value="69.85" calcext:value-type="float">
            <text:p>69.85</text:p>
          </table:table-cell>
          <table:table-cell>
            <draw:frame table:end-cell-address="N96.N90" table:end-x="0.18cm" table:end-y="0.421cm" draw:z-index="0" draw:style-name="gr1" draw:text-style-name="P1" svg:width="15.999cm" svg:height="8.999cm" svg:x="2.243cm" svg:y="0.002cm">
              <draw:object draw:notify-on-update-of-ranges="N96.B70:N96.B90 N96.C69:N96.C69 N96.C70:N96.C90 N96.B70:N96.B90 N96.D69:N96.D69 N96.D70:N96.D90 N96.B70:N96.B90 N96.E69:N96.E69 N96.E70:N96.E9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2.977" calcext:value-type="float">
            <text:p>62.977</text:p>
          </table:table-cell>
          <table:table-cell office:value-type="float" office:value="66.494" calcext:value-type="float">
            <text:p>66.494</text:p>
          </table:table-cell>
          <table:table-cell office:value-type="float" office:value="71.916" calcext:value-type="float">
            <text:p>71.9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777" calcext:value-type="float">
            <text:p>73.777</text:p>
          </table:table-cell>
          <table:table-cell office:value-type="float" office:value="67.676" calcext:value-type="float">
            <text:p>67.676</text:p>
          </table:table-cell>
          <table:table-cell office:value-type="float" office:value="73.28" calcext:value-type="float">
            <text:p>73.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.091" calcext:value-type="float">
            <text:p>70.091</text:p>
          </table:table-cell>
          <table:table-cell office:value-type="float" office:value="66" calcext:value-type="float">
            <text:p>66</text:p>
          </table:table-cell>
          <table:table-cell office:value-type="float" office:value="78.821" calcext:value-type="float">
            <text:p>78.8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533" calcext:value-type="float">
            <text:p>70.533</text:p>
          </table:table-cell>
          <table:table-cell office:value-type="float" office:value="69.125" calcext:value-type="float">
            <text:p>69.125</text:p>
          </table:table-cell>
          <table:table-cell office:value-type="float" office:value="81.119" calcext:value-type="float">
            <text:p>81.1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.899" calcext:value-type="float">
            <text:p>69.899</text:p>
          </table:table-cell>
          <table:table-cell office:value-type="float" office:value="74.081" calcext:value-type="float">
            <text:p>74.081</text:p>
          </table:table-cell>
          <table:table-cell office:value-type="float" office:value="84.876" calcext:value-type="float">
            <text:p>84.8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.402" calcext:value-type="float">
            <text:p>71.402</text:p>
          </table:table-cell>
          <table:table-cell office:value-type="float" office:value="73.699" calcext:value-type="float">
            <text:p>73.699</text:p>
          </table:table-cell>
          <table:table-cell office:value-type="float" office:value="94.705" calcext:value-type="float">
            <text:p>94.7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8.529" calcext:value-type="float">
            <text:p>78.529</text:p>
          </table:table-cell>
          <table:table-cell office:value-type="float" office:value="76.161" calcext:value-type="float">
            <text:p>76.161</text:p>
          </table:table-cell>
          <table:table-cell office:value-type="float" office:value="98.987" calcext:value-type="float">
            <text:p>98.9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0.684" calcext:value-type="float">
            <text:p>70.684</text:p>
          </table:table-cell>
          <table:table-cell office:value-type="float" office:value="79.217" calcext:value-type="float">
            <text:p>79.217</text:p>
          </table:table-cell>
          <table:table-cell office:value-type="float" office:value="105.129" calcext:value-type="float">
            <text:p>105.1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8.105" calcext:value-type="float">
            <text:p>108.105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77.953" calcext:value-type="float">
            <text:p>177.9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5.184" calcext:value-type="float">
            <text:p>175.184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264.054" calcext:value-type="float">
            <text:p>264.0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9.15" calcext:value-type="float">
            <text:p>209.15</text:p>
          </table:table-cell>
          <table:table-cell office:value-type="float" office:value="225.469" calcext:value-type="float">
            <text:p>225.469</text:p>
          </table:table-cell>
          <table:table-cell office:value-type="float" office:value="343.404" calcext:value-type="float">
            <text:p>343.4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4.381" calcext:value-type="float">
            <text:p>504.3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24.947" calcext:value-type="float">
            <text:p>424.947</text:p>
          </table:table-cell>
          <table:table-cell office:value-type="float" office:value="442.078" calcext:value-type="float">
            <text:p>442.078</text:p>
          </table:table-cell>
          <table:table-cell office:value-type="float" office:value="784.996" calcext:value-type="float">
            <text:p>784.9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25.249" calcext:value-type="float">
            <text:p>525.249</text:p>
          </table:table-cell>
          <table:table-cell office:value-type="float" office:value="523.855" calcext:value-type="float">
            <text:p>523.855</text:p>
          </table:table-cell>
          <table:table-cell office:value-type="float" office:value="1014.796" calcext:value-type="float">
            <text:p>1014.7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84.963" calcext:value-type="float">
            <text:p>684.963</text:p>
          </table:table-cell>
          <table:table-cell office:value-type="float" office:value="679.356" calcext:value-type="float">
            <text:p>679.356</text:p>
          </table:table-cell>
          <table:table-cell office:value-type="float" office:value="1260.491" calcext:value-type="float">
            <text:p>1260.4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94.707" calcext:value-type="float">
            <text:p>894.707</text:p>
          </table:table-cell>
          <table:table-cell office:value-type="float" office:value="836.298" calcext:value-type="float">
            <text:p>836.298</text:p>
          </table:table-cell>
          <table:table-cell office:value-type="float" office:value="1503.378" calcext:value-type="float">
            <text:p>1503.3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99.829" calcext:value-type="float">
            <text:p>799.829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1795.829" calcext:value-type="float">
            <text:p>1795.8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93.984" calcext:value-type="float">
            <text:p>1093.984</text:p>
          </table:table-cell>
          <table:table-cell office:value-type="float" office:value="1086.853" calcext:value-type="float">
            <text:p>1086.853</text:p>
          </table:table-cell>
          <table:table-cell office:value-type="float" office:value="2074.881" calcext:value-type="float">
            <text:p>2074.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44.557" calcext:value-type="float">
            <text:p>1244.557</text:p>
          </table:table-cell>
          <table:table-cell office:value-type="float" office:value="1302.484" calcext:value-type="float">
            <text:p>1302.484</text:p>
          </table:table-cell>
          <table:table-cell office:value-type="float" office:value="2500.172" calcext:value-type="float">
            <text:p>2500.172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aper Mean</text:p>
          </table:table-cell>
          <table:table-cell office:value-type="string" calcext:value-type="string">
            <text:p>Paper Mean X</text:p>
          </table:table-cell>
          <table:table-cell office:value-type="string" calcext:value-type="string">
            <text:p>Paper Mean Stdev X Pre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86324" calcext:value-type="float">
            <text:p>6086324</text:p>
          </table:table-cell>
          <table:table-cell office:value-type="float" office:value="4986188" calcext:value-type="float">
            <text:p>4986188</text:p>
          </table:table-cell>
          <table:table-cell office:value-type="float" office:value="4729072" calcext:value-type="float">
            <text:p>4729072</text:p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N96.N114" table:end-x="0.18cm" table:end-y="0.422cm" draw:z-index="1" draw:style-name="gr1" draw:text-style-name="P1" svg:width="15.999cm" svg:height="8.999cm" svg:x="2.243cm" svg:y="0.002cm">
              <draw:object draw:notify-on-update-of-ranges="N96.C93:N96.E93 N96.C94:N96.E9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N216" table:style-name="ta1">
        <table:table-column table:style-name="co19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70.074" calcext:value-type="float">
            <text:p>170.074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0:55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6:42Z</text:p>
          </table:table-cell>
          <table:table-cell office:value-type="string" calcext:value-type="string">
            <text:p>SUCCEEDED</text:p>
          </table:table-cell>
          <table:table-cell office:value-type="float" office:value="1900925" calcext:value-type="float">
            <text:p>1900925</text:p>
          </table:table-cell>
          <table:table-cell office:value-type="float" office:value="162692" calcext:value-type="float">
            <text:p>162692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80.493" calcext:value-type="float">
            <text:p>180.493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3T13:01:18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7:17Z</text:p>
          </table:table-cell>
          <table:table-cell office:value-type="string" calcext:value-type="string">
            <text:p>SUCCEEDED</text:p>
          </table:table-cell>
          <table:table-cell office:value-type="float" office:value="1900927" calcext:value-type="float">
            <text:p>1900927</text:p>
          </table:table-cell>
          <table:table-cell office:value-type="float" office:value="136423" calcext:value-type="float">
            <text:p>136423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179.258" calcext:value-type="float">
            <text:p>179.258</text:p>
          </table:table-cell>
          <table:table-cell office:value-type="float" office:value="53.11" calcext:value-type="float">
            <text:p>53.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3T13:01:39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7:20Z</text:p>
          </table:table-cell>
          <table:table-cell office:value-type="string" calcext:value-type="string">
            <text:p>SUCCEEDED</text:p>
          </table:table-cell>
          <table:table-cell office:value-type="float" office:value="1900928" calcext:value-type="float">
            <text:p>1900928</text:p>
          </table:table-cell>
          <table:table-cell office:value-type="float" office:value="28555" calcext:value-type="float">
            <text:p>28555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76.097" calcext:value-type="float">
            <text:p>176.097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1T22:41:29Z</text:p>
          </table:table-cell>
          <table:table-cell office:value-type="string" calcext:value-type="string">
            <text:p>2022-06-21T23:46:58Z</text:p>
          </table:table-cell>
          <table:table-cell office:value-type="string" calcext:value-type="string">
            <text:p>2022-06-21T23:50:43Z</text:p>
          </table:table-cell>
          <table:table-cell office:value-type="string" calcext:value-type="string">
            <text:p>SUCCEEDED</text:p>
          </table:table-cell>
          <table:table-cell office:value-type="float" office:value="1890494" calcext:value-type="float">
            <text:p>1890494</text:p>
          </table:table-cell>
          <table:table-cell office:value-type="float" office:value="83960" calcext:value-type="float">
            <text:p>8396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72.669" calcext:value-type="float">
            <text:p>172.669</text:p>
          </table:table-cell>
          <table:table-cell office:value-type="float" office:value="54.62" calcext:value-type="float">
            <text:p>54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1T22:37:06Z</text:p>
          </table:table-cell>
          <table:table-cell office:value-type="string" calcext:value-type="string">
            <text:p>2022-06-21T22:54:29Z</text:p>
          </table:table-cell>
          <table:table-cell office:value-type="string" calcext:value-type="string">
            <text:p>2022-06-21T22:58:35Z</text:p>
          </table:table-cell>
          <table:table-cell office:value-type="string" calcext:value-type="string">
            <text:p>SUCCEEDED</text:p>
          </table:table-cell>
          <table:table-cell office:value-type="float" office:value="1890480" calcext:value-type="float">
            <text:p>1890480</text:p>
          </table:table-cell>
          <table:table-cell office:value-type="float" office:value="224632" calcext:value-type="float">
            <text:p>224632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87.888" calcext:value-type="float">
            <text:p>187.888</text:p>
          </table:table-cell>
          <table:table-cell office:value-type="float" office:value="58.94" calcext:value-type="float">
            <text:p>58.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1T22:27:19Z</text:p>
          </table:table-cell>
          <table:table-cell office:value-type="string" calcext:value-type="string">
            <text:p>2022-06-21T23:48:30Z</text:p>
          </table:table-cell>
          <table:table-cell office:value-type="string" calcext:value-type="string">
            <text:p>2022-06-21T23:52:59Z</text:p>
          </table:table-cell>
          <table:table-cell office:value-type="string" calcext:value-type="string">
            <text:p>SUCCEEDED</text:p>
          </table:table-cell>
          <table:table-cell office:value-type="float" office:value="1890463" calcext:value-type="float">
            <text:p>1890463</text:p>
          </table:table-cell>
          <table:table-cell office:value-type="float" office:value="84128" calcext:value-type="float">
            <text:p>84128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83.668" calcext:value-type="float">
            <text:p>183.668</text:p>
          </table:table-cell>
          <table:table-cell office:value-type="float" office:value="62.25" calcext:value-type="float">
            <text:p>62.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1T22:38:02Z</text:p>
          </table:table-cell>
          <table:table-cell office:value-type="string" calcext:value-type="string">
            <text:p>2022-06-21T23:51:41Z</text:p>
          </table:table-cell>
          <table:table-cell office:value-type="string" calcext:value-type="string">
            <text:p>2022-06-21T23:56:03Z</text:p>
          </table:table-cell>
          <table:table-cell office:value-type="string" calcext:value-type="string">
            <text:p>SUCCEEDED</text:p>
          </table:table-cell>
          <table:table-cell office:value-type="float" office:value="1890482" calcext:value-type="float">
            <text:p>1890482</text:p>
          </table:table-cell>
          <table:table-cell office:value-type="float" office:value="141623" calcext:value-type="float">
            <text:p>141623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65.05" calcext:value-type="float">
            <text:p>65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1T23:08:46Z</text:p>
          </table:table-cell>
          <table:table-cell office:value-type="string" calcext:value-type="string">
            <text:p>2022-06-22T00:01:05Z</text:p>
          </table:table-cell>
          <table:table-cell office:value-type="string" calcext:value-type="string">
            <text:p>2022-06-22T00:05:51Z</text:p>
          </table:table-cell>
          <table:table-cell office:value-type="string" calcext:value-type="string">
            <text:p>SUCCEEDED</text:p>
          </table:table-cell>
          <table:table-cell office:value-type="float" office:value="1890600" calcext:value-type="float">
            <text:p>1890600</text:p>
          </table:table-cell>
          <table:table-cell office:value-type="float" office:value="167818" calcext:value-type="float">
            <text:p>167818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180.339" calcext:value-type="float">
            <text:p>180.339</text:p>
          </table:table-cell>
          <table:table-cell office:value-type="float" office:value="65.15" calcext:value-type="float">
            <text:p>65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1T22:39:13Z</text:p>
          </table:table-cell>
          <table:table-cell office:value-type="string" calcext:value-type="string">
            <text:p>2022-06-21T23:35:08Z</text:p>
          </table:table-cell>
          <table:table-cell office:value-type="string" calcext:value-type="string">
            <text:p>2022-06-21T23:39:52Z</text:p>
          </table:table-cell>
          <table:table-cell office:value-type="string" calcext:value-type="string">
            <text:p>SUCCEEDED</text:p>
          </table:table-cell>
          <table:table-cell office:value-type="float" office:value="1890485" calcext:value-type="float">
            <text:p>1890485</text:p>
          </table:table-cell>
          <table:table-cell office:value-type="float" office:value="227289" calcext:value-type="float">
            <text:p>227289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191.793" calcext:value-type="float">
            <text:p>191.793</text:p>
          </table:table-cell>
          <table:table-cell office:value-type="float" office:value="70.39" calcext:value-type="float">
            <text:p>70.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1T22:39:57Z</text:p>
          </table:table-cell>
          <table:table-cell office:value-type="string" calcext:value-type="string">
            <text:p>2022-06-21T23:41:38Z</text:p>
          </table:table-cell>
          <table:table-cell office:value-type="string" calcext:value-type="string">
            <text:p>2022-06-21T23:46:57Z</text:p>
          </table:table-cell>
          <table:table-cell office:value-type="string" calcext:value-type="string">
            <text:p>SUCCEEDED</text:p>
          </table:table-cell>
          <table:table-cell office:value-type="float" office:value="1890490" calcext:value-type="float">
            <text:p>1890490</text:p>
          </table:table-cell>
          <table:table-cell office:value-type="float" office:value="25378" calcext:value-type="float">
            <text:p>253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307.549" calcext:value-type="float">
            <text:p>307.549</text:p>
          </table:table-cell>
          <table:table-cell office:value-type="float" office:value="100.88" calcext:value-type="float">
            <text:p>100.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3T15:05:19Z</text:p>
          </table:table-cell>
          <table:table-cell office:value-type="string" calcext:value-type="string">
            <text:p>2022-06-23T16:05:05Z</text:p>
          </table:table-cell>
          <table:table-cell office:value-type="string" calcext:value-type="string">
            <text:p>2022-06-23T16:14:04Z</text:p>
          </table:table-cell>
          <table:table-cell office:value-type="string" calcext:value-type="string">
            <text:p>SUCCEEDED</text:p>
          </table:table-cell>
          <table:table-cell office:value-type="float" office:value="1901941" calcext:value-type="float">
            <text:p>1901941</text:p>
          </table:table-cell>
          <table:table-cell office:value-type="float" office:value="26275" calcext:value-type="float">
            <text:p>26275</text:p>
          </table:table-cell>
          <table:table-cell office:value-type="float" office:value="5.508" calcext:value-type="float">
            <text:p>5.508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378.81" calcext:value-type="float">
            <text:p>378.81</text:p>
          </table:table-cell>
          <table:table-cell office:value-type="float" office:value="122.5" calcext:value-type="float">
            <text:p>122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4T13:06:31Z</text:p>
          </table:table-cell>
          <table:table-cell office:value-type="string" calcext:value-type="string">
            <text:p>2022-06-25T02:42:56Z</text:p>
          </table:table-cell>
          <table:table-cell office:value-type="string" calcext:value-type="string">
            <text:p>2022-06-25T02:55:01Z</text:p>
          </table:table-cell>
          <table:table-cell office:value-type="string" calcext:value-type="string">
            <text:p>SUCCEEDED</text:p>
          </table:table-cell>
          <table:table-cell office:value-type="float" office:value="1907926" calcext:value-type="float">
            <text:p>1907926</text:p>
          </table:table-cell>
          <table:table-cell office:value-type="float" office:value="144718" calcext:value-type="float">
            <text:p>144718</text:p>
          </table:table-cell>
          <table:table-cell office:value-type="float" office:value="11.141" calcext:value-type="float">
            <text:p>11.141</text:p>
          </table:table-cell>
        </table:table-row>
        <table:table-row table:style-name="ro1">
          <table:table-cell office:value-type="string" calcext:value-type="string">
            <text:p>u-ch427-n216-start-paper-40</text:p>
          </table:table-cell>
          <table:table-cell office:value-type="float" office:value="613.606" calcext:value-type="float">
            <text:p>613.606</text:p>
          </table:table-cell>
          <table:table-cell office:value-type="float" office:value="145.45" calcext:value-type="float">
            <text:p>145.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2022-07-02T21:40:57Z</text:p>
          </table:table-cell>
          <table:table-cell office:value-type="string" calcext:value-type="string">
            <text:p>2022-07-03T08:41:12Z</text:p>
          </table:table-cell>
          <table:table-cell office:value-type="string" calcext:value-type="string">
            <text:p>2022-07-03T08:59:19Z</text:p>
          </table:table-cell>
          <table:table-cell office:value-type="string" calcext:value-type="string">
            <text:p>SUCCEEDED</text:p>
          </table:table-cell>
          <table:table-cell office:value-type="float" office:value="1949695" calcext:value-type="float">
            <text:p>1949695</text:p>
          </table:table-cell>
          <table:table-cell office:value-type="float" office:value="181969" calcext:value-type="float">
            <text:p>181969</text:p>
          </table:table-cell>
          <table:table-cell office:value-type="float" office:value="19.106" calcext:value-type="float">
            <text:p>19.106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857.08" calcext:value-type="float">
            <text:p>857.08</text:p>
          </table:table-cell>
          <table:table-cell office:value-type="float" office:value="186.95" calcext:value-type="float">
            <text:p>186.9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7-02T21:12:27Z</text:p>
          </table:table-cell>
          <table:table-cell office:value-type="string" calcext:value-type="string">
            <text:p>2022-07-03T05:48:43Z</text:p>
          </table:table-cell>
          <table:table-cell office:value-type="string" calcext:value-type="string">
            <text:p>2022-07-03T06:11:30Z</text:p>
          </table:table-cell>
          <table:table-cell office:value-type="string" calcext:value-type="string">
            <text:p>SUCCEEDED</text:p>
          </table:table-cell>
          <table:table-cell office:value-type="float" office:value="1949570" calcext:value-type="float">
            <text:p>1949570</text:p>
          </table:table-cell>
          <table:table-cell office:value-type="float" office:value="176842" calcext:value-type="float">
            <text:p>176842</text:p>
          </table:table-cell>
          <table:table-cell office:value-type="float" office:value="9.257" calcext:value-type="float">
            <text:p>9.257</text:p>
          </table:table-cell>
        </table:table-row>
        <table:table-row table:style-name="ro1">
          <table:table-cell office:value-type="string" calcext:value-type="string">
            <text:p>u-ch427-n216-start-paper-60</text:p>
          </table:table-cell>
          <table:table-cell office:value-type="float" office:value="997.637" calcext:value-type="float">
            <text:p>997.637</text:p>
          </table:table-cell>
          <table:table-cell office:value-type="float" office:value="210.15" calcext:value-type="float">
            <text:p>210.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2022-07-02T21:13:31Z</text:p>
          </table:table-cell>
          <table:table-cell office:value-type="string" calcext:value-type="string">
            <text:p>2022-07-03T07:41:27Z</text:p>
          </table:table-cell>
          <table:table-cell office:value-type="string" calcext:value-type="string">
            <text:p>2022-07-03T08:10:19Z</text:p>
          </table:table-cell>
          <table:table-cell office:value-type="string" calcext:value-type="string">
            <text:p>SUCCEEDED</text:p>
          </table:table-cell>
          <table:table-cell office:value-type="float" office:value="1949573" calcext:value-type="float">
            <text:p>1949573</text:p>
          </table:table-cell>
          <table:table-cell office:value-type="float" office:value="48205" calcext:value-type="float">
            <text:p>48205</text:p>
          </table:table-cell>
          <table:table-cell office:value-type="float" office:value="39.216" calcext:value-type="float">
            <text:p>39.21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153.003" calcext:value-type="float">
            <text:p>153.003</text:p>
          </table:table-cell>
          <table:table-cell office:value-type="float" office:value="41.52" calcext:value-type="float">
            <text:p>41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59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7:57Z</text:p>
          </table:table-cell>
          <table:table-cell office:value-type="string" calcext:value-type="string">
            <text:p>SUCCEEDED</text:p>
          </table:table-cell>
          <table:table-cell office:value-type="float" office:value="1911204" calcext:value-type="float">
            <text:p>1911204</text:p>
          </table:table-cell>
          <table:table-cell office:value-type="float" office:value="24095" calcext:value-type="float">
            <text:p>24095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172.621" calcext:value-type="float">
            <text:p>172.621</text:p>
          </table:table-cell>
          <table:table-cell office:value-type="float" office:value="55.09" calcext:value-type="float">
            <text:p>55.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5T05:34:14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8:50Z</text:p>
          </table:table-cell>
          <table:table-cell office:value-type="string" calcext:value-type="string">
            <text:p>SUCCEEDED</text:p>
          </table:table-cell>
          <table:table-cell office:value-type="float" office:value="1911205" calcext:value-type="float">
            <text:p>1911205</text:p>
          </table:table-cell>
          <table:table-cell office:value-type="float" office:value="169304" calcext:value-type="float">
            <text:p>169304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176.424" calcext:value-type="float">
            <text:p>176.424</text:p>
          </table:table-cell>
          <table:table-cell office:value-type="float" office:value="55.68" calcext:value-type="float">
            <text:p>55.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5T05:34:28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8:58Z</text:p>
          </table:table-cell>
          <table:table-cell office:value-type="string" calcext:value-type="string">
            <text:p>SUCCEEDED</text:p>
          </table:table-cell>
          <table:table-cell office:value-type="float" office:value="1911206" calcext:value-type="float">
            <text:p>1911206</text:p>
          </table:table-cell>
          <table:table-cell office:value-type="float" office:value="87932" calcext:value-type="float">
            <text:p>87932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190.683" calcext:value-type="float">
            <text:p>190.683</text:p>
          </table:table-cell>
          <table:table-cell office:value-type="float" office:value="55.54" calcext:value-type="float">
            <text:p>55.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5T08:34:49Z</text:p>
          </table:table-cell>
          <table:table-cell office:value-type="string" calcext:value-type="string">
            <text:p>2022-06-25T08:51:00Z</text:p>
          </table:table-cell>
          <table:table-cell office:value-type="string" calcext:value-type="string">
            <text:p>2022-06-25T08:55:23Z</text:p>
          </table:table-cell>
          <table:table-cell office:value-type="string" calcext:value-type="string">
            <text:p>SUCCEEDED</text:p>
          </table:table-cell>
          <table:table-cell office:value-type="float" office:value="1911721" calcext:value-type="float">
            <text:p>1911721</text:p>
          </table:table-cell>
          <table:table-cell office:value-type="float" office:value="249940" calcext:value-type="float">
            <text:p>249940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209.087" calcext:value-type="float">
            <text:p>209.087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5T08:35:03Z</text:p>
          </table:table-cell>
          <table:table-cell office:value-type="string" calcext:value-type="string">
            <text:p>2022-06-25T09:05:36Z</text:p>
          </table:table-cell>
          <table:table-cell office:value-type="string" calcext:value-type="string">
            <text:p>2022-06-25T09:10:42Z</text:p>
          </table:table-cell>
          <table:table-cell office:value-type="string" calcext:value-type="string">
            <text:p>SUCCEEDED</text:p>
          </table:table-cell>
          <table:table-cell office:value-type="float" office:value="1911722" calcext:value-type="float">
            <text:p>1911722</text:p>
          </table:table-cell>
          <table:table-cell office:value-type="float" office:value="141073" calcext:value-type="float">
            <text:p>141073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217.576" calcext:value-type="float">
            <text:p>217.576</text:p>
          </table:table-cell>
          <table:table-cell office:value-type="float" office:value="62.46" calcext:value-type="float">
            <text:p>62.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5T08:35:33Z</text:p>
          </table:table-cell>
          <table:table-cell office:value-type="string" calcext:value-type="string">
            <text:p>2022-06-25T08:41:49Z</text:p>
          </table:table-cell>
          <table:table-cell office:value-type="string" calcext:value-type="string">
            <text:p>2022-06-25T08:47:06Z</text:p>
          </table:table-cell>
          <table:table-cell office:value-type="string" calcext:value-type="string">
            <text:p>SUCCEEDED</text:p>
          </table:table-cell>
          <table:table-cell office:value-type="float" office:value="1911724" calcext:value-type="float">
            <text:p>1911724</text:p>
          </table:table-cell>
          <table:table-cell office:value-type="float" office:value="204150" calcext:value-type="float">
            <text:p>204150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240.503" calcext:value-type="float">
            <text:p>240.503</text:p>
          </table:table-cell>
          <table:table-cell office:value-type="float" office:value="75.07" calcext:value-type="float">
            <text:p>75.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5T02:36:22Z</text:p>
          </table:table-cell>
          <table:table-cell office:value-type="string" calcext:value-type="string">
            <text:p>2022-06-25T02:58:30Z</text:p>
          </table:table-cell>
          <table:table-cell office:value-type="string" calcext:value-type="string">
            <text:p>2022-06-25T03:04:32Z</text:p>
          </table:table-cell>
          <table:table-cell office:value-type="string" calcext:value-type="string">
            <text:p>SUCCEEDED</text:p>
          </table:table-cell>
          <table:table-cell office:value-type="float" office:value="1910714" calcext:value-type="float">
            <text:p>1910714</text:p>
          </table:table-cell>
          <table:table-cell office:value-type="float" office:value="29315" calcext:value-type="float">
            <text:p>29315</text:p>
          </table:table-cell>
          <table:table-cell office:value-type="float" office:value="3.902" calcext:value-type="float">
            <text:p>3.902</text:p>
          </table:table-cell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245.734" calcext:value-type="float">
            <text:p>245.734</text:p>
          </table:table-cell>
          <table:table-cell office:value-type="float" office:value="70.31" calcext:value-type="float">
            <text:p>70.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6T04:48:51Z</text:p>
          </table:table-cell>
          <table:table-cell office:value-type="string" calcext:value-type="string">
            <text:p>2022-06-26T10:02:31Z</text:p>
          </table:table-cell>
          <table:table-cell office:value-type="string" calcext:value-type="string">
            <text:p>2022-06-26T10:08:44Z</text:p>
          </table:table-cell>
          <table:table-cell office:value-type="string" calcext:value-type="string">
            <text:p>SUCCEEDED</text:p>
          </table:table-cell>
          <table:table-cell office:value-type="float" office:value="1915150" calcext:value-type="float">
            <text:p>1915150</text:p>
          </table:table-cell>
          <table:table-cell office:value-type="float" office:value="235881" calcext:value-type="float">
            <text:p>235881</text:p>
          </table:table-cell>
          <table:table-cell office:value-type="float" office:value="5.725" calcext:value-type="float">
            <text:p>5.725</text:p>
          </table:table-cell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260.664" calcext:value-type="float">
            <text:p>260.664</text:p>
          </table:table-cell>
          <table:table-cell office:value-type="float" office:value="75.73" calcext:value-type="float">
            <text:p>75.7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5T05:37:53Z</text:p>
          </table:table-cell>
          <table:table-cell office:value-type="string" calcext:value-type="string">
            <text:p>2022-06-25T05:38:37Z</text:p>
          </table:table-cell>
          <table:table-cell office:value-type="string" calcext:value-type="string">
            <text:p>2022-06-25T05:45:05Z</text:p>
          </table:table-cell>
          <table:table-cell office:value-type="string" calcext:value-type="string">
            <text:p>SUCCEEDED</text:p>
          </table:table-cell>
          <table:table-cell office:value-type="float" office:value="1911282" calcext:value-type="float">
            <text:p>1911282</text:p>
          </table:table-cell>
          <table:table-cell office:value-type="float" office:value="76508" calcext:value-type="float">
            <text:p>76508</text:p>
          </table:table-cell>
          <table:table-cell office:value-type="float" office:value="5.329" calcext:value-type="float">
            <text:p>5.329</text:p>
          </table:table-cell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279.987" calcext:value-type="float">
            <text:p>279.987</text:p>
          </table:table-cell>
          <table:table-cell office:value-type="float" office:value="78.82" calcext:value-type="float">
            <text:p>78.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4T22:27:47Z</text:p>
          </table:table-cell>
          <table:table-cell office:value-type="string" calcext:value-type="string">
            <text:p>2022-06-24T22:48:11Z</text:p>
          </table:table-cell>
          <table:table-cell office:value-type="string" calcext:value-type="string">
            <text:p>2022-06-24T22:55:03Z</text:p>
          </table:table-cell>
          <table:table-cell office:value-type="string" calcext:value-type="string">
            <text:p>SUCCEEDED</text:p>
          </table:table-cell>
          <table:table-cell office:value-type="float" office:value="1909891" calcext:value-type="float">
            <text:p>1909891</text:p>
          </table:table-cell>
          <table:table-cell office:value-type="float" office:value="244779" calcext:value-type="float">
            <text:p>244779</text:p>
          </table:table-cell>
          <table:table-cell office:value-type="float" office:value="6.305" calcext:value-type="float">
            <text:p>6.305</text:p>
          </table:table-cell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447.506" calcext:value-type="float">
            <text:p>447.506</text:p>
          </table:table-cell>
          <table:table-cell office:value-type="float" office:value="105.58" calcext:value-type="float">
            <text:p>105.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5T05:38:34Z</text:p>
          </table:table-cell>
          <table:table-cell office:value-type="string" calcext:value-type="string">
            <text:p>2022-06-25T05:45:39Z</text:p>
          </table:table-cell>
          <table:table-cell office:value-type="string" calcext:value-type="string">
            <text:p>2022-06-25T05:57:20Z</text:p>
          </table:table-cell>
          <table:table-cell office:value-type="string" calcext:value-type="string">
            <text:p>SUCCEEDED</text:p>
          </table:table-cell>
          <table:table-cell office:value-type="float" office:value="1911284" calcext:value-type="float">
            <text:p>1911284</text:p>
          </table:table-cell>
          <table:table-cell office:value-type="float" office:value="146087" calcext:value-type="float">
            <text:p>146087</text:p>
          </table:table-cell>
          <table:table-cell office:value-type="float" office:value="19.568" calcext:value-type="float">
            <text:p>19.568</text:p>
          </table:table-cell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642.116" calcext:value-type="float">
            <text:p>642.116</text:p>
          </table:table-cell>
          <table:table-cell office:value-type="float" office:value="121.58" calcext:value-type="float">
            <text:p>121.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5T05:39:13Z</text:p>
          </table:table-cell>
          <table:table-cell office:value-type="string" calcext:value-type="string">
            <text:p>2022-06-25T06:11:54Z</text:p>
          </table:table-cell>
          <table:table-cell office:value-type="string" calcext:value-type="string">
            <text:p>2022-06-25T06:29:11Z</text:p>
          </table:table-cell>
          <table:table-cell office:value-type="string" calcext:value-type="string">
            <text:p>SUCCEEDED</text:p>
          </table:table-cell>
          <table:table-cell office:value-type="float" office:value="1911286" calcext:value-type="float">
            <text:p>1911286</text:p>
          </table:table-cell>
          <table:table-cell office:value-type="float" office:value="236216" calcext:value-type="float">
            <text:p>236216</text:p>
          </table:table-cell>
          <table:table-cell office:value-type="float" office:value="17.737" calcext:value-type="float">
            <text:p>17.737</text:p>
          </table:table-cell>
        </table:table-row>
        <table:table-row table:style-name="ro1">
          <table:table-cell office:value-type="string" calcext:value-type="string">
            <text:p>u-ch427-n216-start-paper-ms-x0-prec-40</text:p>
          </table:table-cell>
          <table:table-cell office:value-type="float" office:value="1103.117" calcext:value-type="float">
            <text:p>1103.117</text:p>
          </table:table-cell>
          <table:table-cell office:value-type="float" office:value="139.6" calcext:value-type="float">
            <text:p>139.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2022-06-26T04:49:00Z</text:p>
          </table:table-cell>
          <table:table-cell office:value-type="string" calcext:value-type="string">
            <text:p>2022-06-27T06:43:56Z</text:p>
          </table:table-cell>
          <table:table-cell office:value-type="string" calcext:value-type="string">
            <text:p>2022-06-27T07:10:38Z</text:p>
          </table:table-cell>
          <table:table-cell office:value-type="string" calcext:value-type="string">
            <text:p>SUCCEEDED</text:p>
          </table:table-cell>
          <table:table-cell office:value-type="float" office:value="1915151" calcext:value-type="float">
            <text:p>1915151</text:p>
          </table:table-cell>
          <table:table-cell office:value-type="float" office:value="99167" calcext:value-type="float">
            <text:p>99167</text:p>
          </table:table-cell>
          <table:table-cell office:value-type="float" office:value="37.017" calcext:value-type="float">
            <text:p>37.017</text:p>
          </table:table-cell>
        </table:table-row>
        <table:table-row table:style-name="ro1">
          <table:table-cell office:value-type="string" calcext:value-type="string">
            <text:p>u-ch427-n216-start-paper-ms-x0-prec-50</text:p>
          </table:table-cell>
          <table:table-cell office:value-type="float" office:value="1571.158" calcext:value-type="float">
            <text:p>1571.158</text:p>
          </table:table-cell>
          <table:table-cell office:value-type="float" office:value="171.18" calcext:value-type="float">
            <text:p>171.1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7-01T11:42:38Z</text:p>
          </table:table-cell>
          <table:table-cell office:value-type="string" calcext:value-type="string">
            <text:p>2022-07-01T11:43:05Z</text:p>
          </table:table-cell>
          <table:table-cell office:value-type="string" calcext:value-type="string">
            <text:p>2022-07-01T12:19:22Z</text:p>
          </table:table-cell>
          <table:table-cell office:value-type="string" calcext:value-type="string">
            <text:p>SUCCEEDED</text:p>
          </table:table-cell>
          <table:table-cell office:value-type="float" office:value="1943129" calcext:value-type="float">
            <text:p>1943129</text:p>
          </table:table-cell>
          <table:table-cell office:value-type="float" office:value="19735" calcext:value-type="float">
            <text:p>19735</text:p>
          </table:table-cell>
          <table:table-cell office:value-type="float" office:value="42.585" calcext:value-type="float">
            <text:p>42.585</text:p>
          </table:table-cell>
        </table:table-row>
        <table:table-row table:style-name="ro1">
          <table:table-cell office:value-type="string" calcext:value-type="string">
            <text:p>u-ch427-n216-start-paper-ms-x0-prec-60</text:p>
          </table:table-cell>
          <table:table-cell office:value-type="float" office:value="2064.758" calcext:value-type="float">
            <text:p>2064.758</text:p>
          </table:table-cell>
          <table:table-cell office:value-type="float" office:value="227.71" calcext:value-type="float">
            <text:p>227.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2022-07-01T22:16:16Z</text:p>
          </table:table-cell>
          <table:table-cell office:value-type="string" calcext:value-type="string">
            <text:p>2022-07-01T22:29:30Z</text:p>
          </table:table-cell>
          <table:table-cell office:value-type="string" calcext:value-type="string">
            <text:p>2022-07-01T23:15:58Z</text:p>
          </table:table-cell>
          <table:table-cell office:value-type="string" calcext:value-type="string">
            <text:p>SUCCEEDED</text:p>
          </table:table-cell>
          <table:table-cell office:value-type="float" office:value="1945316" calcext:value-type="float">
            <text:p>1945316</text:p>
          </table:table-cell>
          <table:table-cell office:value-type="float" office:value="145369" calcext:value-type="float">
            <text:p>145369</text:p>
          </table:table-cell>
          <table:table-cell office:value-type="float" office:value="82.621" calcext:value-type="float">
            <text:p>82.62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50.776" calcext:value-type="float">
            <text:p>150.776</text:p>
          </table:table-cell>
          <table:table-cell office:value-type="float" office:value="42.14" calcext:value-type="float">
            <text:p>4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2T16:31:37Z</text:p>
          </table:table-cell>
          <table:table-cell office:value-type="string" calcext:value-type="string">
            <text:p>2022-06-22T16:39:59Z</text:p>
          </table:table-cell>
          <table:table-cell office:value-type="string" calcext:value-type="string">
            <text:p>2022-06-22T16:43:00Z</text:p>
          </table:table-cell>
          <table:table-cell office:value-type="string" calcext:value-type="string">
            <text:p>SUCCEEDED</text:p>
          </table:table-cell>
          <table:table-cell office:value-type="float" office:value="1895444" calcext:value-type="float">
            <text:p>1895444</text:p>
          </table:table-cell>
          <table:table-cell office:value-type="float" office:value="57046" calcext:value-type="float">
            <text:p>57046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57.824" calcext:value-type="float">
            <text:p>157.824</text:p>
          </table:table-cell>
          <table:table-cell office:value-type="float" office:value="46.18" calcext:value-type="float">
            <text:p>46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2T16:32:05Z</text:p>
          </table:table-cell>
          <table:table-cell office:value-type="string" calcext:value-type="string">
            <text:p>2022-06-22T16:43:55Z</text:p>
          </table:table-cell>
          <table:table-cell office:value-type="string" calcext:value-type="string">
            <text:p>2022-06-22T16:47:29Z</text:p>
          </table:table-cell>
          <table:table-cell office:value-type="string" calcext:value-type="string">
            <text:p>SUCCEEDED</text:p>
          </table:table-cell>
          <table:table-cell office:value-type="float" office:value="1895447" calcext:value-type="float">
            <text:p>1895447</text:p>
          </table:table-cell>
          <table:table-cell office:value-type="float" office:value="166211" calcext:value-type="float">
            <text:p>166211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77.232" calcext:value-type="float">
            <text:p>177.232</text:p>
          </table:table-cell>
          <table:table-cell office:value-type="float" office:value="53.04" calcext:value-type="float">
            <text:p>53.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2T16:32:39Z</text:p>
          </table:table-cell>
          <table:table-cell office:value-type="string" calcext:value-type="string">
            <text:p>2022-06-22T17:03:38Z</text:p>
          </table:table-cell>
          <table:table-cell office:value-type="string" calcext:value-type="string">
            <text:p>2022-06-22T17:07:31Z</text:p>
          </table:table-cell>
          <table:table-cell office:value-type="string" calcext:value-type="string">
            <text:p>SUCCEEDED</text:p>
          </table:table-cell>
          <table:table-cell office:value-type="float" office:value="1895452" calcext:value-type="float">
            <text:p>1895452</text:p>
          </table:table-cell>
          <table:table-cell office:value-type="float" office:value="4268" calcext:value-type="float">
            <text:p>4268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71.006" calcext:value-type="float">
            <text:p>171.006</text:p>
          </table:table-cell>
          <table:table-cell office:value-type="float" office:value="54.88" calcext:value-type="float">
            <text:p>5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2T16:33:09Z</text:p>
          </table:table-cell>
          <table:table-cell office:value-type="string" calcext:value-type="string">
            <text:p>2022-06-22T16:39:09Z</text:p>
          </table:table-cell>
          <table:table-cell office:value-type="string" calcext:value-type="string">
            <text:p>2022-06-22T16:43:09Z</text:p>
          </table:table-cell>
          <table:table-cell office:value-type="string" calcext:value-type="string">
            <text:p>SUCCEEDED</text:p>
          </table:table-cell>
          <table:table-cell office:value-type="float" office:value="1895453" calcext:value-type="float">
            <text:p>1895453</text:p>
          </table:table-cell>
          <table:table-cell office:value-type="float" office:value="99988" calcext:value-type="float">
            <text:p>99988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67.412" calcext:value-type="float">
            <text:p>167.412</text:p>
          </table:table-cell>
          <table:table-cell office:value-type="float" office:value="54.68" calcext:value-type="float">
            <text:p>54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2T22:33:40Z</text:p>
          </table:table-cell>
          <table:table-cell office:value-type="string" calcext:value-type="string">
            <text:p>2022-06-22T22:41:02Z</text:p>
          </table:table-cell>
          <table:table-cell office:value-type="string" calcext:value-type="string">
            <text:p>2022-06-22T22:45:12Z</text:p>
          </table:table-cell>
          <table:table-cell office:value-type="string" calcext:value-type="string">
            <text:p>SUCCEEDED</text:p>
          </table:table-cell>
          <table:table-cell office:value-type="float" office:value="1897335" calcext:value-type="float">
            <text:p>1897335</text:p>
          </table:table-cell>
          <table:table-cell office:value-type="float" office:value="104000" calcext:value-type="float">
            <text:p>104000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72.526" calcext:value-type="float">
            <text:p>172.526</text:p>
          </table:table-cell>
          <table:table-cell office:value-type="float" office:value="58.23" calcext:value-type="float">
            <text:p>58.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2T22:34:18Z</text:p>
          </table:table-cell>
          <table:table-cell office:value-type="string" calcext:value-type="string">
            <text:p>2022-06-22T22:46:15Z</text:p>
          </table:table-cell>
          <table:table-cell office:value-type="string" calcext:value-type="string">
            <text:p>2022-06-22T22:50:31Z</text:p>
          </table:table-cell>
          <table:table-cell office:value-type="string" calcext:value-type="string">
            <text:p>SUCCEEDED</text:p>
          </table:table-cell>
          <table:table-cell office:value-type="float" office:value="1897352" calcext:value-type="float">
            <text:p>1897352</text:p>
          </table:table-cell>
          <table:table-cell office:value-type="float" office:value="147762" calcext:value-type="float">
            <text:p>147762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88.908" calcext:value-type="float">
            <text:p>188.908</text:p>
          </table:table-cell>
          <table:table-cell office:value-type="float" office:value="71.76" calcext:value-type="float">
            <text:p>71.7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2T13:35:14Z</text:p>
          </table:table-cell>
          <table:table-cell office:value-type="string" calcext:value-type="string">
            <text:p>2022-06-22T14:32:44Z</text:p>
          </table:table-cell>
          <table:table-cell office:value-type="string" calcext:value-type="string">
            <text:p>2022-06-22T14:37:21Z</text:p>
          </table:table-cell>
          <table:table-cell office:value-type="string" calcext:value-type="string">
            <text:p>SUCCEEDED</text:p>
          </table:table-cell>
          <table:table-cell office:value-type="float" office:value="1894048" calcext:value-type="float">
            <text:p>1894048</text:p>
          </table:table-cell>
          <table:table-cell office:value-type="float" office:value="123945" calcext:value-type="float">
            <text:p>123945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198.226" calcext:value-type="float">
            <text:p>198.226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2T23:04:58Z</text:p>
          </table:table-cell>
          <table:table-cell office:value-type="string" calcext:value-type="string">
            <text:p>2022-06-22T23:05:16Z</text:p>
          </table:table-cell>
          <table:table-cell office:value-type="string" calcext:value-type="string">
            <text:p>2022-06-22T23:10:26Z</text:p>
          </table:table-cell>
          <table:table-cell office:value-type="string" calcext:value-type="string">
            <text:p>SUCCEEDED</text:p>
          </table:table-cell>
          <table:table-cell office:value-type="float" office:value="1897403" calcext:value-type="float">
            <text:p>1897403</text:p>
          </table:table-cell>
          <table:table-cell office:value-type="float" office:value="174133" calcext:value-type="float">
            <text:p>174133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181.521" calcext:value-type="float">
            <text:p>181.521</text:p>
          </table:table-cell>
          <table:table-cell office:value-type="float" office:value="65.22" calcext:value-type="float">
            <text:p>65.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7T12:09:06Z</text:p>
          </table:table-cell>
          <table:table-cell office:value-type="string" calcext:value-type="string">
            <text:p>2022-06-28T00:41:27Z</text:p>
          </table:table-cell>
          <table:table-cell office:value-type="string" calcext:value-type="string">
            <text:p>2022-06-28T00:46:22Z</text:p>
          </table:table-cell>
          <table:table-cell office:value-type="string" calcext:value-type="string">
            <text:p>SUCCEEDED</text:p>
          </table:table-cell>
          <table:table-cell office:value-type="float" office:value="1922027" calcext:value-type="float">
            <text:p>1922027</text:p>
          </table:table-cell>
          <table:table-cell office:value-type="float" office:value="229223" calcext:value-type="float">
            <text:p>229223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200.648" calcext:value-type="float">
            <text:p>200.648</text:p>
          </table:table-cell>
          <table:table-cell office:value-type="float" office:value="68.08" calcext:value-type="float">
            <text:p>68.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7T12:09:25Z</text:p>
          </table:table-cell>
          <table:table-cell office:value-type="string" calcext:value-type="string">
            <text:p>2022-06-28T01:10:21Z</text:p>
          </table:table-cell>
          <table:table-cell office:value-type="string" calcext:value-type="string">
            <text:p>2022-06-28T01:15:59Z</text:p>
          </table:table-cell>
          <table:table-cell office:value-type="string" calcext:value-type="string">
            <text:p>SUCCEEDED</text:p>
          </table:table-cell>
          <table:table-cell office:value-type="float" office:value="1922028" calcext:value-type="float">
            <text:p>1922028</text:p>
          </table:table-cell>
          <table:table-cell office:value-type="float" office:value="182962" calcext:value-type="float">
            <text:p>182962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318.057" calcext:value-type="float">
            <text:p>318.057</text:p>
          </table:table-cell>
          <table:table-cell office:value-type="float" office:value="118.28" calcext:value-type="float">
            <text:p>118.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2T13:20:49Z</text:p>
          </table:table-cell>
          <table:table-cell office:value-type="string" calcext:value-type="string">
            <text:p>2022-06-22T15:03:46Z</text:p>
          </table:table-cell>
          <table:table-cell office:value-type="string" calcext:value-type="string">
            <text:p>2022-06-22T15:13:00Z</text:p>
          </table:table-cell>
          <table:table-cell office:value-type="string" calcext:value-type="string">
            <text:p>SUCCEEDED</text:p>
          </table:table-cell>
          <table:table-cell office:value-type="float" office:value="1893954" calcext:value-type="float">
            <text:p>1893954</text:p>
          </table:table-cell>
          <table:table-cell office:value-type="float" office:value="254779" calcext:value-type="float">
            <text:p>254779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384.009" calcext:value-type="float">
            <text:p>384.009</text:p>
          </table:table-cell>
          <table:table-cell office:value-type="float" office:value="120.49" calcext:value-type="float">
            <text:p>120.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7T12:11:07Z</text:p>
          </table:table-cell>
          <table:table-cell office:value-type="string" calcext:value-type="string">
            <text:p>2022-06-28T05:56:42Z</text:p>
          </table:table-cell>
          <table:table-cell office:value-type="string" calcext:value-type="string">
            <text:p>2022-06-28T06:09:30Z</text:p>
          </table:table-cell>
          <table:table-cell office:value-type="string" calcext:value-type="string">
            <text:p>SUCCEEDED</text:p>
          </table:table-cell>
          <table:table-cell office:value-type="float" office:value="1922033" calcext:value-type="float">
            <text:p>1922033</text:p>
          </table:table-cell>
          <table:table-cell office:value-type="float" office:value="258199" calcext:value-type="float">
            <text:p>258199</text:p>
          </table:table-cell>
          <table:table-cell office:value-type="float" office:value="5.656" calcext:value-type="float">
            <text:p>5.656</text:p>
          </table:table-cell>
        </table:table-row>
        <table:table-row table:style-name="ro1">
          <table:table-cell office:value-type="string" calcext:value-type="string">
            <text:p>u-ch427-n216-start-paper-x0-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860.53" calcext:value-type="float">
            <text:p>860.53</text:p>
          </table:table-cell>
          <table:table-cell office:value-type="float" office:value="175.43" calcext:value-type="float">
            <text:p>175.4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7-01T22:23:16Z</text:p>
          </table:table-cell>
          <table:table-cell office:value-type="string" calcext:value-type="string">
            <text:p>2022-07-02T09:11:16Z</text:p>
          </table:table-cell>
          <table:table-cell office:value-type="string" calcext:value-type="string">
            <text:p>2022-07-02T09:35:23Z</text:p>
          </table:table-cell>
          <table:table-cell office:value-type="string" calcext:value-type="string">
            <text:p>SUCCEEDED</text:p>
          </table:table-cell>
          <table:table-cell office:value-type="float" office:value="1945332" calcext:value-type="float">
            <text:p>1945332</text:p>
          </table:table-cell>
          <table:table-cell office:value-type="float" office:value="59008" calcext:value-type="float">
            <text:p>59008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office:value-type="string" calcext:value-type="string">
            <text:p>u-ch427-n216-start-paper-x0-60</text:p>
          </table:table-cell>
          <table:table-cell office:value-type="float" office:value="1057.321" calcext:value-type="float">
            <text:p>1057.321</text:p>
          </table:table-cell>
          <table:table-cell office:value-type="float" office:value="218.82" calcext:value-type="float">
            <text:p>218.8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2022-07-01T22:29:27Z</text:p>
          </table:table-cell>
          <table:table-cell office:value-type="string" calcext:value-type="string">
            <text:p>2022-07-02T09:39:19Z</text:p>
          </table:table-cell>
          <table:table-cell office:value-type="string" calcext:value-type="string">
            <text:p>2022-07-02T10:07:33Z</text:p>
          </table:table-cell>
          <table:table-cell office:value-type="string" calcext:value-type="string">
            <text:p>SUCCEEDED</text:p>
          </table:table-cell>
          <table:table-cell office:value-type="float" office:value="1945356" calcext:value-type="float">
            <text:p>1945356</text:p>
          </table:table-cell>
          <table:table-cell office:value-type="float" office:value="124267" calcext:value-type="float">
            <text:p>124267</text:p>
          </table:table-cell>
          <table:table-cell office:value-type="float" office:value="41.045" calcext:value-type="float">
            <text:p>41.04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nsembles</text:p>
          </table:table-cell>
          <table:table-cell office:value-type="string" calcext:value-type="string">
            <text:p>Paper Mean</text:p>
          </table:table-cell>
          <table:table-cell office:value-type="string" calcext:value-type="string">
            <text:p>Paper Mean X</text:p>
          </table:table-cell>
          <table:table-cell office:value-type="string" calcext:value-type="string">
            <text:p>Paper Mean Stdev X Prec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0.074" calcext:value-type="float">
            <text:p>170.074</text:p>
          </table:table-cell>
          <table:table-cell office:value-type="float" office:value="150.776" calcext:value-type="float">
            <text:p>150.776</text:p>
          </table:table-cell>
          <table:table-cell office:value-type="float" office:value="153.003" calcext:value-type="float">
            <text:p>153.0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.493" calcext:value-type="float">
            <text:p>180.493</text:p>
          </table:table-cell>
          <table:table-cell office:value-type="float" office:value="157.824" calcext:value-type="float">
            <text:p>157.824</text:p>
          </table:table-cell>
          <table:table-cell office:value-type="float" office:value="172.621" calcext:value-type="float">
            <text:p>172.621</text:p>
          </table:table-cell>
          <table:table-cell/>
          <table:table-cell>
            <draw:frame table:end-cell-address="N216.N73" table:end-x="0.195cm" table:end-y="0.42cm" draw:z-index="1" draw:style-name="gr1" draw:text-style-name="P1" svg:width="15.999cm" svg:height="8.999cm" svg:x="0cm" svg:y="0.001cm">
              <draw:object draw:notify-on-update-of-ranges="N216.B53:N216.B67 N216.C52:N216.C52 N216.C53:N216.C67 N216.B53:N216.B67 N216.D52:N216.D52 N216.D53:N216.D67 N216.B53:N216.B67 N216.E52:N216.E52 N216.E53:N216.E6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9.258" calcext:value-type="float">
            <text:p>179.258</text:p>
          </table:table-cell>
          <table:table-cell office:value-type="float" office:value="177.232" calcext:value-type="float">
            <text:p>177.232</text:p>
          </table:table-cell>
          <table:table-cell office:value-type="float" office:value="176.424" calcext:value-type="float">
            <text:p>176.4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097" calcext:value-type="float">
            <text:p>176.097</text:p>
          </table:table-cell>
          <table:table-cell office:value-type="float" office:value="171.006" calcext:value-type="float">
            <text:p>171.006</text:p>
          </table:table-cell>
          <table:table-cell office:value-type="float" office:value="190.683" calcext:value-type="float">
            <text:p>190.6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2.669" calcext:value-type="float">
            <text:p>172.669</text:p>
          </table:table-cell>
          <table:table-cell office:value-type="float" office:value="167.412" calcext:value-type="float">
            <text:p>167.412</text:p>
          </table:table-cell>
          <table:table-cell office:value-type="float" office:value="209.087" calcext:value-type="float">
            <text:p>209.0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7.888" calcext:value-type="float">
            <text:p>187.888</text:p>
          </table:table-cell>
          <table:table-cell office:value-type="float" office:value="172.526" calcext:value-type="float">
            <text:p>172.526</text:p>
          </table:table-cell>
          <table:table-cell office:value-type="float" office:value="217.576" calcext:value-type="float">
            <text:p>217.5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3.668" calcext:value-type="float">
            <text:p>183.668</text:p>
          </table:table-cell>
          <table:table-cell office:value-type="float" office:value="188.908" calcext:value-type="float">
            <text:p>188.908</text:p>
          </table:table-cell>
          <table:table-cell office:value-type="float" office:value="240.503" calcext:value-type="float">
            <text:p>240.5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198.226" calcext:value-type="float">
            <text:p>198.226</text:p>
          </table:table-cell>
          <table:table-cell office:value-type="float" office:value="245.734" calcext:value-type="float">
            <text:p>245.7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0.339" calcext:value-type="float">
            <text:p>180.339</text:p>
          </table:table-cell>
          <table:table-cell office:value-type="float" office:value="181.521" calcext:value-type="float">
            <text:p>181.521</text:p>
          </table:table-cell>
          <table:table-cell office:value-type="float" office:value="260.664" calcext:value-type="float">
            <text:p>260.6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1.793" calcext:value-type="float">
            <text:p>191.793</text:p>
          </table:table-cell>
          <table:table-cell office:value-type="float" office:value="200.648" calcext:value-type="float">
            <text:p>200.648</text:p>
          </table:table-cell>
          <table:table-cell office:value-type="float" office:value="279.987" calcext:value-type="float">
            <text:p>279.9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7.549" calcext:value-type="float">
            <text:p>307.549</text:p>
          </table:table-cell>
          <table:table-cell office:value-type="float" office:value="318.057" calcext:value-type="float">
            <text:p>318.057</text:p>
          </table:table-cell>
          <table:table-cell office:value-type="float" office:value="447.506" calcext:value-type="float">
            <text:p>447.5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8.81" calcext:value-type="float">
            <text:p>378.81</text:p>
          </table:table-cell>
          <table:table-cell office:value-type="float" office:value="384.009" calcext:value-type="float">
            <text:p>384.009</text:p>
          </table:table-cell>
          <table:table-cell office:value-type="float" office:value="642.116" calcext:value-type="float">
            <text:p>642.1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13.606" calcext:value-type="float">
            <text:p>613.606</text:p>
          </table:table-cell>
          <table:table-cell/>
          <table:table-cell office:value-type="float" office:value="1103.117" calcext:value-type="float">
            <text:p>1103.1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57.08" calcext:value-type="float">
            <text:p>857.08</text:p>
          </table:table-cell>
          <table:table-cell office:value-type="float" office:value="860.53" calcext:value-type="float">
            <text:p>860.53</text:p>
          </table:table-cell>
          <table:table-cell office:value-type="float" office:value="1571.158" calcext:value-type="float">
            <text:p>1571.1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97.637" calcext:value-type="float">
            <text:p>997.637</text:p>
          </table:table-cell>
          <table:table-cell office:value-type="float" office:value="1057.321" calcext:value-type="float">
            <text:p>1057.321</text:p>
          </table:table-cell>
          <table:table-cell office:value-type="float" office:value="2064.758" calcext:value-type="float">
            <text:p>2064.758</text:p>
          </table:table-cell>
          <table:table-cell table:number-columns-repeated="10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aper Mean</text:p>
          </table:table-cell>
          <table:table-cell office:value-type="string" calcext:value-type="string">
            <text:p>Paper Mean X</text:p>
          </table:table-cell>
          <table:table-cell office:value-type="string" calcext:value-type="string">
            <text:p>Paper Mean Stdev X Pre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804704" calcext:value-type="float">
            <text:p>30804704</text:p>
          </table:table-cell>
          <table:table-cell office:value-type="float" office:value="11331364" calcext:value-type="float">
            <text:p>11331364</text:p>
          </table:table-cell>
          <table:table-cell office:value-type="float" office:value="23487664" calcext:value-type="float">
            <text:p>23487664</text:p>
          </table:table-cell>
          <table:table-cell table:number-columns-repeated="10"/>
        </table:table-row>
        <table:table-row table:style-name="ro1">
          <table:table-cell table:number-columns-repeated="6"/>
          <table:table-cell>
            <draw:frame table:end-cell-address="N216.N96" table:end-x="0.195cm" table:end-y="0.421cm" draw:z-index="0" draw:style-name="gr1" draw:text-style-name="P1" svg:width="15.999cm" svg:height="8.999cm" svg:x="0cm" svg:y="0.001cm">
              <draw:object draw:notify-on-update-of-ranges="N216.C75:N216.E75 N216.C76:N216.E7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</table:table>
      <table:table table:name="N512" table:style-name="ta1">
        <table:table-column table:style-name="co20" table:default-cell-style-name="Default"/>
        <table:table-column table:style-name="co13" table:number-columns-repeated="2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433.672" calcext:value-type="float">
            <text:p>5433.672</text:p>
          </table:table-cell>
          <table:table-cell office:value-type="float" office:value="105.66" calcext:value-type="float">
            <text:p>105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2T00:33:18Z</text:p>
          </table:table-cell>
          <table:table-cell office:value-type="string" calcext:value-type="string">
            <text:p>2022-06-22T00:54:10Z</text:p>
          </table:table-cell>
          <table:table-cell office:value-type="string" calcext:value-type="string">
            <text:p>2022-06-22T02:25:29Z</text:p>
          </table:table-cell>
          <table:table-cell office:value-type="string" calcext:value-type="string">
            <text:p>SUCCEEDED</text:p>
          </table:table-cell>
          <table:table-cell office:value-type="float" office:value="1890934" calcext:value-type="float">
            <text:p>1890934</text:p>
          </table:table-cell>
          <table:table-cell office:value-type="float" office:value="110306" calcext:value-type="float">
            <text:p>110306</text:p>
          </table:table-cell>
          <table:table-cell office:value-type="float" office:value="37.143" calcext:value-type="float">
            <text:p>37.143</text:p>
          </table:table-cell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5451.687" calcext:value-type="float">
            <text:p>5451.687</text:p>
          </table:table-cell>
          <table:table-cell office:value-type="float" office:value="118.62" calcext:value-type="float">
            <text:p>118.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2T00:33:37Z</text:p>
          </table:table-cell>
          <table:table-cell office:value-type="string" calcext:value-type="string">
            <text:p>2022-06-22T01:22:51Z</text:p>
          </table:table-cell>
          <table:table-cell office:value-type="string" calcext:value-type="string">
            <text:p>2022-06-22T02:54:34Z</text:p>
          </table:table-cell>
          <table:table-cell office:value-type="string" calcext:value-type="string">
            <text:p>SUCCEEDED</text:p>
          </table:table-cell>
          <table:table-cell office:value-type="float" office:value="1890941" calcext:value-type="float">
            <text:p>1890941</text:p>
          </table:table-cell>
          <table:table-cell office:value-type="float" office:value="84415" calcext:value-type="float">
            <text:p>84415</text:p>
          </table:table-cell>
          <table:table-cell office:value-type="float" office:value="47.437" calcext:value-type="float">
            <text:p>47.437</text:p>
          </table:table-cell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5398.747" calcext:value-type="float">
            <text:p>5398.747</text:p>
          </table:table-cell>
          <table:table-cell office:value-type="float" office:value="127.5" calcext:value-type="float">
            <text:p>12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2T00:34:02Z</text:p>
          </table:table-cell>
          <table:table-cell office:value-type="string" calcext:value-type="string">
            <text:p>2022-06-22T01:14:13Z</text:p>
          </table:table-cell>
          <table:table-cell office:value-type="string" calcext:value-type="string">
            <text:p>2022-06-22T02:45:08Z</text:p>
          </table:table-cell>
          <table:table-cell office:value-type="string" calcext:value-type="string">
            <text:p>SUCCEEDED</text:p>
          </table:table-cell>
          <table:table-cell office:value-type="float" office:value="1890947" calcext:value-type="float">
            <text:p>1890947</text:p>
          </table:table-cell>
          <table:table-cell office:value-type="float" office:value="202951" calcext:value-type="float">
            <text:p>202951</text:p>
          </table:table-cell>
          <table:table-cell office:value-type="float" office:value="43.418" calcext:value-type="float">
            <text:p>43.418</text:p>
          </table:table-cell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5467.031" calcext:value-type="float">
            <text:p>5467.031</text:p>
          </table:table-cell>
          <table:table-cell office:value-type="float" office:value="140.22" calcext:value-type="float">
            <text:p>140.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2T00:34:20Z</text:p>
          </table:table-cell>
          <table:table-cell office:value-type="string" calcext:value-type="string">
            <text:p>2022-06-22T07:15:17Z</text:p>
          </table:table-cell>
          <table:table-cell office:value-type="string" calcext:value-type="string">
            <text:p>2022-06-22T08:47:43Z</text:p>
          </table:table-cell>
          <table:table-cell office:value-type="string" calcext:value-type="string">
            <text:p>SUCCEEDED</text:p>
          </table:table-cell>
          <table:table-cell office:value-type="float" office:value="1890950" calcext:value-type="float">
            <text:p>1890950</text:p>
          </table:table-cell>
          <table:table-cell office:value-type="float" office:value="85902" calcext:value-type="float">
            <text:p>85902</text:p>
          </table:table-cell>
          <table:table-cell office:value-type="float" office:value="36.872" calcext:value-type="float">
            <text:p>36.872</text:p>
          </table:table-cell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5694.591" calcext:value-type="float">
            <text:p>5694.591</text:p>
          </table:table-cell>
          <table:table-cell office:value-type="float" office:value="155.88" calcext:value-type="float">
            <text:p>155.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2T00:34:46Z</text:p>
          </table:table-cell>
          <table:table-cell office:value-type="string" calcext:value-type="string">
            <text:p>2022-06-22T09:22:33Z</text:p>
          </table:table-cell>
          <table:table-cell office:value-type="string" calcext:value-type="string">
            <text:p>2022-06-22T10:58:52Z</text:p>
          </table:table-cell>
          <table:table-cell office:value-type="string" calcext:value-type="string">
            <text:p>SUCCEEDED</text:p>
          </table:table-cell>
          <table:table-cell office:value-type="float" office:value="1890956" calcext:value-type="float">
            <text:p>1890956</text:p>
          </table:table-cell>
          <table:table-cell office:value-type="float" office:value="230604" calcext:value-type="float">
            <text:p>230604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5704.494" calcext:value-type="float">
            <text:p>5704.494</text:p>
          </table:table-cell>
          <table:table-cell office:value-type="float" office:value="158.26" calcext:value-type="float">
            <text:p>158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2T00:35:10Z</text:p>
          </table:table-cell>
          <table:table-cell office:value-type="string" calcext:value-type="string">
            <text:p>2022-06-22T01:48:13Z</text:p>
          </table:table-cell>
          <table:table-cell office:value-type="string" calcext:value-type="string">
            <text:p>2022-06-22T03:25:04Z</text:p>
          </table:table-cell>
          <table:table-cell office:value-type="string" calcext:value-type="string">
            <text:p>SUCCEEDED</text:p>
          </table:table-cell>
          <table:table-cell office:value-type="float" office:value="1890963" calcext:value-type="float">
            <text:p>1890963</text:p>
          </table:table-cell>
          <table:table-cell office:value-type="float" office:value="44430" calcext:value-type="float">
            <text:p>44430</text:p>
          </table:table-cell>
          <table:table-cell office:value-type="float" office:value="38.298" calcext:value-type="float">
            <text:p>38.298</text:p>
          </table:table-cell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5746.163" calcext:value-type="float">
            <text:p>5746.163</text:p>
          </table:table-cell>
          <table:table-cell office:value-type="float" office:value="167.63" calcext:value-type="float">
            <text:p>167.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3T01:42:59Z</text:p>
          </table:table-cell>
          <table:table-cell office:value-type="string" calcext:value-type="string">
            <text:p>2022-06-23T04:35:12Z</text:p>
          </table:table-cell>
          <table:table-cell office:value-type="string" calcext:value-type="string">
            <text:p>2022-06-23T06:12:50Z</text:p>
          </table:table-cell>
          <table:table-cell office:value-type="string" calcext:value-type="string">
            <text:p>SUCCEEDED</text:p>
          </table:table-cell>
          <table:table-cell office:value-type="float" office:value="1897840" calcext:value-type="float">
            <text:p>1897840</text:p>
          </table:table-cell>
          <table:table-cell office:value-type="float" office:value="113003" calcext:value-type="float">
            <text:p>113003</text:p>
          </table:table-cell>
          <table:table-cell office:value-type="float" office:value="52.598" calcext:value-type="float">
            <text:p>52.598</text:p>
          </table:table-cell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5595.767" calcext:value-type="float">
            <text:p>5595.767</text:p>
          </table:table-cell>
          <table:table-cell office:value-type="float" office:value="180.63" calcext:value-type="float">
            <text:p>180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2T00:36:27Z</text:p>
          </table:table-cell>
          <table:table-cell office:value-type="string" calcext:value-type="string">
            <text:p>2022-06-22T01:56:49Z</text:p>
          </table:table-cell>
          <table:table-cell office:value-type="string" calcext:value-type="string">
            <text:p>2022-06-22T03:32:20Z</text:p>
          </table:table-cell>
          <table:table-cell office:value-type="string" calcext:value-type="string">
            <text:p>SUCCEEDED</text:p>
          </table:table-cell>
          <table:table-cell office:value-type="float" office:value="1890979" calcext:value-type="float">
            <text:p>1890979</text:p>
          </table:table-cell>
          <table:table-cell office:value-type="float" office:value="117230" calcext:value-type="float">
            <text:p>117230</text:p>
          </table:table-cell>
          <table:table-cell office:value-type="float" office:value="43.565" calcext:value-type="float">
            <text:p>43.565</text:p>
          </table:table-cell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5720.803" calcext:value-type="float">
            <text:p>5720.803</text:p>
          </table:table-cell>
          <table:table-cell office:value-type="float" office:value="196.28" calcext:value-type="float">
            <text:p>196.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2T00:37:02Z</text:p>
          </table:table-cell>
          <table:table-cell office:value-type="string" calcext:value-type="string">
            <text:p>2022-06-22T16:03:41Z</text:p>
          </table:table-cell>
          <table:table-cell office:value-type="string" calcext:value-type="string">
            <text:p>2022-06-22T17:41:42Z</text:p>
          </table:table-cell>
          <table:table-cell office:value-type="string" calcext:value-type="string">
            <text:p>SUCCEEDED</text:p>
          </table:table-cell>
          <table:table-cell office:value-type="float" office:value="1890982" calcext:value-type="float">
            <text:p>1890982</text:p>
          </table:table-cell>
          <table:table-cell office:value-type="float" office:value="100329" calcext:value-type="float">
            <text:p>100329</text:p>
          </table:table-cell>
          <table:table-cell office:value-type="float" office:value="65.544" calcext:value-type="float">
            <text:p>65.544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733.107" calcext:value-type="float">
            <text:p>5733.107</text:p>
          </table:table-cell>
          <table:table-cell office:value-type="float" office:value="202.83" calcext:value-type="float">
            <text:p>202.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2T00:37:41Z</text:p>
          </table:table-cell>
          <table:table-cell office:value-type="string" calcext:value-type="string">
            <text:p>2022-06-22T02:07:25Z</text:p>
          </table:table-cell>
          <table:table-cell office:value-type="string" calcext:value-type="string">
            <text:p>2022-06-22T03:45:39Z</text:p>
          </table:table-cell>
          <table:table-cell office:value-type="string" calcext:value-type="string">
            <text:p>SUCCEEDED</text:p>
          </table:table-cell>
          <table:table-cell office:value-type="float" office:value="1890990" calcext:value-type="float">
            <text:p>1890990</text:p>
          </table:table-cell>
          <table:table-cell office:value-type="float" office:value="153894" calcext:value-type="float">
            <text:p>153894</text:p>
          </table:table-cell>
          <table:table-cell office:value-type="float" office:value="44.84" calcext:value-type="float">
            <text:p>44.84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874.903" calcext:value-type="float">
            <text:p>5874.903</text:p>
          </table:table-cell>
          <table:table-cell office:value-type="float" office:value="305.32" calcext:value-type="float">
            <text:p>305.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22T07:53:44Z</text:p>
          </table:table-cell>
          <table:table-cell office:value-type="string" calcext:value-type="string">
            <text:p>2022-06-23T04:37:39Z</text:p>
          </table:table-cell>
          <table:table-cell office:value-type="string" calcext:value-type="string">
            <text:p>2022-06-23T06:21:35Z</text:p>
          </table:table-cell>
          <table:table-cell office:value-type="string" calcext:value-type="string">
            <text:p>SUCCEEDED</text:p>
          </table:table-cell>
          <table:table-cell office:value-type="float" office:value="1891967" calcext:value-type="float">
            <text:p>1891967</text:p>
          </table:table-cell>
          <table:table-cell office:value-type="float" office:value="184735" calcext:value-type="float">
            <text:p>184735</text:p>
          </table:table-cell>
          <table:table-cell office:value-type="float" office:value="41.785" calcext:value-type="float">
            <text:p>41.785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6035.883" calcext:value-type="float">
            <text:p>6035.883</text:p>
          </table:table-cell>
          <table:table-cell office:value-type="float" office:value="379.77" calcext:value-type="float">
            <text:p>379.7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22T10:59:07Z</text:p>
          </table:table-cell>
          <table:table-cell office:value-type="string" calcext:value-type="string">
            <text:p>2022-06-23T08:08:41Z</text:p>
          </table:table-cell>
          <table:table-cell office:value-type="string" calcext:value-type="string">
            <text:p>2022-06-23T09:57:27Z</text:p>
          </table:table-cell>
          <table:table-cell office:value-type="string" calcext:value-type="string">
            <text:p>SUCCEEDED</text:p>
          </table:table-cell>
          <table:table-cell office:value-type="float" office:value="1893024" calcext:value-type="float">
            <text:p>1893024</text:p>
          </table:table-cell>
          <table:table-cell office:value-type="float" office:value="38196" calcext:value-type="float">
            <text:p>38196</text:p>
          </table:table-cell>
          <table:table-cell office:value-type="float" office:value="41.518" calcext:value-type="float">
            <text:p>41.51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5494.502" calcext:value-type="float">
            <text:p>5494.502</text:p>
          </table:table-cell>
          <table:table-cell office:value-type="float" office:value="105.27" calcext:value-type="float">
            <text:p>10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7T01:50:01Z</text:p>
          </table:table-cell>
          <table:table-cell office:value-type="string" calcext:value-type="string">
            <text:p>2022-06-27T02:37:52Z</text:p>
          </table:table-cell>
          <table:table-cell office:value-type="string" calcext:value-type="string">
            <text:p>2022-06-27T04:10:24Z</text:p>
          </table:table-cell>
          <table:table-cell office:value-type="string" calcext:value-type="string">
            <text:p>SUCCEEDED</text:p>
          </table:table-cell>
          <table:table-cell office:value-type="float" office:value="1919121" calcext:value-type="float">
            <text:p>1919121</text:p>
          </table:table-cell>
          <table:table-cell office:value-type="float" office:value="119394" calcext:value-type="float">
            <text:p>119394</text:p>
          </table:table-cell>
          <table:table-cell office:value-type="float" office:value="38.458" calcext:value-type="float">
            <text:p>38.458</text:p>
          </table:table-cell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5384.208" calcext:value-type="float">
            <text:p>5384.208</text:p>
          </table:table-cell>
          <table:table-cell office:value-type="float" office:value="120.24" calcext:value-type="float">
            <text:p>120.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4T22:58:25Z</text:p>
          </table:table-cell>
          <table:table-cell office:value-type="string" calcext:value-type="string">
            <text:p>2022-06-24T23:04:55Z</text:p>
          </table:table-cell>
          <table:table-cell office:value-type="string" calcext:value-type="string">
            <text:p>2022-06-25T00:35:55Z</text:p>
          </table:table-cell>
          <table:table-cell office:value-type="string" calcext:value-type="string">
            <text:p>SUCCEEDED</text:p>
          </table:table-cell>
          <table:table-cell office:value-type="float" office:value="1910026" calcext:value-type="float">
            <text:p>1910026</text:p>
          </table:table-cell>
          <table:table-cell office:value-type="float" office:value="145929" calcext:value-type="float">
            <text:p>145929</text:p>
          </table:table-cell>
          <table:table-cell office:value-type="float" office:value="37.512" calcext:value-type="float">
            <text:p>37.512</text:p>
          </table:table-cell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5376.855" calcext:value-type="float">
            <text:p>5376.855</text:p>
          </table:table-cell>
          <table:table-cell office:value-type="float" office:value="132.56" calcext:value-type="float">
            <text:p>132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5T03:10:16Z</text:p>
          </table:table-cell>
          <table:table-cell office:value-type="string" calcext:value-type="string">
            <text:p>2022-06-25T04:40:03Z</text:p>
          </table:table-cell>
          <table:table-cell office:value-type="string" calcext:value-type="string">
            <text:p>2022-06-25T06:11:04Z</text:p>
          </table:table-cell>
          <table:table-cell office:value-type="string" calcext:value-type="string">
            <text:p>SUCCEEDED</text:p>
          </table:table-cell>
          <table:table-cell office:value-type="float" office:value="1910815" calcext:value-type="float">
            <text:p>1910815</text:p>
          </table:table-cell>
          <table:table-cell office:value-type="float" office:value="133875" calcext:value-type="float">
            <text:p>13387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5700.371" calcext:value-type="float">
            <text:p>5700.371</text:p>
          </table:table-cell>
          <table:table-cell office:value-type="float" office:value="143.43" calcext:value-type="float">
            <text:p>143.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5T03:10:31Z</text:p>
          </table:table-cell>
          <table:table-cell office:value-type="string" calcext:value-type="string">
            <text:p>2022-06-25T04:48:04Z</text:p>
          </table:table-cell>
          <table:table-cell office:value-type="string" calcext:value-type="string">
            <text:p>2022-06-25T06:24:49Z</text:p>
          </table:table-cell>
          <table:table-cell office:value-type="string" calcext:value-type="string">
            <text:p>SUCCEEDED</text:p>
          </table:table-cell>
          <table:table-cell office:value-type="float" office:value="1910817" calcext:value-type="float">
            <text:p>1910817</text:p>
          </table:table-cell>
          <table:table-cell office:value-type="float" office:value="61204" calcext:value-type="float">
            <text:p>61204</text:p>
          </table:table-cell>
          <table:table-cell office:value-type="float" office:value="44.498" calcext:value-type="float">
            <text:p>44.498</text:p>
          </table:table-cell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5693.968" calcext:value-type="float">
            <text:p>5693.968</text:p>
          </table:table-cell>
          <table:table-cell office:value-type="float" office:value="152.24" calcext:value-type="float">
            <text:p>152.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5T00:30:22Z</text:p>
          </table:table-cell>
          <table:table-cell office:value-type="string" calcext:value-type="string">
            <text:p>2022-06-25T00:37:20Z</text:p>
          </table:table-cell>
          <table:table-cell office:value-type="string" calcext:value-type="string">
            <text:p>2022-06-25T02:14:07Z</text:p>
          </table:table-cell>
          <table:table-cell office:value-type="string" calcext:value-type="string">
            <text:p>SUCCEEDED</text:p>
          </table:table-cell>
          <table:table-cell office:value-type="float" office:value="1910326" calcext:value-type="float">
            <text:p>1910326</text:p>
          </table:table-cell>
          <table:table-cell office:value-type="float" office:value="48801" calcext:value-type="float">
            <text:p>48801</text:p>
          </table:table-cell>
          <table:table-cell office:value-type="float" office:value="39.681" calcext:value-type="float">
            <text:p>39.681</text:p>
          </table:table-cell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5745.389" calcext:value-type="float">
            <text:p>5745.389</text:p>
          </table:table-cell>
          <table:table-cell office:value-type="float" office:value="229.99" calcext:value-type="float">
            <text:p>229.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5T03:11:44Z</text:p>
          </table:table-cell>
          <table:table-cell office:value-type="string" calcext:value-type="string">
            <text:p>2022-06-25T04:21:31Z</text:p>
          </table:table-cell>
          <table:table-cell office:value-type="string" calcext:value-type="string">
            <text:p>2022-06-25T05:59:33Z</text:p>
          </table:table-cell>
          <table:table-cell office:value-type="string" calcext:value-type="string">
            <text:p>SUCCEEDED</text:p>
          </table:table-cell>
          <table:table-cell office:value-type="float" office:value="1910822" calcext:value-type="float">
            <text:p>1910822</text:p>
          </table:table-cell>
          <table:table-cell office:value-type="float" office:value="228123" calcext:value-type="float">
            <text:p>228123</text:p>
          </table:table-cell>
          <table:table-cell office:value-type="float" office:value="61.456" calcext:value-type="float">
            <text:p>61.456</text:p>
          </table:table-cell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5812.724" calcext:value-type="float">
            <text:p>5812.724</text:p>
          </table:table-cell>
          <table:table-cell office:value-type="float" office:value="233.54" calcext:value-type="float">
            <text:p>233.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5T00:37:12Z</text:p>
          </table:table-cell>
          <table:table-cell office:value-type="string" calcext:value-type="string">
            <text:p>2022-06-25T04:21:31Z</text:p>
          </table:table-cell>
          <table:table-cell office:value-type="string" calcext:value-type="string">
            <text:p>2022-06-25T06:00:48Z</text:p>
          </table:table-cell>
          <table:table-cell office:value-type="string" calcext:value-type="string">
            <text:p>SUCCEEDED</text:p>
          </table:table-cell>
          <table:table-cell office:value-type="float" office:value="1910344" calcext:value-type="float">
            <text:p>1910344</text:p>
          </table:table-cell>
          <table:table-cell office:value-type="float" office:value="49934" calcext:value-type="float">
            <text:p>49934</text:p>
          </table:table-cell>
          <table:table-cell office:value-type="float" office:value="57.445" calcext:value-type="float">
            <text:p>57.445</text:p>
          </table:table-cell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5773.975" calcext:value-type="float">
            <text:p>5773.975</text:p>
          </table:table-cell>
          <table:table-cell office:value-type="float" office:value="189.87" calcext:value-type="float">
            <text:p>189.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5T00:38:01Z</text:p>
          </table:table-cell>
          <table:table-cell office:value-type="string" calcext:value-type="string">
            <text:p>2022-06-25T03:08:34Z</text:p>
          </table:table-cell>
          <table:table-cell office:value-type="string" calcext:value-type="string">
            <text:p>2022-06-25T04:47:33Z</text:p>
          </table:table-cell>
          <table:table-cell office:value-type="string" calcext:value-type="string">
            <text:p>SUCCEEDED</text:p>
          </table:table-cell>
          <table:table-cell office:value-type="float" office:value="1910348" calcext:value-type="float">
            <text:p>1910348</text:p>
          </table:table-cell>
          <table:table-cell office:value-type="float" office:value="7370" calcext:value-type="float">
            <text:p>7370</text:p>
          </table:table-cell>
          <table:table-cell office:value-type="float" office:value="45.532" calcext:value-type="float">
            <text:p>45.532</text:p>
          </table:table-cell>
        </table:table-row>
        <table:table-row table:style-name="ro1">
          <table:table-cell office:value-type="string" calcext:value-type="string">
            <text:p>u-ch427-n512-start-paper-ms-x0-prec-09</text:p>
          </table:table-cell>
          <table:table-cell office:value-type="float" office:value="5834.195" calcext:value-type="float">
            <text:p>5834.195</text:p>
          </table:table-cell>
          <table:table-cell office:value-type="float" office:value="200.39" calcext:value-type="float">
            <text:p>200.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6T00:34:16Z</text:p>
          </table:table-cell>
          <table:table-cell office:value-type="string" calcext:value-type="string">
            <text:p>2022-06-27T04:23:15Z</text:p>
          </table:table-cell>
          <table:table-cell office:value-type="string" calcext:value-type="string">
            <text:p>2022-06-27T06:03:42Z</text:p>
          </table:table-cell>
          <table:table-cell office:value-type="string" calcext:value-type="string">
            <text:p>SUCCEEDED</text:p>
          </table:table-cell>
          <table:table-cell office:value-type="float" office:value="1914514" calcext:value-type="float">
            <text:p>1914514</text:p>
          </table:table-cell>
          <table:table-cell office:value-type="float" office:value="106338" calcext:value-type="float">
            <text:p>106338</text:p>
          </table:table-cell>
          <table:table-cell office:value-type="float" office:value="69.428" calcext:value-type="float">
            <text:p>69.428</text:p>
          </table:table-cell>
        </table:table-row>
        <table:table-row table:style-name="ro1">
          <table:table-cell office:value-type="string" calcext:value-type="string">
            <text:p>u-ch427-n512-start-paper-ms-x0-prec-10</text:p>
          </table:table-cell>
          <table:table-cell office:value-type="float" office:value="5773.059" calcext:value-type="float">
            <text:p>5773.059</text:p>
          </table:table-cell>
          <table:table-cell office:value-type="float" office:value="206.5" calcext:value-type="float">
            <text:p>206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6T01:15:51Z</text:p>
          </table:table-cell>
          <table:table-cell office:value-type="string" calcext:value-type="string">
            <text:p>2022-06-27T04:46:33Z</text:p>
          </table:table-cell>
          <table:table-cell office:value-type="string" calcext:value-type="string">
            <text:p>2022-06-27T06:26:22Z</text:p>
          </table:table-cell>
          <table:table-cell office:value-type="string" calcext:value-type="string">
            <text:p>SUCCEEDED</text:p>
          </table:table-cell>
          <table:table-cell office:value-type="float" office:value="1914644" calcext:value-type="float">
            <text:p>1914644</text:p>
          </table:table-cell>
          <table:table-cell office:value-type="float" office:value="187561" calcext:value-type="float">
            <text:p>187561</text:p>
          </table:table-cell>
          <table:table-cell office:value-type="float" office:value="44.848" calcext:value-type="float">
            <text:p>44.848</text:p>
          </table:table-cell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6460.588" calcext:value-type="float">
            <text:p>6460.588</text:p>
          </table:table-cell>
          <table:table-cell office:value-type="float" office:value="317.6" calcext:value-type="float">
            <text:p>317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26T01:46:17Z</text:p>
          </table:table-cell>
          <table:table-cell office:value-type="string" calcext:value-type="string">
            <text:p>2022-06-26T14:12:53Z</text:p>
          </table:table-cell>
          <table:table-cell office:value-type="string" calcext:value-type="string">
            <text:p>2022-06-26T16:06:37Z</text:p>
          </table:table-cell>
          <table:table-cell office:value-type="string" calcext:value-type="string">
            <text:p>SUCCEEDED</text:p>
          </table:table-cell>
          <table:table-cell office:value-type="float" office:value="1914740" calcext:value-type="float">
            <text:p>1914740</text:p>
          </table:table-cell>
          <table:table-cell office:value-type="float" office:value="15611" calcext:value-type="float">
            <text:p>15611</text:p>
          </table:table-cell>
          <table:table-cell office:value-type="float" office:value="76.416" calcext:value-type="float">
            <text:p>76.416</text:p>
          </table:table-cell>
        </table:table-row>
        <table:table-row table:style-name="ro1">
          <table:table-cell office:value-type="string" calcext:value-type="string">
            <text:p>u-ch427-n512-start-paper-ms-x0-prec-30</text:p>
          </table:table-cell>
          <table:table-cell office:value-type="float" office:value="6519.332" calcext:value-type="float">
            <text:p>6519.332</text:p>
          </table:table-cell>
          <table:table-cell office:value-type="float" office:value="383.3" calcext:value-type="float">
            <text:p>383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26T01:46:33Z</text:p>
          </table:table-cell>
          <table:table-cell office:value-type="string" calcext:value-type="string">
            <text:p>2022-07-01T06:41:07Z</text:p>
          </table:table-cell>
          <table:table-cell office:value-type="string" calcext:value-type="string">
            <text:p>2022-07-01T08:38:58Z</text:p>
          </table:table-cell>
          <table:table-cell office:value-type="string" calcext:value-type="string">
            <text:p>SUCCEEDED</text:p>
          </table:table-cell>
          <table:table-cell office:value-type="float" office:value="1914741" calcext:value-type="float">
            <text:p>1914741</text:p>
          </table:table-cell>
          <table:table-cell office:value-type="float" office:value="49764" calcext:value-type="float">
            <text:p>49764</text:p>
          </table:table-cell>
          <table:table-cell office:value-type="float" office:value="91.782" calcext:value-type="float">
            <text:p>91.7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5559.363" calcext:value-type="float">
            <text:p>5559.363</text:p>
          </table:table-cell>
          <table:table-cell office:value-type="float" office:value="107.37" calcext:value-type="float">
            <text:p>107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2T02:29:42Z</text:p>
          </table:table-cell>
          <table:table-cell office:value-type="string" calcext:value-type="string">
            <text:p>2022-06-22T05:43:51Z</text:p>
          </table:table-cell>
          <table:table-cell office:value-type="string" calcext:value-type="string">
            <text:p>2022-06-22T07:18:04Z</text:p>
          </table:table-cell>
          <table:table-cell office:value-type="string" calcext:value-type="string">
            <text:p>SUCCEEDED</text:p>
          </table:table-cell>
          <table:table-cell office:value-type="float" office:value="1891208" calcext:value-type="float">
            <text:p>1891208</text:p>
          </table:table-cell>
          <table:table-cell office:value-type="float" office:value="122633" calcext:value-type="float">
            <text:p>122633</text:p>
          </table:table-cell>
          <table:table-cell office:value-type="float" office:value="43.956" calcext:value-type="float">
            <text:p>43.956</text:p>
          </table:table-cell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5530.292" calcext:value-type="float">
            <text:p>5530.292</text:p>
          </table:table-cell>
          <table:table-cell office:value-type="float" office:value="120.87" calcext:value-type="float">
            <text:p>120.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2T03:00:13Z</text:p>
          </table:table-cell>
          <table:table-cell office:value-type="string" calcext:value-type="string">
            <text:p>2022-06-22T06:12:37Z</text:p>
          </table:table-cell>
          <table:table-cell office:value-type="string" calcext:value-type="string">
            <text:p>2022-06-22T07:46:21Z</text:p>
          </table:table-cell>
          <table:table-cell office:value-type="string" calcext:value-type="string">
            <text:p>SUCCEEDED</text:p>
          </table:table-cell>
          <table:table-cell office:value-type="float" office:value="1891249" calcext:value-type="float">
            <text:p>1891249</text:p>
          </table:table-cell>
          <table:table-cell office:value-type="float" office:value="217930" calcext:value-type="float">
            <text:p>217930</text:p>
          </table:table-cell>
          <table:table-cell office:value-type="float" office:value="52.146" calcext:value-type="float">
            <text:p>52.146</text:p>
          </table:table-cell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5542.411" calcext:value-type="float">
            <text:p>5542.411</text:p>
          </table:table-cell>
          <table:table-cell office:value-type="float" office:value="130.27" calcext:value-type="float">
            <text:p>130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2T03:01:02Z</text:p>
          </table:table-cell>
          <table:table-cell office:value-type="string" calcext:value-type="string">
            <text:p>2022-06-22T06:57:15Z</text:p>
          </table:table-cell>
          <table:table-cell office:value-type="string" calcext:value-type="string">
            <text:p>2022-06-22T08:31:17Z</text:p>
          </table:table-cell>
          <table:table-cell office:value-type="string" calcext:value-type="string">
            <text:p>SUCCEEDED</text:p>
          </table:table-cell>
          <table:table-cell office:value-type="float" office:value="1891253" calcext:value-type="float">
            <text:p>1891253</text:p>
          </table:table-cell>
          <table:table-cell office:value-type="float" office:value="142109" calcext:value-type="float">
            <text:p>142109</text:p>
          </table:table-cell>
          <table:table-cell office:value-type="float" office:value="52.579" calcext:value-type="float">
            <text:p>52.579</text:p>
          </table:table-cell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5504.882" calcext:value-type="float">
            <text:p>5504.882</text:p>
          </table:table-cell>
          <table:table-cell office:value-type="float" office:value="142.46" calcext:value-type="float">
            <text:p>142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2T09:01:31Z</text:p>
          </table:table-cell>
          <table:table-cell office:value-type="string" calcext:value-type="string">
            <text:p>2022-06-22T14:32:44Z</text:p>
          </table:table-cell>
          <table:table-cell office:value-type="string" calcext:value-type="string">
            <text:p>2022-06-22T16:06:28Z</text:p>
          </table:table-cell>
          <table:table-cell office:value-type="string" calcext:value-type="string">
            <text:p>SUCCEEDED</text:p>
          </table:table-cell>
          <table:table-cell office:value-type="float" office:value="1892255" calcext:value-type="float">
            <text:p>1892255</text:p>
          </table:table-cell>
          <table:table-cell office:value-type="float" office:value="19968" calcext:value-type="float">
            <text:p>19968</text:p>
          </table:table-cell>
          <table:table-cell office:value-type="float" office:value="39.176" calcext:value-type="float">
            <text:p>39.176</text:p>
          </table:table-cell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5561.103" calcext:value-type="float">
            <text:p>5561.103</text:p>
          </table:table-cell>
          <table:table-cell office:value-type="float" office:value="148.18" calcext:value-type="float">
            <text:p>148.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2T09:02:14Z</text:p>
          </table:table-cell>
          <table:table-cell office:value-type="string" calcext:value-type="string">
            <text:p>2022-06-22T20:52:06Z</text:p>
          </table:table-cell>
          <table:table-cell office:value-type="string" calcext:value-type="string">
            <text:p>2022-06-22T22:27:11Z</text:p>
          </table:table-cell>
          <table:table-cell office:value-type="string" calcext:value-type="string">
            <text:p>SUCCEEDED</text:p>
          </table:table-cell>
          <table:table-cell office:value-type="float" office:value="1892257" calcext:value-type="float">
            <text:p>1892257</text:p>
          </table:table-cell>
          <table:table-cell office:value-type="float" office:value="27484" calcext:value-type="float">
            <text:p>27484</text:p>
          </table:table-cell>
          <table:table-cell office:value-type="float" office:value="48.304" calcext:value-type="float">
            <text:p>48.304</text:p>
          </table:table-cell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5652.867" calcext:value-type="float">
            <text:p>5652.867</text:p>
          </table:table-cell>
          <table:table-cell office:value-type="float" office:value="171.19" calcext:value-type="float">
            <text:p>171.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2T09:02:53Z</text:p>
          </table:table-cell>
          <table:table-cell office:value-type="string" calcext:value-type="string">
            <text:p>2022-06-22T12:31:13Z</text:p>
          </table:table-cell>
          <table:table-cell office:value-type="string" calcext:value-type="string">
            <text:p>2022-06-22T14:07:57Z</text:p>
          </table:table-cell>
          <table:table-cell office:value-type="string" calcext:value-type="string">
            <text:p>SUCCEEDED</text:p>
          </table:table-cell>
          <table:table-cell office:value-type="float" office:value="1892262" calcext:value-type="float">
            <text:p>1892262</text:p>
          </table:table-cell>
          <table:table-cell office:value-type="float" office:value="58466" calcext:value-type="float">
            <text:p>58466</text:p>
          </table:table-cell>
          <table:table-cell office:value-type="float" office:value="56.625" calcext:value-type="float">
            <text:p>56.625</text:p>
          </table:table-cell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5669.923" calcext:value-type="float">
            <text:p>5669.923</text:p>
          </table:table-cell>
          <table:table-cell office:value-type="float" office:value="170.05" calcext:value-type="float">
            <text:p>170.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7T12:12:10Z</text:p>
          </table:table-cell>
          <table:table-cell office:value-type="string" calcext:value-type="string">
            <text:p>2022-06-28T04:04:22Z</text:p>
          </table:table-cell>
          <table:table-cell office:value-type="string" calcext:value-type="string">
            <text:p>2022-06-28T05:41:24Z</text:p>
          </table:table-cell>
          <table:table-cell office:value-type="string" calcext:value-type="string">
            <text:p>SUCCEEDED</text:p>
          </table:table-cell>
          <table:table-cell office:value-type="float" office:value="1922040" calcext:value-type="float">
            <text:p>1922040</text:p>
          </table:table-cell>
          <table:table-cell office:value-type="float" office:value="179922" calcext:value-type="float">
            <text:p>179922</text:p>
          </table:table-cell>
          <table:table-cell office:value-type="float" office:value="38.991" calcext:value-type="float">
            <text:p>38.991</text:p>
          </table:table-cell>
        </table:table-row>
        <table:table-row table:style-name="ro1">
          <table:table-cell office:value-type="string" calcext:value-type="string">
            <text:p>u-ch427-n512-start-paper-x0-08</text:p>
          </table:table-cell>
          <table:table-cell office:value-type="float" office:value="5725.969" calcext:value-type="float">
            <text:p>5725.969</text:p>
          </table:table-cell>
          <table:table-cell office:value-type="float" office:value="182.13" calcext:value-type="float">
            <text:p>182.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7T12:12:20Z</text:p>
          </table:table-cell>
          <table:table-cell office:value-type="string" calcext:value-type="string">
            <text:p>2022-06-29T01:40:58Z</text:p>
          </table:table-cell>
          <table:table-cell office:value-type="string" calcext:value-type="string">
            <text:p>2022-06-29T03:19:22Z</text:p>
          </table:table-cell>
          <table:table-cell office:value-type="string" calcext:value-type="string">
            <text:p>SUCCEEDED</text:p>
          </table:table-cell>
          <table:table-cell office:value-type="float" office:value="1922043" calcext:value-type="float">
            <text:p>1922043</text:p>
          </table:table-cell>
          <table:table-cell office:value-type="float" office:value="120662" calcext:value-type="float">
            <text:p>120662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5645.796" calcext:value-type="float">
            <text:p>5645.796</text:p>
          </table:table-cell>
          <table:table-cell office:value-type="float" office:value="188.55" calcext:value-type="float">
            <text:p>188.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2T15:06:16Z</text:p>
          </table:table-cell>
          <table:table-cell office:value-type="string" calcext:value-type="string">
            <text:p>2022-06-23T01:14:01Z</text:p>
          </table:table-cell>
          <table:table-cell office:value-type="string" calcext:value-type="string">
            <text:p>2022-06-23T02:51:25Z</text:p>
          </table:table-cell>
          <table:table-cell office:value-type="string" calcext:value-type="string">
            <text:p>SUCCEEDED</text:p>
          </table:table-cell>
          <table:table-cell office:value-type="float" office:value="1894686" calcext:value-type="float">
            <text:p>1894686</text:p>
          </table:table-cell>
          <table:table-cell office:value-type="float" office:value="116391" calcext:value-type="float">
            <text:p>116391</text:p>
          </table:table-cell>
          <table:table-cell office:value-type="float" office:value="44.529" calcext:value-type="float">
            <text:p>44.529</text:p>
          </table:table-cell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5863.511" calcext:value-type="float">
            <text:p>5863.511</text:p>
          </table:table-cell>
          <table:table-cell office:value-type="float" office:value="198.29" calcext:value-type="float">
            <text:p>198.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7T12:17:39Z</text:p>
          </table:table-cell>
          <table:table-cell office:value-type="string" calcext:value-type="string">
            <text:p>2022-06-29T04:08:47Z</text:p>
          </table:table-cell>
          <table:table-cell office:value-type="string" calcext:value-type="string">
            <text:p>2022-06-29T05:49:59Z</text:p>
          </table:table-cell>
          <table:table-cell office:value-type="string" calcext:value-type="string">
            <text:p>SUCCEEDED</text:p>
          </table:table-cell>
          <table:table-cell office:value-type="float" office:value="1922061" calcext:value-type="float">
            <text:p>1922061</text:p>
          </table:table-cell>
          <table:table-cell office:value-type="float" office:value="48018" calcext:value-type="float">
            <text:p>48018</text:p>
          </table:table-cell>
          <table:table-cell office:value-type="float" office:value="64.829" calcext:value-type="float">
            <text:p>64.829</text:p>
          </table:table-cell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office:value-type="float" office:value="5860.776" calcext:value-type="float">
            <text:p>5860.776</text:p>
          </table:table-cell>
          <table:table-cell office:value-type="float" office:value="300.92" calcext:value-type="float">
            <text:p>300.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7-01T22:23:53Z</text:p>
          </table:table-cell>
          <table:table-cell office:value-type="string" calcext:value-type="string">
            <text:p>2022-07-03T04:04:53Z</text:p>
          </table:table-cell>
          <table:table-cell office:value-type="string" calcext:value-type="string">
            <text:p>2022-07-03T05:48:18Z</text:p>
          </table:table-cell>
          <table:table-cell office:value-type="string" calcext:value-type="string">
            <text:p>SUCCEEDED</text:p>
          </table:table-cell>
          <table:table-cell office:value-type="float" office:value="1945336" calcext:value-type="float">
            <text:p>1945336</text:p>
          </table:table-cell>
          <table:table-cell office:value-type="float" office:value="103642" calcext:value-type="float">
            <text:p>103642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office:value-type="float" office:value="6110.529" calcext:value-type="float">
            <text:p>6110.529</text:p>
          </table:table-cell>
          <table:table-cell office:value-type="float" office:value="389.45" calcext:value-type="float">
            <text:p>389.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7-01T22:29:16Z</text:p>
          </table:table-cell>
          <table:table-cell office:value-type="string" calcext:value-type="string">
            <text:p>2022-07-01T23:46:50Z</text:p>
          </table:table-cell>
          <table:table-cell office:value-type="string" calcext:value-type="string">
            <text:p>2022-07-02T01:37:15Z</text:p>
          </table:table-cell>
          <table:table-cell office:value-type="string" calcext:value-type="string">
            <text:p>SUCCEEDED</text:p>
          </table:table-cell>
          <table:table-cell office:value-type="float" office:value="1945355" calcext:value-type="float">
            <text:p>1945355</text:p>
          </table:table-cell>
          <table:table-cell office:value-type="float" office:value="130119" calcext:value-type="float">
            <text:p>130119</text:p>
          </table:table-cell>
          <table:table-cell office:value-type="float" office:value="74.943" calcext:value-type="float">
            <text:p>74.94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nsembles</text:p>
          </table:table-cell>
          <table:table-cell office:value-type="string" calcext:value-type="string">
            <text:p>Paper Mean</text:p>
          </table:table-cell>
          <table:table-cell office:value-type="string" calcext:value-type="string">
            <text:p>Paper Mean X</text:p>
          </table:table-cell>
          <table:table-cell office:value-type="string" calcext:value-type="string">
            <text:p>Paper Mean Stdev X Prec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33.672" calcext:value-type="float">
            <text:p>5433.672</text:p>
          </table:table-cell>
          <table:table-cell office:value-type="float" office:value="5559.363" calcext:value-type="float">
            <text:p>5559.363</text:p>
          </table:table-cell>
          <table:table-cell office:value-type="float" office:value="5494.502" calcext:value-type="float">
            <text:p>5494.5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51.687" calcext:value-type="float">
            <text:p>5451.687</text:p>
          </table:table-cell>
          <table:table-cell office:value-type="float" office:value="5530.292" calcext:value-type="float">
            <text:p>5530.292</text:p>
          </table:table-cell>
          <table:table-cell office:value-type="float" office:value="5384.208" calcext:value-type="float">
            <text:p>5384.208</text:p>
          </table:table-cell>
          <table:table-cell/>
          <table:table-cell>
            <draw:frame table:end-cell-address="N512.N62" table:end-x="0.199cm" table:end-y="0.422cm" draw:z-index="0" draw:style-name="gr1" draw:text-style-name="P1" svg:width="16cm" svg:height="9cm" svg:x="0.003cm" svg:y="0.001cm">
              <draw:object draw:notify-on-update-of-ranges="N512.B42:N512.B53 N512.C41:N512.C41 N512.C42:N512.C53 N512.B42:N512.B53 N512.D41:N512.D41 N512.D42:N512.D53 N512.B42:N512.B53 N512.E41:N512.E41 N512.E42:N512.E5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98.747" calcext:value-type="float">
            <text:p>5398.747</text:p>
          </table:table-cell>
          <table:table-cell office:value-type="float" office:value="5542.411" calcext:value-type="float">
            <text:p>5542.411</text:p>
          </table:table-cell>
          <table:table-cell office:value-type="float" office:value="5376.855" calcext:value-type="float">
            <text:p>5376.8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67.031" calcext:value-type="float">
            <text:p>5467.031</text:p>
          </table:table-cell>
          <table:table-cell office:value-type="float" office:value="5504.882" calcext:value-type="float">
            <text:p>5504.882</text:p>
          </table:table-cell>
          <table:table-cell office:value-type="float" office:value="5700.371" calcext:value-type="float">
            <text:p>5700.3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94.591" calcext:value-type="float">
            <text:p>5694.591</text:p>
          </table:table-cell>
          <table:table-cell office:value-type="float" office:value="5561.103" calcext:value-type="float">
            <text:p>5561.103</text:p>
          </table:table-cell>
          <table:table-cell office:value-type="float" office:value="5693.968" calcext:value-type="float">
            <text:p>5693.9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04.494" calcext:value-type="float">
            <text:p>5704.494</text:p>
          </table:table-cell>
          <table:table-cell office:value-type="float" office:value="5652.867" calcext:value-type="float">
            <text:p>5652.867</text:p>
          </table:table-cell>
          <table:table-cell office:value-type="float" office:value="5745.389" calcext:value-type="float">
            <text:p>5745.3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46.163" calcext:value-type="float">
            <text:p>5746.163</text:p>
          </table:table-cell>
          <table:table-cell office:value-type="float" office:value="5669.923" calcext:value-type="float">
            <text:p>5669.923</text:p>
          </table:table-cell>
          <table:table-cell office:value-type="float" office:value="5812.724" calcext:value-type="float">
            <text:p>5812.7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595.767" calcext:value-type="float">
            <text:p>5595.767</text:p>
          </table:table-cell>
          <table:table-cell office:value-type="float" office:value="5725.969" calcext:value-type="float">
            <text:p>5725.969</text:p>
          </table:table-cell>
          <table:table-cell office:value-type="float" office:value="5773.975" calcext:value-type="float">
            <text:p>5773.9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20.803" calcext:value-type="float">
            <text:p>5720.803</text:p>
          </table:table-cell>
          <table:table-cell office:value-type="float" office:value="5645.796" calcext:value-type="float">
            <text:p>5645.796</text:p>
          </table:table-cell>
          <table:table-cell office:value-type="float" office:value="5834.195" calcext:value-type="float">
            <text:p>5834.1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33.107" calcext:value-type="float">
            <text:p>5733.107</text:p>
          </table:table-cell>
          <table:table-cell office:value-type="float" office:value="5863.511" calcext:value-type="float">
            <text:p>5863.511</text:p>
          </table:table-cell>
          <table:table-cell office:value-type="float" office:value="5773.059" calcext:value-type="float">
            <text:p>5773.0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874.903" calcext:value-type="float">
            <text:p>5874.903</text:p>
          </table:table-cell>
          <table:table-cell office:value-type="float" office:value="5860.776" calcext:value-type="float">
            <text:p>5860.776</text:p>
          </table:table-cell>
          <table:table-cell office:value-type="float" office:value="6460.588" calcext:value-type="float">
            <text:p>6460.5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35.883" calcext:value-type="float">
            <text:p>6035.883</text:p>
          </table:table-cell>
          <table:table-cell office:value-type="float" office:value="6110.529" calcext:value-type="float">
            <text:p>6110.529</text:p>
          </table:table-cell>
          <table:table-cell office:value-type="float" office:value="6519.332" calcext:value-type="float">
            <text:p>6519.332</text:p>
          </table:table-cell>
          <table:table-cell table:number-columns-repeated="10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aper Mean</text:p>
          </table:table-cell>
          <table:table-cell office:value-type="string" calcext:value-type="string">
            <text:p>Paper Mean X</text:p>
          </table:table-cell>
          <table:table-cell office:value-type="string" calcext:value-type="string">
            <text:p>Paper Mean Stdev X Pre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3054624" calcext:value-type="float">
            <text:p>173054624</text:p>
          </table:table-cell>
          <table:table-cell office:value-type="float" office:value="136228204" calcext:value-type="float">
            <text:p>136228204</text:p>
          </table:table-cell>
          <table:table-cell office:value-type="float" office:value="127535160" calcext:value-type="float">
            <text:p>127535160</text:p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N512.N85" table:end-x="0.189cm" table:end-y="0.421cm" draw:z-index="1" draw:style-name="gr1" draw:text-style-name="P1" svg:width="15.999cm" svg:height="8.999cm" svg:x="2.252cm" svg:y="0.001cm">
              <draw:object draw:notify-on-update-of-ranges="N512.C64:N512.E64 N512.C65:N512.E6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23:42:27.062469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4T00:48:43.831923542</dc:date>
    <meta:editing-duration>PT1H16M31S</meta:editing-duration>
    <meta:editing-cycles>4</meta:editing-cycles>
    <meta:document-statistic meta:table-count="6" meta:cell-count="2979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N216 - Time</text:p>
        </chart:title>
        <chart:legend chart:legend-position="end" svg:x="10.634cm" svg:y="3.703cm" style:legend-expansion="high" chart:style-name="ch3"/>
        <chart:plot-area chart:style-name="ch4" table:cell-range-address="N216.B53:N216.E67 N216.C52:N216.E52" chart:data-source-has-labels="row" svg:x="0.32cm" svg:y="1.275cm" svg:width="9.994cm" svg:height="7.545cm">
          <chartooo:coordinate-region svg:x="1.312cm" svg:y="1.474cm" svg:width="8.81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216.C53:N216.C67" chart:label-cell-address="N216.C52:N216.C52" chart:class="chart:scatter">
            <chart:domain table:cell-range-address="N216.B53:N216.B67"/>
            <chart:data-point chart:repeated="15"/>
          </chart:series>
          <chart:series chart:style-name="ch8" chart:values-cell-range-address="N216.D53:N216.D67" chart:label-cell-address="N216.D52:N216.D52" chart:class="chart:scatter">
            <chart:data-point chart:repeated="15"/>
          </chart:series>
          <chart:series chart:style-name="ch9" chart:values-cell-range-address="N216.E53:N216.E67" chart:label-cell-address="N216.E52:N216.E5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per Mean</text:p>
                <draw:g>
                  <svg:desc>N216.C52:N216.C52</svg:desc>
                </draw:g>
              </table:table-cell>
              <table:table-cell office:value-type="string">
                <text:p>Paper Mean X</text:p>
                <draw:g>
                  <svg:desc>N216.D52:N216.D52</svg:desc>
                </draw:g>
              </table:table-cell>
              <table:table-cell office:value-type="string">
                <text:p>Paper Mean Stdev X Prec</text:p>
                <draw:g>
                  <svg:desc>N216.E52:N216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216.B53:N216.B67</svg:desc>
                </draw:g>
              </table:table-cell>
              <table:table-cell office:value-type="float" office:value="170.074">
                <text:p>170.074</text:p>
                <draw:g>
                  <svg:desc>N216.C53:N216.C67</svg:desc>
                </draw:g>
              </table:table-cell>
              <table:table-cell office:value-type="float" office:value="150.776">
                <text:p>150.776</text:p>
                <draw:g>
                  <svg:desc>N216.D53:N216.D67</svg:desc>
                </draw:g>
              </table:table-cell>
              <table:table-cell office:value-type="float" office:value="153.003">
                <text:p>153.003</text:p>
                <draw:g>
                  <svg:desc>N216.E53:N216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0.493">
                <text:p>180.493</text:p>
              </table:table-cell>
              <table:table-cell office:value-type="float" office:value="157.824">
                <text:p>157.824</text:p>
              </table:table-cell>
              <table:table-cell office:value-type="float" office:value="172.621">
                <text:p>172.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9.258">
                <text:p>179.258</text:p>
              </table:table-cell>
              <table:table-cell office:value-type="float" office:value="177.232">
                <text:p>177.232</text:p>
              </table:table-cell>
              <table:table-cell office:value-type="float" office:value="176.424">
                <text:p>176.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6.097">
                <text:p>176.097</text:p>
              </table:table-cell>
              <table:table-cell office:value-type="float" office:value="171.006">
                <text:p>171.006</text:p>
              </table:table-cell>
              <table:table-cell office:value-type="float" office:value="190.683">
                <text:p>190.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2.669">
                <text:p>172.669</text:p>
              </table:table-cell>
              <table:table-cell office:value-type="float" office:value="167.412">
                <text:p>167.412</text:p>
              </table:table-cell>
              <table:table-cell office:value-type="float" office:value="209.087">
                <text:p>209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7.888">
                <text:p>187.888</text:p>
              </table:table-cell>
              <table:table-cell office:value-type="float" office:value="172.526">
                <text:p>172.526</text:p>
              </table:table-cell>
              <table:table-cell office:value-type="float" office:value="217.576">
                <text:p>217.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3.668">
                <text:p>183.668</text:p>
              </table:table-cell>
              <table:table-cell office:value-type="float" office:value="188.908">
                <text:p>188.908</text:p>
              </table:table-cell>
              <table:table-cell office:value-type="float" office:value="240.503">
                <text:p>240.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3.346">
                <text:p>183.346</text:p>
              </table:table-cell>
              <table:table-cell office:value-type="float" office:value="198.226">
                <text:p>198.226</text:p>
              </table:table-cell>
              <table:table-cell office:value-type="float" office:value="245.734">
                <text:p>245.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0.339">
                <text:p>180.339</text:p>
              </table:table-cell>
              <table:table-cell office:value-type="float" office:value="181.521">
                <text:p>181.521</text:p>
              </table:table-cell>
              <table:table-cell office:value-type="float" office:value="260.664">
                <text:p>260.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1.793">
                <text:p>191.793</text:p>
              </table:table-cell>
              <table:table-cell office:value-type="float" office:value="200.648">
                <text:p>200.648</text:p>
              </table:table-cell>
              <table:table-cell office:value-type="float" office:value="279.987">
                <text:p>279.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07.549">
                <text:p>307.549</text:p>
              </table:table-cell>
              <table:table-cell office:value-type="float" office:value="318.057">
                <text:p>318.057</text:p>
              </table:table-cell>
              <table:table-cell office:value-type="float" office:value="447.506">
                <text:p>447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78.81">
                <text:p>378.81</text:p>
              </table:table-cell>
              <table:table-cell office:value-type="float" office:value="384.009">
                <text:p>384.009</text:p>
              </table:table-cell>
              <table:table-cell office:value-type="float" office:value="642.116">
                <text:p>642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613.606">
                <text:p>613.606</text:p>
              </table:table-cell>
              <table:table-cell office:value-type="float" office:value="NaN">
                <text:p>NaN</text:p>
              </table:table-cell>
              <table:table-cell office:value-type="float" office:value="1103.117">
                <text:p>1103.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857.08">
                <text:p>857.08</text:p>
              </table:table-cell>
              <table:table-cell office:value-type="float" office:value="860.53">
                <text:p>860.53</text:p>
              </table:table-cell>
              <table:table-cell office:value-type="float" office:value="1571.158">
                <text:p>1571.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97.637">
                <text:p>997.637</text:p>
              </table:table-cell>
              <table:table-cell office:value-type="float" office:value="1057.321">
                <text:p>1057.321</text:p>
              </table:table-cell>
              <table:table-cell office:value-type="float" office:value="2064.758">
                <text:p>2064.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N512 - Init Time</text:p>
        </chart:title>
        <chart:plot-area chart:style-name="ch3" table:cell-range-address="Ens0.A17:Ens0.B22" chart:data-source-has-labels="column" svg:x="0.32cm" svg:y="1.275cm" svg:width="15.36cm" svg:height="7.545cm">
          <chartooo:coordinate-region svg:x="6.683cm" svg:y="1.275cm" svg:width="8.625cm" svg:height="6.898cm"/>
          <chart:axis chart:dimension="x" chart:name="primary-x" chart:style-name="ch4" chartooo:axis-type="auto">
            <chartooo:date-scale/>
            <chart:categories table:cell-range-address="Ens0.A17:Ens0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s0.B17:Ens0.B2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-ch427-n512-start-paper-00</text:p>
                <draw:g>
                  <svg:desc>Ens0.A17:Ens0.A22</svg:desc>
                </draw:g>
              </table:table-cell>
              <table:table-cell office:value-type="float" office:value="4712.764">
                <text:p>4712.764</text:p>
                <draw:g>
                  <svg:desc>Ens0.B17:Ens0.B22</svg:desc>
                </draw:g>
              </table:table-cell>
            </table:table-row>
            <table:table-row>
              <table:table-cell office:value-type="string">
                <text:p>u-ch427-n512-start-paper-ms-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-ch427-n512-start-paper-ms-x0-prec-00</text:p>
              </table:table-cell>
              <table:table-cell office:value-type="float" office:value="4572.771">
                <text:p>4572.771</text:p>
              </table:table-cell>
            </table:table-row>
            <table:table-row>
              <table:table-cell office:value-type="string">
                <text:p>u-ch427-n512-start-paper-prec-00</text:p>
              </table:table-cell>
              <table:table-cell office:value-type="float" office:value="4705.731">
                <text:p>4705.731</text:p>
              </table:table-cell>
            </table:table-row>
            <table:table-row>
              <table:table-cell office:value-type="string">
                <text:p>u-ch427-n512-start-paper-x0-00</text:p>
              </table:table-cell>
              <table:table-cell office:value-type="float" office:value="4645.398">
                <text:p>4645.398</text:p>
              </table:table-cell>
            </table:table-row>
            <table:table-row>
              <table:table-cell office:value-type="string">
                <text:p>u-ch427-n512-start-paper-x0-prec-00</text:p>
              </table:table-cell>
              <table:table-cell office:value-type="float" office:value="4496.882">
                <text:p>4496.8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N96 - Time</text:p>
        </chart:title>
        <chart:legend chart:legend-position="end" svg:x="10.634cm" svg:y="3.703cm" style:legend-expansion="high" chart:style-name="ch3"/>
        <chart:plot-area chart:style-name="ch4" table:cell-range-address="N96.B70:N96.E90 N96.C69:N96.E69" chart:data-source-has-labels="row" svg:x="0.32cm" svg:y="1.275cm" svg:width="9.994cm" svg:height="7.545cm">
          <chartooo:coordinate-region svg:x="1.312cm" svg:y="1.475cm" svg:width="8.722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96.C70:N96.C90" chart:label-cell-address="N96.C69:N96.C69" chart:class="chart:scatter">
            <chart:domain table:cell-range-address="N96.B70:N96.B90"/>
            <chart:data-point chart:repeated="21"/>
          </chart:series>
          <chart:series chart:style-name="ch8" chart:values-cell-range-address="N96.D70:N96.D90" chart:label-cell-address="N96.D69:N96.D69" chart:class="chart:scatter">
            <chart:data-point chart:repeated="21"/>
          </chart:series>
          <chart:series chart:style-name="ch9" chart:values-cell-range-address="N96.E70:N96.E90" chart:label-cell-address="N96.E69:N96.E69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per Mean</text:p>
                <draw:g>
                  <svg:desc>N96.C69:N96.C69</svg:desc>
                </draw:g>
              </table:table-cell>
              <table:table-cell office:value-type="string">
                <text:p>Paper Mean X</text:p>
                <draw:g>
                  <svg:desc>N96.D69:N96.D69</svg:desc>
                </draw:g>
              </table:table-cell>
              <table:table-cell office:value-type="string">
                <text:p>Paper Mean Stdev X Prec</text:p>
                <draw:g>
                  <svg:desc>N96.E69:N96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96.B70:N96.B90</svg:desc>
                </draw:g>
              </table:table-cell>
              <table:table-cell office:value-type="float" office:value="65.52">
                <text:p>65.52</text:p>
                <draw:g>
                  <svg:desc>N96.C70:N96.C90</svg:desc>
                </draw:g>
              </table:table-cell>
              <table:table-cell office:value-type="float" office:value="61.365">
                <text:p>61.365</text:p>
                <draw:g>
                  <svg:desc>N96.D70:N96.D90</svg:desc>
                </draw:g>
              </table:table-cell>
              <table:table-cell office:value-type="float" office:value="65.311">
                <text:p>65.311</text:p>
                <draw:g>
                  <svg:desc>N96.E70:N96.E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.979">
                <text:p>64.979</text:p>
              </table:table-cell>
              <table:table-cell office:value-type="float" office:value="63.755">
                <text:p>63.755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.977">
                <text:p>62.977</text:p>
              </table:table-cell>
              <table:table-cell office:value-type="float" office:value="66.494">
                <text:p>66.494</text:p>
              </table:table-cell>
              <table:table-cell office:value-type="float" office:value="71.916">
                <text:p>71.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777">
                <text:p>73.777</text:p>
              </table:table-cell>
              <table:table-cell office:value-type="float" office:value="67.676">
                <text:p>67.676</text:p>
              </table:table-cell>
              <table:table-cell office:value-type="float" office:value="73.28">
                <text:p>73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091">
                <text:p>70.091</text:p>
              </table:table-cell>
              <table:table-cell office:value-type="float" office:value="66">
                <text:p>66</text:p>
              </table:table-cell>
              <table:table-cell office:value-type="float" office:value="78.821">
                <text:p>78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.533">
                <text:p>70.533</text:p>
              </table:table-cell>
              <table:table-cell office:value-type="float" office:value="69.125">
                <text:p>69.125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9.899">
                <text:p>69.899</text:p>
              </table:table-cell>
              <table:table-cell office:value-type="float" office:value="74.081">
                <text:p>74.081</text:p>
              </table:table-cell>
              <table:table-cell office:value-type="float" office:value="84.876">
                <text:p>84.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1.402">
                <text:p>71.402</text:p>
              </table:table-cell>
              <table:table-cell office:value-type="float" office:value="73.699">
                <text:p>73.699</text:p>
              </table:table-cell>
              <table:table-cell office:value-type="float" office:value="94.705">
                <text:p>94.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8.529">
                <text:p>78.529</text:p>
              </table:table-cell>
              <table:table-cell office:value-type="float" office:value="76.161">
                <text:p>76.161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684">
                <text:p>70.684</text:p>
              </table:table-cell>
              <table:table-cell office:value-type="float" office:value="79.217">
                <text:p>79.217</text:p>
              </table:table-cell>
              <table:table-cell office:value-type="float" office:value="105.129">
                <text:p>105.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8.105">
                <text:p>108.105</text:p>
              </table:table-cell>
              <table:table-cell office:value-type="float" office:value="117.413">
                <text:p>117.413</text:p>
              </table:table-cell>
              <table:table-cell office:value-type="float" office:value="177.953">
                <text:p>177.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5.184">
                <text:p>175.184</text:p>
              </table:table-cell>
              <table:table-cell office:value-type="float" office:value="169.728">
                <text:p>169.728</text:p>
              </table:table-cell>
              <table:table-cell office:value-type="float" office:value="264.054">
                <text:p>264.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09.15">
                <text:p>209.15</text:p>
              </table:table-cell>
              <table:table-cell office:value-type="float" office:value="225.469">
                <text:p>225.469</text:p>
              </table:table-cell>
              <table:table-cell office:value-type="float" office:value="343.404">
                <text:p>343.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73.078">
                <text:p>273.078</text:p>
              </table:table-cell>
              <table:table-cell office:value-type="float" office:value="280.34">
                <text:p>280.34</text:p>
              </table:table-cell>
              <table:table-cell office:value-type="float" office:value="504.381">
                <text:p>504.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24.947">
                <text:p>424.947</text:p>
              </table:table-cell>
              <table:table-cell office:value-type="float" office:value="442.078">
                <text:p>442.078</text:p>
              </table:table-cell>
              <table:table-cell office:value-type="float" office:value="784.996">
                <text:p>784.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525.249">
                <text:p>525.249</text:p>
              </table:table-cell>
              <table:table-cell office:value-type="float" office:value="523.855">
                <text:p>523.855</text:p>
              </table:table-cell>
              <table:table-cell office:value-type="float" office:value="1014.796">
                <text:p>1014.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84.963">
                <text:p>684.963</text:p>
              </table:table-cell>
              <table:table-cell office:value-type="float" office:value="679.356">
                <text:p>679.356</text:p>
              </table:table-cell>
              <table:table-cell office:value-type="float" office:value="1260.491">
                <text:p>1260.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894.707">
                <text:p>894.707</text:p>
              </table:table-cell>
              <table:table-cell office:value-type="float" office:value="836.298">
                <text:p>836.298</text:p>
              </table:table-cell>
              <table:table-cell office:value-type="float" office:value="1503.378">
                <text:p>1503.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799.829">
                <text:p>799.829</text:p>
              </table:table-cell>
              <table:table-cell office:value-type="float" office:value="905.889">
                <text:p>905.889</text:p>
              </table:table-cell>
              <table:table-cell office:value-type="float" office:value="1795.829">
                <text:p>1795.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1093.984">
                <text:p>1093.984</text:p>
              </table:table-cell>
              <table:table-cell office:value-type="float" office:value="1086.853">
                <text:p>1086.853</text:p>
              </table:table-cell>
              <table:table-cell office:value-type="float" office:value="2074.881">
                <text:p>2074.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244.557">
                <text:p>1244.557</text:p>
              </table:table-cell>
              <table:table-cell office:value-type="float" office:value="1302.484">
                <text:p>1302.484</text:p>
              </table:table-cell>
              <table:table-cell office:value-type="float" office:value="2500.172">
                <text:p>2500.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N512 - Time</text:p>
        </chart:title>
        <chart:legend chart:legend-position="end" svg:x="10.634cm" svg:y="3.703cm" style:legend-expansion="high" chart:style-name="ch3"/>
        <chart:plot-area chart:style-name="ch4" table:cell-range-address="N512.B42:N512.E53 N512.C41:N512.E41" chart:data-source-has-labels="row" svg:x="0.32cm" svg:y="1.275cm" svg:width="9.994cm" svg:height="7.545cm">
          <chartooo:coordinate-region svg:x="1.312cm" svg:y="1.474cm" svg:width="8.81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512.C42:N512.C53" chart:label-cell-address="N512.C41:N512.C41" chart:class="chart:scatter">
            <chart:domain table:cell-range-address="N512.B42:N512.B53"/>
            <chart:data-point chart:repeated="12"/>
          </chart:series>
          <chart:series chart:style-name="ch8" chart:values-cell-range-address="N512.D42:N512.D53" chart:label-cell-address="N512.D41:N512.D41" chart:class="chart:scatter">
            <chart:data-point chart:repeated="12"/>
          </chart:series>
          <chart:series chart:style-name="ch9" chart:values-cell-range-address="N512.E42:N512.E53" chart:label-cell-address="N512.E41:N512.E4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per Mean</text:p>
                <draw:g>
                  <svg:desc>N512.C41:N512.C41</svg:desc>
                </draw:g>
              </table:table-cell>
              <table:table-cell office:value-type="string">
                <text:p>Paper Mean X</text:p>
                <draw:g>
                  <svg:desc>N512.D41:N512.D41</svg:desc>
                </draw:g>
              </table:table-cell>
              <table:table-cell office:value-type="string">
                <text:p>Paper Mean Stdev X Prec</text:p>
                <draw:g>
                  <svg:desc>N512.E41:N512.E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512.B42:N512.B53</svg:desc>
                </draw:g>
              </table:table-cell>
              <table:table-cell office:value-type="float" office:value="5433.672">
                <text:p>5433.672</text:p>
                <draw:g>
                  <svg:desc>N512.C42:N512.C53</svg:desc>
                </draw:g>
              </table:table-cell>
              <table:table-cell office:value-type="float" office:value="5559.363">
                <text:p>5559.363</text:p>
                <draw:g>
                  <svg:desc>N512.D42:N512.D53</svg:desc>
                </draw:g>
              </table:table-cell>
              <table:table-cell office:value-type="float" office:value="5494.502">
                <text:p>5494.502</text:p>
                <draw:g>
                  <svg:desc>N512.E42:N512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51.687">
                <text:p>5451.687</text:p>
              </table:table-cell>
              <table:table-cell office:value-type="float" office:value="5530.292">
                <text:p>5530.292</text:p>
              </table:table-cell>
              <table:table-cell office:value-type="float" office:value="5384.208">
                <text:p>5384.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98.747">
                <text:p>5398.747</text:p>
              </table:table-cell>
              <table:table-cell office:value-type="float" office:value="5542.411">
                <text:p>5542.411</text:p>
              </table:table-cell>
              <table:table-cell office:value-type="float" office:value="5376.855">
                <text:p>5376.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467.031">
                <text:p>5467.031</text:p>
              </table:table-cell>
              <table:table-cell office:value-type="float" office:value="5504.882">
                <text:p>5504.882</text:p>
              </table:table-cell>
              <table:table-cell office:value-type="float" office:value="5700.371">
                <text:p>5700.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94.591">
                <text:p>5694.591</text:p>
              </table:table-cell>
              <table:table-cell office:value-type="float" office:value="5561.103">
                <text:p>5561.103</text:p>
              </table:table-cell>
              <table:table-cell office:value-type="float" office:value="5693.968">
                <text:p>5693.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4.494">
                <text:p>5704.494</text:p>
              </table:table-cell>
              <table:table-cell office:value-type="float" office:value="5652.867">
                <text:p>5652.867</text:p>
              </table:table-cell>
              <table:table-cell office:value-type="float" office:value="5745.389">
                <text:p>5745.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46.163">
                <text:p>5746.163</text:p>
              </table:table-cell>
              <table:table-cell office:value-type="float" office:value="5669.923">
                <text:p>5669.923</text:p>
              </table:table-cell>
              <table:table-cell office:value-type="float" office:value="5812.724">
                <text:p>5812.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95.767">
                <text:p>5595.767</text:p>
              </table:table-cell>
              <table:table-cell office:value-type="float" office:value="5725.969">
                <text:p>5725.969</text:p>
              </table:table-cell>
              <table:table-cell office:value-type="float" office:value="5773.975">
                <text:p>5773.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20.803">
                <text:p>5720.803</text:p>
              </table:table-cell>
              <table:table-cell office:value-type="float" office:value="5645.796">
                <text:p>5645.796</text:p>
              </table:table-cell>
              <table:table-cell office:value-type="float" office:value="5834.195">
                <text:p>5834.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33.107">
                <text:p>5733.107</text:p>
              </table:table-cell>
              <table:table-cell office:value-type="float" office:value="5863.511">
                <text:p>5863.511</text:p>
              </table:table-cell>
              <table:table-cell office:value-type="float" office:value="5773.059">
                <text:p>5773.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874.903">
                <text:p>5874.903</text:p>
              </table:table-cell>
              <table:table-cell office:value-type="float" office:value="5860.776">
                <text:p>5860.776</text:p>
              </table:table-cell>
              <table:table-cell office:value-type="float" office:value="6460.588">
                <text:p>6460.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035.883">
                <text:p>6035.883</text:p>
              </table:table-cell>
              <table:table-cell office:value-type="float" office:value="6110.529">
                <text:p>6110.529</text:p>
              </table:table-cell>
              <table:table-cell office:value-type="float" office:value="6519.332">
                <text:p>6519.3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41cm" svg:y="0.316cm" chart:style-name="ch2">
          <text:p>N96 - Storage</text:p>
        </chart:title>
        <chart:plot-area chart:style-name="ch3" table:cell-range-address="N96.C93:N96.E94" chart:data-source-has-labels="row" svg:x="0.32cm" svg:y="1.275cm" svg:width="15.36cm" svg:height="7.545cm">
          <chartooo:coordinate-region svg:x="1.867cm" svg:y="1.474cm" svg:width="13.813cm" svg:height="6.699cm"/>
          <chart:axis chart:dimension="x" chart:name="primary-x" chart:style-name="ch4" chartooo:axis-type="auto">
            <chartooo:date-scale/>
            <chart:categories table:cell-range-address="N96.C93:N96.E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C94:N96.E9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per Mean</text:p>
                <draw:g>
                  <svg:desc>N96.C93:N96.E93</svg:desc>
                </draw:g>
              </table:table-cell>
              <table:table-cell office:value-type="string">
                <text:p>Paper Mean X</text:p>
              </table:table-cell>
              <table:table-cell office:value-type="string">
                <text:p>Paper Mean Stdev X Prec</text:p>
              </table:table-cell>
            </table:table-row>
          </table:table-header-rows>
          <table:table-rows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6086324">
                <text:p>6086324</text:p>
                <draw:g>
                  <svg:desc>N96.C94:N96.E94</svg:desc>
                </draw:g>
              </table:table-cell>
              <table:table-cell office:value-type="float" office:value="4986188">
                <text:p>4986188</text:p>
              </table:table-cell>
              <table:table-cell office:value-type="float" office:value="4729072">
                <text:p>4729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6cm" chart:style-name="ch2">
          <text:p>N512 - Storage</text:p>
        </chart:title>
        <chart:plot-area chart:style-name="ch3" table:cell-range-address="N512.C64:N512.E65" chart:data-source-has-labels="row" svg:x="0.32cm" svg:y="1.275cm" svg:width="15.36cm" svg:height="7.545cm">
          <chartooo:coordinate-region svg:x="2.238cm" svg:y="1.475cm" svg:width="13.442cm" svg:height="6.698cm"/>
          <chart:axis chart:dimension="x" chart:name="primary-x" chart:style-name="ch4" chartooo:axis-type="auto">
            <chartooo:date-scale/>
            <chart:categories table:cell-range-address="N512.C64:N512.E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C65:N512.E6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per Mean</text:p>
                <draw:g>
                  <svg:desc>N512.C64:N512.E64</svg:desc>
                </draw:g>
              </table:table-cell>
              <table:table-cell office:value-type="string">
                <text:p>Paper Mean X</text:p>
              </table:table-cell>
              <table:table-cell office:value-type="string">
                <text:p>Paper Mean Stdev X Prec</text:p>
              </table:table-cell>
            </table:table-row>
          </table:table-header-rows>
          <table:table-rows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173054624">
                <text:p>173054624</text:p>
                <draw:g>
                  <svg:desc>N512.C65:N512.E65</svg:desc>
                </draw:g>
              </table:table-cell>
              <table:table-cell office:value-type="float" office:value="136228204">
                <text:p>136228204</text:p>
              </table:table-cell>
              <table:table-cell office:value-type="float" office:value="127535160">
                <text:p>1275351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6cm" chart:style-name="ch2">
          <text:p>N216 - Storage</text:p>
        </chart:title>
        <chart:plot-area chart:style-name="ch3" table:cell-range-address="N216.C75:N216.E76" chart:data-source-has-labels="row" svg:x="0.32cm" svg:y="1.275cm" svg:width="15.36cm" svg:height="7.545cm">
          <chartooo:coordinate-region svg:x="2.053cm" svg:y="1.475cm" svg:width="13.627cm" svg:height="6.698cm"/>
          <chart:axis chart:dimension="x" chart:name="primary-x" chart:style-name="ch4" chartooo:axis-type="auto">
            <chartooo:date-scale/>
            <chart:categories table:cell-range-address="N216.C75:N216.E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C76:N216.E7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per Mean</text:p>
                <draw:g>
                  <svg:desc>N216.C75:N216.E75</svg:desc>
                </draw:g>
              </table:table-cell>
              <table:table-cell office:value-type="string">
                <text:p>Paper Mean X</text:p>
              </table:table-cell>
              <table:table-cell office:value-type="string">
                <text:p>Paper Mean Stdev X Prec</text:p>
              </table:table-cell>
            </table:table-row>
          </table:table-header-rows>
          <table:table-rows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30804704">
                <text:p>30804704</text:p>
                <draw:g>
                  <svg:desc>N216.C76:N216.E76</svg:desc>
                </draw:g>
              </table:table-cell>
              <table:table-cell office:value-type="float" office:value="11331364">
                <text:p>11331364</text:p>
              </table:table-cell>
              <table:table-cell office:value-type="float" office:value="23487664">
                <text:p>23487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N96 - Init Time</text:p>
        </chart:title>
        <chart:plot-area chart:style-name="ch3" table:cell-range-address="Ens0.A3:Ens0.B8" chart:data-source-has-labels="column" svg:x="0.32cm" svg:y="1.275cm" svg:width="15.36cm" svg:height="7.545cm">
          <chartooo:coordinate-region svg:x="6.498cm" svg:y="1.275cm" svg:width="8.995cm" svg:height="6.898cm"/>
          <chart:axis chart:dimension="x" chart:name="primary-x" chart:style-name="ch4" chartooo:axis-type="auto">
            <chartooo:date-scale/>
            <chart:categories table:cell-range-address="Ens0.A3:Ens0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s0.B3:Ens0.B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-ch427-n96-start-paper-00</text:p>
                <draw:g>
                  <svg:desc>Ens0.A3:Ens0.A8</svg:desc>
                </draw:g>
              </table:table-cell>
              <table:table-cell office:value-type="float" office:value="61.484">
                <text:p>61.484</text:p>
                <draw:g>
                  <svg:desc>Ens0.B3:Ens0.B8</svg:desc>
                </draw:g>
              </table:table-cell>
            </table:table-row>
            <table:table-row>
              <table:table-cell office:value-type="string">
                <text:p>u-ch427-n96-start-paper-ms-00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u-ch427-n96-start-paper-ms-x0-prec-00</text:p>
              </table:table-cell>
              <table:table-cell office:value-type="float" office:value="60.481">
                <text:p>60.481</text:p>
              </table:table-cell>
            </table:table-row>
            <table:table-row>
              <table:table-cell office:value-type="string">
                <text:p>u-ch427-n96-start-paper-prec-00</text:p>
              </table:table-cell>
              <table:table-cell office:value-type="float" office:value="59.533">
                <text:p>59.533</text:p>
              </table:table-cell>
            </table:table-row>
            <table:table-row>
              <table:table-cell office:value-type="string">
                <text:p>u-ch427-n96-start-paper-x0-00</text:p>
              </table:table-cell>
              <table:table-cell office:value-type="float" office:value="59.571">
                <text:p>59.571</text:p>
              </table:table-cell>
            </table:table-row>
            <table:table-row>
              <table:table-cell office:value-type="string">
                <text:p>u-ch427-n96-start-paper-x0-prec-00</text:p>
              </table:table-cell>
              <table:table-cell office:value-type="float" office:value="58.363">
                <text:p>58.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Initial Time</text:p>
        </chart:title>
        <chart:legend chart:legend-position="end" svg:x="14.451cm" svg:y="3.703cm" style:legend-expansion="high" chart:style-name="ch3"/>
        <chart:plot-area chart:style-name="ch4" table:cell-range-address="Ens0.H26:Ens0.K32" chart:data-source-has-labels="both" svg:x="0.32cm" svg:y="1.275cm" svg:width="13.811cm" svg:height="7.545cm">
          <chartooo:coordinate-region svg:x="5.836cm" svg:y="1.275cm" svg:width="7.923cm" svg:height="6.898cm"/>
          <chart:axis chart:dimension="x" chart:name="primary-x" chart:style-name="ch5" chartooo:axis-type="auto">
            <chartooo:date-scale/>
            <chart:categories table:cell-range-address="Ens0.H27:Ens0.H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ns0.I27:Ens0.I32" chart:label-cell-address="Ens0.I26:Ens0.I26" chart:class="chart:bar">
            <chart:data-point chart:repeated="6"/>
          </chart:series>
          <chart:series chart:style-name="ch9" chart:values-cell-range-address="Ens0.J27:Ens0.J32" chart:label-cell-address="Ens0.J26:Ens0.J26" chart:class="chart:bar">
            <chart:data-point chart:repeated="6"/>
          </chart:series>
          <chart:series chart:style-name="ch10" chart:values-cell-range-address="Ens0.K27:Ens0.K32" chart:label-cell-address="Ens0.K26:Ens0.K2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96</text:p>
                <draw:g>
                  <svg:desc>Ens0.I26:Ens0.I26</svg:desc>
                </draw:g>
              </table:table-cell>
              <table:table-cell office:value-type="string">
                <text:p>N216</text:p>
                <draw:g>
                  <svg:desc>Ens0.J26:Ens0.J26</svg:desc>
                </draw:g>
              </table:table-cell>
              <table:table-cell office:value-type="string">
                <text:p>N512</text:p>
                <draw:g>
                  <svg:desc>Ens0.K26:Ens0.K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-ch427-start-paper-00</text:p>
                <draw:g>
                  <svg:desc>Ens0.H27:Ens0.H32</svg:desc>
                </draw:g>
              </table:table-cell>
              <table:table-cell office:value-type="float" office:value="61.484">
                <text:p>61.484</text:p>
                <draw:g>
                  <svg:desc>Ens0.I27:Ens0.I32</svg:desc>
                </draw:g>
              </table:table-cell>
              <table:table-cell office:value-type="float" office:value="129.285">
                <text:p>129.285</text:p>
                <draw:g>
                  <svg:desc>Ens0.J27:Ens0.J32</svg:desc>
                </draw:g>
              </table:table-cell>
              <table:table-cell office:value-type="float" office:value="4712.764">
                <text:p>4712.764</text:p>
                <draw:g>
                  <svg:desc>Ens0.K27:Ens0.K32</svg:desc>
                </draw:g>
              </table:table-cell>
            </table:table-row>
            <table:table-row>
              <table:table-cell office:value-type="string">
                <text:p>u-ch427-start-paper-ms-00</text:p>
              </table:table-cell>
              <table:table-cell office:value-type="float" office:value="64.538">
                <text:p>64.538</text:p>
              </table:table-cell>
              <table:table-cell office:value-type="float" office:value="128.37">
                <text:p>12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-ch427-start-paper-ms-x0-prec-00</text:p>
              </table:table-cell>
              <table:table-cell office:value-type="float" office:value="60.481">
                <text:p>60.481</text:p>
              </table:table-cell>
              <table:table-cell office:value-type="float" office:value="127.404">
                <text:p>127.404</text:p>
              </table:table-cell>
              <table:table-cell office:value-type="float" office:value="4572.771">
                <text:p>4572.771</text:p>
              </table:table-cell>
            </table:table-row>
            <table:table-row>
              <table:table-cell office:value-type="string">
                <text:p>u-ch427-start-paper-prec-00</text:p>
              </table:table-cell>
              <table:table-cell office:value-type="float" office:value="59.533">
                <text:p>59.533</text:p>
              </table:table-cell>
              <table:table-cell office:value-type="float" office:value="128.966">
                <text:p>128.966</text:p>
              </table:table-cell>
              <table:table-cell office:value-type="float" office:value="4705.731">
                <text:p>4705.731</text:p>
              </table:table-cell>
            </table:table-row>
            <table:table-row>
              <table:table-cell office:value-type="string">
                <text:p>u-ch427-start-paper-x0-00</text:p>
              </table:table-cell>
              <table:table-cell office:value-type="float" office:value="59.571">
                <text:p>59.571</text:p>
              </table:table-cell>
              <table:table-cell office:value-type="float" office:value="128.189">
                <text:p>128.189</text:p>
              </table:table-cell>
              <table:table-cell office:value-type="float" office:value="4645.398">
                <text:p>4645.398</text:p>
              </table:table-cell>
            </table:table-row>
            <table:table-row>
              <table:table-cell office:value-type="string">
                <text:p>u-ch427-start-paper-x0-prec-00</text:p>
              </table:table-cell>
              <table:table-cell office:value-type="float" office:value="58.363">
                <text:p>58.363</text:p>
              </table:table-cell>
              <table:table-cell office:value-type="float" office:value="128.738">
                <text:p>128.738</text:p>
              </table:table-cell>
              <table:table-cell office:value-type="float" office:value="4496.882">
                <text:p>4496.8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N216 - Init Time</text:p>
        </chart:title>
        <chart:plot-area chart:style-name="ch3" table:cell-range-address="Ens0.A10:Ens0.B15" chart:data-source-has-labels="column" svg:x="0.32cm" svg:y="1.275cm" svg:width="15.36cm" svg:height="7.545cm">
          <chartooo:coordinate-region svg:x="6.683cm" svg:y="1.275cm" svg:width="8.572cm" svg:height="6.898cm"/>
          <chart:axis chart:dimension="x" chart:name="primary-x" chart:style-name="ch4" chartooo:axis-type="auto">
            <chartooo:date-scale/>
            <chart:categories table:cell-range-address="Ens0.A10:Ens0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s0.B10:Ens0.B1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-ch427-n216-start-paper-ms-00</text:p>
                <draw:g>
                  <svg:desc>Ens0.A10:Ens0.A15</svg:desc>
                </draw:g>
              </table:table-cell>
              <table:table-cell office:value-type="float" office:value="129.285">
                <text:p>129.285</text:p>
                <draw:g>
                  <svg:desc>Ens0.B10:Ens0.B15</svg:desc>
                </draw:g>
              </table:table-cell>
            </table:table-row>
            <table:table-row>
              <table:table-cell office:value-type="string">
                <text:p>u-ch427-n216-start-paper-ms-x0-prec-00</text:p>
              </table:table-cell>
              <table:table-cell office:value-type="float" office:value="128.37">
                <text:p>128.37</text:p>
              </table:table-cell>
            </table:table-row>
            <table:table-row>
              <table:table-cell office:value-type="string">
                <text:p>u-ch427-n216-start-paper-00</text:p>
              </table:table-cell>
              <table:table-cell office:value-type="float" office:value="127.404">
                <text:p>127.404</text:p>
              </table:table-cell>
            </table:table-row>
            <table:table-row>
              <table:table-cell office:value-type="string">
                <text:p>u-ch427-n216-start-paper-prec-00</text:p>
              </table:table-cell>
              <table:table-cell office:value-type="float" office:value="128.966">
                <text:p>128.966</text:p>
              </table:table-cell>
            </table:table-row>
            <table:table-row>
              <table:table-cell office:value-type="string">
                <text:p>u-ch427-n216-start-paper-x0-00</text:p>
              </table:table-cell>
              <table:table-cell office:value-type="float" office:value="128.189">
                <text:p>128.189</text:p>
              </table:table-cell>
            </table:table-row>
            <table:table-row>
              <table:table-cell office:value-type="string">
                <text:p>u-ch427-n216-start-paper-x0-prec-00</text:p>
              </table:table-cell>
              <table:table-cell office:value-type="float" office:value="128.738">
                <text:p>128.7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